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7.848in" svg:height="4.6016in" svg:x="4.4819in" svg:y="0in">
            <draw:object draw:notify-on-update-of-ranges="'1000 cons'.N1:'1000 cons'.N2 '1000 cons'.N3:'1000 cons'.N82 '1000 cons'.O1:'1000 cons'.O2 '1000 cons'.O3:'1000 cons'.O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.76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0.0404" calcext:value-type="float">
            <text:p>0.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.414</text:p>
          </table:table-cell>
          <table:table-cell table:formula="of:=AVERAGEA([.B3:.B7])" office:value-type="float" office:value="10.028" calcext:value-type="float">
            <text:p>10.028</text:p>
          </table:table-cell>
          <table:table-cell table:formula="of:=AVERAGEA([.C3:.C7])" office:value-type="float" office:value="0.436" calcext:value-type="float">
            <text:p>0.436</text:p>
          </table:table-cell>
          <table:table-cell table:formula="of:=AVERAGEA([.D3:.D7])" office:value-type="float" office:value="87.066" calcext:value-type="float">
            <text:p>87.066</text:p>
          </table:table-cell>
          <table:table-cell table:formula="of:=AVERAGEA([.E3:.E7])" office:value-type="float" office:value="51.342" calcext:value-type="float">
            <text:p>51.342</text:p>
          </table:table-cell>
          <table:table-cell table:formula="of:=AVERAGEA([.F3:.F7])" office:value-type="float" office:value="0.02796" calcext:value-type="float">
            <text:p>0.02796</text:p>
          </table:table-cell>
          <table:table-cell table:formula="of:=STDEV([.A3:.A7])" office:value-type="float" office:value="9.73921352060833" calcext:value-type="float">
            <text:p>9.7392135206</text:p>
          </table:table-cell>
          <table:table-cell table:formula="of:=STDEV([.B3:.B7])" office:value-type="float" office:value="5.01099491119279" calcext:value-type="float">
            <text:p>5.0109949112</text:p>
          </table:table-cell>
          <table:table-cell table:formula="of:=STDEV([.C3:.C7])" office:value-type="float" office:value="0.096850400102426" calcext:value-type="float">
            <text:p>0.0968504001</text:p>
          </table:table-cell>
          <table:table-cell table:formula="of:=STDEV([.D3:.D7])" office:value-type="float" office:value="3.32734578906371" calcext:value-type="float">
            <text:p>3.3273457891</text:p>
          </table:table-cell>
          <table:table-cell table:formula="of:=STDEV([.E3:.E7])" office:value-type="float" office:value="7.26316184591807" calcext:value-type="float">
            <text:p>7.2631618459</text:p>
          </table:table-cell>
          <table:table-cell table:formula="of:=STDEV([.F3:.F7])" office:value-type="float" office:value="0.0112841924832927" calcext:value-type="float">
            <text:p>0.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6.36" calcext:value-type="float">
            <text:p>16.36</text:p>
          </table:table-cell>
          <table:table-cell office:value-type="float" office:value="0.34" calcext:value-type="float">
            <text:p>0.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.48</text:p>
          </table:table-cell>
          <table:table-cell office:value-type="float" office:value="0.0401" calcext:value-type="float">
            <text:p>0.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.51</text:p>
          </table:table-cell>
          <table:table-cell office:value-type="float" office:value="0.55" calcext:value-type="float">
            <text:p>0.55</text:p>
          </table:table-cell>
          <table:table-cell office:value-type="float" office:value="90.33" calcext:value-type="float">
            <text:p>90.33</text:p>
          </table:table-cell>
          <table:table-cell office:value-type="float" office:value="53.97" calcext:value-type="float">
            <text:p>53.97</text:p>
          </table:table-cell>
          <table:table-cell office:value-type="float" office:value="0.0207" calcext:value-type="float">
            <text:p>0.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.89</text:p>
          </table:table-cell>
          <table:table-cell office:value-type="float" office:value="7.95" calcext:value-type="float">
            <text:p>7.95</text:p>
          </table:table-cell>
          <table:table-cell office:value-type="float" office:value="0.47" calcext:value-type="float">
            <text:p>0.47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178" calcext:value-type="float">
            <text:p>0.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.18</text:p>
          </table:table-cell>
          <table:table-cell office:value-type="float" office:value="0.33" calcext:value-type="float">
            <text:p>0.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.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.6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37.14" calcext:value-type="float">
            <text:p>37.14</text:p>
          </table:table-cell>
          <table:table-cell table:style-name="ce2" office:value-type="float" office:value="0.00018634" calcext:value-type="float">
            <text:p>0.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.03</text:p>
          </table:table-cell>
          <table:table-cell table:formula="of:=AVERAGEA([.B8:.B12])" office:value-type="float" office:value="12.136" calcext:value-type="float">
            <text:p>12.136</text:p>
          </table:table-cell>
          <table:table-cell table:formula="of:=AVERAGEA([.C8:.C12])" office:value-type="float" office:value="0.386" calcext:value-type="float">
            <text:p>0.386</text:p>
          </table:table-cell>
          <table:table-cell table:formula="of:=AVERAGEA([.D8:.D12])" office:value-type="float" office:value="86.066" calcext:value-type="float">
            <text:p>86.066</text:p>
          </table:table-cell>
          <table:table-cell table:formula="of:=AVERAGEA([.E8:.E12])" office:value-type="float" office:value="46.66" calcext:value-type="float">
            <text:p>46.66</text:p>
          </table:table-cell>
          <table:table-cell table:formula="of:=AVERAGEA([.F8:.F12])" office:value-type="float" office:value="0.0000743966" calcext:value-type="float">
            <text:p>7.43966E-005</text:p>
          </table:table-cell>
          <table:table-cell table:formula="of:=STDEV([.A8:.A12])" office:value-type="float" office:value="10.3751024091331" calcext:value-type="float">
            <text:p>10.3751024091</text:p>
          </table:table-cell>
          <table:table-cell table:formula="of:=STDEV([.B8:.B12])" office:value-type="float" office:value="2.97079618957612" calcext:value-type="float">
            <text:p>2.9707961896</text:p>
          </table:table-cell>
          <table:table-cell table:formula="of:=STDEV([.C8:.C12])" office:value-type="float" office:value="0.0568330889535313" calcext:value-type="float">
            <text:p>0.056833089</text:p>
          </table:table-cell>
          <table:table-cell table:formula="of:=STDEV([.D8:.D12])" office:value-type="float" office:value="2.61854539773516" calcext:value-type="float">
            <text:p>2.6185453977</text:p>
          </table:table-cell>
          <table:table-cell table:formula="of:=STDEV([.E8:.E12])" office:value-type="float" office:value="7.11293539967853" calcext:value-type="float">
            <text:p>7.1129353997</text:p>
          </table:table-cell>
          <table:table-cell table:formula="of:=STDEV([.F8:.F12])" office:value-type="float" office:value="0.0000701938275299189" calcext:value-type="float">
            <text:p>7.01938275299189E-0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11.15" calcext:value-type="float">
            <text:p>11.15</text:p>
          </table:table-cell>
          <table:table-cell office:value-type="float" office:value="0.39" calcext:value-type="float">
            <text:p>0.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.79</text:p>
          </table:table-cell>
          <table:table-cell office:value-type="float" office:value="0.000037631" calcext:value-type="float">
            <text:p>0.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8.79" calcext:value-type="float">
            <text:p>8.7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03961" calcext:value-type="float">
            <text:p>0.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.53</text:p>
          </table:table-cell>
          <table:table-cell office:value-type="float" office:value="16.92" calcext:value-type="float">
            <text:p>16.92</text:p>
          </table:table-cell>
          <table:table-cell office:value-type="float" office:value="0.33" calcext:value-type="float">
            <text:p>0.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.08</text:p>
          </table:table-cell>
          <table:table-cell office:value-type="float" office:value="0.000097789" calcext:value-type="float">
            <text:p>0.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.31</text:p>
          </table:table-cell>
          <table:table-cell office:value-type="float" office:value="12.18" calcext:value-type="float">
            <text:p>12.18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.12</text:p>
          </table:table-cell>
          <table:table-cell office:value-type="float" office:value="0.000010613" calcext:value-type="float">
            <text:p>0.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.88</text:p>
          </table:table-cell>
          <table:table-cell table:style-name="ce2" office:value-type="float" office:value="13.81" calcext:value-type="float">
            <text:p>13.8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.582</text:p>
          </table:table-cell>
          <table:table-cell table:formula="of:=AVERAGEA([.B13:.B17])" office:value-type="float" office:value="15.286" calcext:value-type="float">
            <text:p>15.286</text:p>
          </table:table-cell>
          <table:table-cell table:formula="of:=AVERAGEA([.C13:.C17])" office:value-type="float" office:value="0.33" calcext:value-type="float">
            <text:p>0.33</text:p>
          </table:table-cell>
          <table:table-cell table:formula="of:=AVERAGEA([.D13:.D17])" office:value-type="float" office:value="82.868" calcext:value-type="float">
            <text:p>82.868</text:p>
          </table:table-cell>
          <table:table-cell table:formula="of:=AVERAGEA([.E13:.E17])" office:value-type="float" office:value="45.204" calcext:value-type="float">
            <text:p>45.204</text:p>
          </table:table-cell>
          <table:table-cell table:formula="of:=AVERAGEA([.F13:.F17])" office:value-type="float" office:value="0.0021442128" calcext:value-type="float">
            <text:p>0.0021442128</text:p>
          </table:table-cell>
          <table:table-cell table:formula="of:=STDEV([.A13:.A17])" office:value-type="float" office:value="7.33963350583665" calcext:value-type="float">
            <text:p>7.3396335058</text:p>
          </table:table-cell>
          <table:table-cell table:formula="of:=STDEV([.B13:.B17])" office:value-type="float" office:value="1.13098629523085" calcext:value-type="float">
            <text:p>1.1309862952</text:p>
          </table:table-cell>
          <table:table-cell table:formula="of:=STDEV([.C13:.C17])" office:value-type="float" office:value="0.0374165738677394" calcext:value-type="float">
            <text:p>0.0374165739</text:p>
          </table:table-cell>
          <table:table-cell table:formula="of:=STDEV([.D13:.D17])" office:value-type="float" office:value="1.80613399281449" calcext:value-type="float">
            <text:p>1.8061339928</text:p>
          </table:table-cell>
          <table:table-cell table:formula="of:=STDEV([.E13:.E17])" office:value-type="float" office:value="3.73932213108205" calcext:value-type="float">
            <text:p>3.7393221311</text:p>
          </table:table-cell>
          <table:table-cell table:formula="of:=STDEV([.F13:.F17])" office:value-type="float" office:value="0.00145103957862861" calcext:value-type="float">
            <text:p>0.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5.61" calcext:value-type="float">
            <text:p>15.61</text:p>
          </table:table-cell>
          <table:table-cell office:value-type="float" office:value="0.29" calcext:value-type="float">
            <text:p>0.29</text:p>
          </table:table-cell>
          <table:table-cell office:value-type="float" office:value="81.67" calcext:value-type="float">
            <text:p>81.67</text:p>
          </table:table-cell>
          <table:table-cell office:value-type="float" office:value="39.56" calcext:value-type="float">
            <text:p>39.56</text:p>
          </table:table-cell>
          <table:table-cell office:value-type="float" office:value="0.00057788" calcext:value-type="float">
            <text:p>0.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.54</text:p>
          </table:table-cell>
          <table:table-cell office:value-type="float" office:value="16.86" calcext:value-type="float">
            <text:p>16.86</text:p>
          </table:table-cell>
          <table:table-cell office:value-type="float" office:value="0.29" calcext:value-type="float">
            <text:p>0.29</text:p>
          </table:table-cell>
          <table:table-cell office:value-type="float" office:value="80.33" calcext:value-type="float">
            <text:p>80.33</text:p>
          </table:table-cell>
          <table:table-cell office:value-type="float" office:value="44.86" calcext:value-type="float">
            <text:p>44.86</text:p>
          </table:table-cell>
          <table:table-cell office:value-type="float" office:value="0.003747145" calcext:value-type="float">
            <text:p>0.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.44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15" calcext:value-type="float">
            <text:p>46.15</text:p>
          </table:table-cell>
          <table:table-cell office:value-type="float" office:value="0.00356953" calcext:value-type="float">
            <text:p>0.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4.71" calcext:value-type="float">
            <text:p>14.71</text:p>
          </table:table-cell>
          <table:table-cell office:value-type="float" office:value="0.35" calcext:value-type="float">
            <text:p>0.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.45</text:p>
          </table:table-cell>
          <table:table-cell office:value-type="float" office:value="0.001026509" calcext:value-type="float">
            <text:p>0.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.38</text:p>
          </table:table-cell>
          <table:table-cell table:style-name="ce2" office:value-type="float" office:value="12.69" calcext:value-type="float">
            <text:p>12.69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84.33" calcext:value-type="float">
            <text:p>84.33</text:p>
          </table:table-cell>
          <table:table-cell table:style-name="ce2" office:value-type="float" office:value="44.71" calcext:value-type="float">
            <text:p>44.71</text:p>
          </table:table-cell>
          <table:table-cell table:style-name="ce2" office:value-type="float" office:value="0.04570171" calcext:value-type="float">
            <text:p>0.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.31</text:p>
          </table:table-cell>
          <table:table-cell table:formula="of:=AVERAGEA([.B18:.B22])" office:value-type="float" office:value="17.112" calcext:value-type="float">
            <text:p>17.112</text:p>
          </table:table-cell>
          <table:table-cell table:formula="of:=AVERAGEA([.C18:.C22])" office:value-type="float" office:value="0.276" calcext:value-type="float">
            <text:p>0.276</text:p>
          </table:table-cell>
          <table:table-cell table:formula="of:=AVERAGEA([.D18:.D22])" office:value-type="float" office:value="79.798" calcext:value-type="float">
            <text:p>79.798</text:p>
          </table:table-cell>
          <table:table-cell table:formula="of:=AVERAGEA([.E18:.E22])" office:value-type="float" office:value="33.234" calcext:value-type="float">
            <text:p>33.234</text:p>
          </table:table-cell>
          <table:table-cell table:formula="of:=AVERAGEA([.F18:.F22])" office:value-type="float" office:value="0.05244868" calcext:value-type="float">
            <text:p>0.05244868</text:p>
          </table:table-cell>
          <table:table-cell table:formula="of:=STDEV([.A18:.A22])" office:value-type="float" office:value="10.9489931043909" calcext:value-type="float">
            <text:p>10.9489931044</text:p>
          </table:table-cell>
          <table:table-cell table:formula="of:=STDEV([.B18:.B22])" office:value-type="float" office:value="10.3026656744747" calcext:value-type="float">
            <text:p>10.3026656745</text:p>
          </table:table-cell>
          <table:table-cell table:formula="of:=STDEV([.C18:.C22])" office:value-type="float" office:value="0.11674759098157" calcext:value-type="float">
            <text:p>0.116747591</text:p>
          </table:table-cell>
          <table:table-cell table:formula="of:=STDEV([.D18:.D22])" office:value-type="float" office:value="9.09371596213561" calcext:value-type="float">
            <text:p>9.0937159621</text:p>
          </table:table-cell>
          <table:table-cell table:formula="of:=STDEV([.E18:.E22])" office:value-type="float" office:value="11.801496938948" calcext:value-type="float">
            <text:p>11.8014969389</text:p>
          </table:table-cell>
          <table:table-cell table:formula="of:=STDEV([.F18:.F22])" office:value-type="float" office:value="0.0187554712671809" calcext:value-type="float">
            <text:p>0.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.58</text:p>
          </table:table-cell>
          <table:table-cell office:value-type="float" office:value="0.15" calcext:value-type="float">
            <text:p>0.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.64</text:p>
          </table:table-cell>
          <table:table-cell office:value-type="float" office:value="0.08329556" calcext:value-type="float">
            <text:p>0.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7.33" calcext:value-type="float">
            <text:p>7.33</text:p>
          </table:table-cell>
          <table:table-cell office:value-type="float" office:value="0.44" calcext:value-type="float">
            <text:p>0.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.9</text:p>
          </table:table-cell>
          <table:table-cell office:value-type="float" office:value="0.05642601" calcext:value-type="float">
            <text:p>0.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.77</text:p>
          </table:table-cell>
          <table:table-cell office:value-type="float" office:value="9.49" calcext:value-type="float">
            <text:p>9.49</text:p>
          </table:table-cell>
          <table:table-cell office:value-type="float" office:value="0.26" calcext:value-type="float">
            <text:p>0.26</text:p>
          </table:table-cell>
          <table:table-cell office:value-type="float" office:value="85.33" calcext:value-type="float">
            <text:p>85.33</text:p>
          </table:table-cell>
          <table:table-cell office:value-type="float" office:value="26.67" calcext:value-type="float">
            <text:p>26.67</text:p>
          </table:table-cell>
          <table:table-cell office:value-type="float" office:value="0.03827902" calcext:value-type="float">
            <text:p>0.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25.47" calcext:value-type="float">
            <text:p>25.47</text:p>
          </table:table-cell>
          <table:table-cell office:value-type="float" office:value="0.19" calcext:value-type="float">
            <text:p>0.19</text:p>
          </table:table-cell>
          <table:table-cell office:value-type="float" office:value="72.33" calcext:value-type="float">
            <text:p>72.33</text:p>
          </table:table-cell>
          <table:table-cell office:value-type="float" office:value="30.25" calcext:value-type="float">
            <text:p>30.25</text:p>
          </table:table-cell>
          <table:table-cell office:value-type="float" office:value="0.0385411" calcext:value-type="float">
            <text:p>0.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.2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79.67" calcext:value-type="float">
            <text:p>79.67</text:p>
          </table:table-cell>
          <table:table-cell table:style-name="ce2" office:value-type="float" office:value="40.78" calcext:value-type="float">
            <text:p>40.78</text:p>
          </table:table-cell>
          <table:table-cell table:style-name="ce2" office:value-type="float" office:value="0.053" calcext:value-type="float">
            <text:p>0.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.3</text:p>
          </table:table-cell>
          <table:table-cell table:formula="of:=AVERAGEA([.B23:.B27])" office:value-type="float" office:value="11.96" calcext:value-type="float">
            <text:p>11.96</text:p>
          </table:table-cell>
          <table:table-cell table:formula="of:=AVERAGEA([.C23:.C27])" office:value-type="float" office:value="0.37" calcext:value-type="float">
            <text:p>0.37</text:p>
          </table:table-cell>
          <table:table-cell table:formula="of:=AVERAGEA([.D23:.D27])" office:value-type="float" office:value="85.134" calcext:value-type="float">
            <text:p>85.134</text:p>
          </table:table-cell>
          <table:table-cell table:formula="of:=AVERAGEA([.E23:.E27])" office:value-type="float" office:value="44.98" calcext:value-type="float">
            <text:p>44.98</text:p>
          </table:table-cell>
          <table:table-cell table:formula="of:=AVERAGEA([.F23:.F27])" office:value-type="float" office:value="0.234531444" calcext:value-type="float">
            <text:p>0.234531444</text:p>
          </table:table-cell>
          <table:table-cell table:formula="of:=STDEV([.A23:.A27])" office:value-type="float" office:value="10.712495040839" calcext:value-type="float">
            <text:p>10.7124950408</text:p>
          </table:table-cell>
          <table:table-cell table:formula="of:=STDEV([.B23:.B27])" office:value-type="float" office:value="4.79180028799198" calcext:value-type="float">
            <text:p>4.791800288</text:p>
          </table:table-cell>
          <table:table-cell table:formula="of:=STDEV([.C23:.C27])" office:value-type="float" office:value="0.0877496438739212" calcext:value-type="float">
            <text:p>0.0877496439</text:p>
          </table:table-cell>
          <table:table-cell table:formula="of:=STDEV([.D23:.D27])" office:value-type="float" office:value="4.11997936888038" calcext:value-type="float">
            <text:p>4.1199793689</text:p>
          </table:table-cell>
          <table:table-cell table:formula="of:=STDEV([.E23:.E27])" office:value-type="float" office:value="7.49038717290368" calcext:value-type="float">
            <text:p>7.4903871729</text:p>
          </table:table-cell>
          <table:table-cell table:formula="of:=STDEV([.F23:.F27])" office:value-type="float" office:value="0.262710226458015" calcext:value-type="float">
            <text:p>0.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12.55" calcext:value-type="float">
            <text:p>12.55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.83</text:p>
          </table:table-cell>
          <table:table-cell office:value-type="float" office:value="0.478261" calcext:value-type="float">
            <text:p>0.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2.64" calcext:value-type="float">
            <text:p>12.64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.37</text:p>
          </table:table-cell>
          <table:table-cell office:value-type="float" office:value="0.0433534" calcext:value-type="float">
            <text:p>0.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8.39" calcext:value-type="float">
            <text:p>8.39</text:p>
          </table:table-cell>
          <table:table-cell office:value-type="float" office:value="0.36" calcext:value-type="float">
            <text:p>0.36</text:p>
          </table:table-cell>
          <table:table-cell office:value-type="float" office:value="87.33" calcext:value-type="float">
            <text:p>87.33</text:p>
          </table:table-cell>
          <table:table-cell office:value-type="float" office:value="36.67" calcext:value-type="float">
            <text:p>36.67</text:p>
          </table:table-cell>
          <table:table-cell office:value-type="float" office:value="0.03554282" calcext:value-type="float">
            <text:p>0.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6.96" calcext:value-type="float">
            <text:p>6.96</text:p>
          </table:table-cell>
          <table:table-cell office:value-type="float" office:value="0.52" calcext:value-type="float">
            <text:p>0.52</text:p>
          </table:table-cell>
          <table:table-cell office:value-type="float" office:value="90.67" calcext:value-type="float">
            <text:p>90.67</text:p>
          </table:table-cell>
          <table:table-cell office:value-type="float" office:value="56.25" calcext:value-type="float">
            <text:p>56.25</text:p>
          </table:table-cell>
          <table:table-cell office:value-type="float" office:value="0.5625" calcext:value-type="float">
            <text:p>0.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.7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33" calcext:value-type="float">
            <text:p>87.33</text:p>
          </table:table-cell>
          <table:table-cell table:style-name="ce2" office:value-type="float" office:value="55.81" calcext:value-type="float">
            <text:p>55.81</text:p>
          </table:table-cell>
          <table:table-cell table:style-name="ce2" office:value-type="float" office:value="0.0002329829" calcext:value-type="float">
            <text:p>0.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.128</text:p>
          </table:table-cell>
          <table:table-cell table:formula="of:=AVERAGEA([.B28:.B32])" office:value-type="float" office:value="12.18" calcext:value-type="float">
            <text:p>12.18</text:p>
          </table:table-cell>
          <table:table-cell table:formula="of:=AVERAGEA([.C28:.C32])" office:value-type="float" office:value="0.426" calcext:value-type="float">
            <text:p>0.426</text:p>
          </table:table-cell>
          <table:table-cell table:formula="of:=AVERAGEA([.D28:.D32])" office:value-type="float" office:value="86.934" calcext:value-type="float">
            <text:p>86.934</text:p>
          </table:table-cell>
          <table:table-cell table:formula="of:=AVERAGEA([.E28:.E32])" office:value-type="float" office:value="56.126" calcext:value-type="float">
            <text:p>56.126</text:p>
          </table:table-cell>
          <table:table-cell table:formula="of:=AVERAGEA([.F28:.F32])" office:value-type="float" office:value="0.0007421914" calcext:value-type="float">
            <text:p>0.0007421914</text:p>
          </table:table-cell>
          <table:table-cell table:formula="of:=STDEV([.A28:.A32])" office:value-type="float" office:value="14.2420774467772" calcext:value-type="float">
            <text:p>14.2420774468</text:p>
          </table:table-cell>
          <table:table-cell table:formula="of:=STDEV([.B28:.B32])" office:value-type="float" office:value="3.83041120507968" calcext:value-type="float">
            <text:p>3.8304112051</text:p>
          </table:table-cell>
          <table:table-cell table:formula="of:=STDEV([.C28:.C32])" office:value-type="float" office:value="0.0364691650576209" calcext:value-type="float">
            <text:p>0.0364691651</text:p>
          </table:table-cell>
          <table:table-cell table:formula="of:=STDEV([.D28:.D32])" office:value-type="float" office:value="1.9764184779545" calcext:value-type="float">
            <text:p>1.976418478</text:p>
          </table:table-cell>
          <table:table-cell table:formula="of:=STDEV([.E28:.E32])" office:value-type="float" office:value="2.42819480272897" calcext:value-type="float">
            <text:p>2.4281948027</text:p>
          </table:table-cell>
          <table:table-cell table:formula="of:=STDEV([.F28:.F32])" office:value-type="float" office:value="0.000341550823509277" calcext:value-type="float">
            <text:p>0.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1.15" calcext:value-type="float">
            <text:p>11.15</text:p>
          </table:table-cell>
          <table:table-cell office:value-type="float" office:value="0.44" calcext:value-type="float">
            <text:p>0.44</text:p>
          </table:table-cell>
          <table:table-cell office:value-type="float" office:value="87.67" calcext:value-type="float">
            <text:p>87.67</text:p>
          </table:table-cell>
          <table:table-cell office:value-type="float" office:value="56.47" calcext:value-type="float">
            <text:p>56.47</text:p>
          </table:table-cell>
          <table:table-cell office:value-type="float" office:value="0.0008827719" calcext:value-type="float">
            <text:p>0.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.44</text:p>
          </table:table-cell>
          <table:table-cell office:value-type="float" office:value="17.8" calcext:value-type="float">
            <text:p>17.8</text:p>
          </table:table-cell>
          <table:table-cell office:value-type="float" office:value="0.37" calcext:value-type="float">
            <text:p>0.37</text:p>
          </table:table-cell>
          <table:table-cell office:value-type="float" office:value="83.67" calcext:value-type="float">
            <text:p>83.67</text:p>
          </table:table-cell>
          <table:table-cell office:value-type="float" office:value="58.12" calcext:value-type="float">
            <text:p>58.12</text:p>
          </table:table-cell>
          <table:table-cell office:value-type="float" office:value="0.001169113" calcext:value-type="float">
            <text:p>0.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.82</text:p>
          </table:table-cell>
          <table:table-cell office:value-type="float" office:value="12.36" calcext:value-type="float">
            <text:p>12.36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.06</text:p>
          </table:table-cell>
          <table:table-cell office:value-type="float" office:value="0.000670556" calcext:value-type="float">
            <text:p>0.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7.09" calcext:value-type="float">
            <text:p>7.0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7555332" calcext:value-type="float">
            <text:p>0.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.29</text:p>
          </table:table-cell>
          <table:table-cell table:style-name="ce2" office:value-type="float" office:value="13.21" calcext:value-type="float">
            <text:p>13.2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0.005036462" calcext:value-type="float">
            <text:p>0.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.758</text:p>
          </table:table-cell>
          <table:table-cell table:formula="of:=AVERAGEA([.B33:.B37])" office:value-type="float" office:value="11.724" calcext:value-type="float">
            <text:p>11.724</text:p>
          </table:table-cell>
          <table:table-cell table:formula="of:=AVERAGEA([.C33:.C37])" office:value-type="float" office:value="0.418" calcext:value-type="float">
            <text:p>0.418</text:p>
          </table:table-cell>
          <table:table-cell table:formula="of:=AVERAGEA([.D33:.D37])" office:value-type="float" office:value="86.868" calcext:value-type="float">
            <text:p>86.868</text:p>
          </table:table-cell>
          <table:table-cell table:formula="of:=AVERAGEA([.E33:.E37])" office:value-type="float" office:value="52.464" calcext:value-type="float">
            <text:p>52.464</text:p>
          </table:table-cell>
          <table:table-cell table:formula="of:=AVERAGEA([.F33:.F37])" office:value-type="float" office:value="0.0072791126" calcext:value-type="float">
            <text:p>0.0072791126</text:p>
          </table:table-cell>
          <table:table-cell table:formula="of:=STDEV([.A33:.A37])" office:value-type="float" office:value="8.28145941244657" calcext:value-type="float">
            <text:p>8.2814594124</text:p>
          </table:table-cell>
          <table:table-cell table:formula="of:=STDEV([.B33:.B37])" office:value-type="float" office:value="3.51862615234981" calcext:value-type="float">
            <text:p>3.5186261523</text:p>
          </table:table-cell>
          <table:table-cell table:formula="of:=STDEV([.C33:.C37])" office:value-type="float" office:value="0.0772657750883274" calcext:value-type="float">
            <text:p>0.0772657751</text:p>
          </table:table-cell>
          <table:table-cell table:formula="of:=STDEV([.D33:.D37])" office:value-type="float" office:value="3.37966270506392" calcext:value-type="float">
            <text:p>3.3796627051</text:p>
          </table:table-cell>
          <table:table-cell table:formula="of:=STDEV([.E33:.E37])" office:value-type="float" office:value="7.82800293817012" calcext:value-type="float">
            <text:p>7.8280029382</text:p>
          </table:table-cell>
          <table:table-cell table:formula="of:=STDEV([.F33:.F37])" office:value-type="float" office:value="0.00276403017245738" calcext:value-type="float">
            <text:p>0.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.12</text:p>
          </table:table-cell>
          <table:table-cell office:value-type="float" office:value="8.92" calcext:value-type="float">
            <text:p>8.92</text:p>
          </table:table-cell>
          <table:table-cell office:value-type="float" office:value="0.49" calcext:value-type="float">
            <text:p>0.49</text:p>
          </table:table-cell>
          <table:table-cell office:value-type="float" office:value="89.67" calcext:value-type="float">
            <text:p>89.67</text:p>
          </table:table-cell>
          <table:table-cell office:value-type="float" office:value="61.73" calcext:value-type="float">
            <text:p>61.73</text:p>
          </table:table-cell>
          <table:table-cell office:value-type="float" office:value="0.004656908" calcext:value-type="float">
            <text:p>0.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10.99" calcext:value-type="float">
            <text:p>10.99</text:p>
          </table:table-cell>
          <table:table-cell office:value-type="float" office:value="0.46" calcext:value-type="float">
            <text:p>0.46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08205456" calcext:value-type="float">
            <text:p>0.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.33</text:p>
          </table:table-cell>
          <table:table-cell office:value-type="float" office:value="17.04" calcext:value-type="float">
            <text:p>17.04</text:p>
          </table:table-cell>
          <table:table-cell office:value-type="float" office:value="0.32" calcext:value-type="float">
            <text:p>0.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.9</text:p>
          </table:table-cell>
          <table:table-cell office:value-type="float" office:value="0.0114889" calcext:value-type="float">
            <text:p>0.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8.46" calcext:value-type="float">
            <text:p>8.46</text:p>
          </table:table-cell>
          <table:table-cell office:value-type="float" office:value="0.47" calcext:value-type="float">
            <text:p>0.47</text:p>
          </table:table-cell>
          <table:table-cell office:value-type="float" office:value="89.33" calcext:value-type="float">
            <text:p>8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0.007007837" calcext:value-type="float">
            <text:p>0.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.87</text:p>
          </table:table-cell>
          <table:table-cell table:style-name="ce2" office:value-type="float" office:value="0.07958989" calcext:value-type="float">
            <text:p>0.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.798</text:p>
          </table:table-cell>
          <table:table-cell table:formula="of:=AVERAGEA([.B38:.B42])" office:value-type="float" office:value="10.214" calcext:value-type="float">
            <text:p>10.214</text:p>
          </table:table-cell>
          <table:table-cell table:formula="of:=AVERAGEA([.C38:.C42])" office:value-type="float" office:value="0.422" calcext:value-type="float">
            <text:p>0.422</text:p>
          </table:table-cell>
          <table:table-cell table:formula="of:=AVERAGEA([.D38:.D42])" office:value-type="float" office:value="87.334" calcext:value-type="float">
            <text:p>87.334</text:p>
          </table:table-cell>
          <table:table-cell table:formula="of:=AVERAGEA([.E38:.E42])" office:value-type="float" office:value="51.858" calcext:value-type="float">
            <text:p>51.858</text:p>
          </table:table-cell>
          <table:table-cell table:formula="of:=AVERAGEA([.F38:.F42])" office:value-type="float" office:value="0.060502906" calcext:value-type="float">
            <text:p>0.060502906</text:p>
          </table:table-cell>
          <table:table-cell table:formula="of:=STDEV([.A38:.A42])" office:value-type="float" office:value="9.31903804048465" calcext:value-type="float">
            <text:p>9.3190380405</text:p>
          </table:table-cell>
          <table:table-cell table:formula="of:=STDEV([.B38:.B42])" office:value-type="float" office:value="2.5040227634748" calcext:value-type="float">
            <text:p>2.5040227635</text:p>
          </table:table-cell>
          <table:table-cell table:formula="of:=STDEV([.C38:.C42])" office:value-type="float" office:value="0.0719027120489902" calcext:value-type="float">
            <text:p>0.071902712</text:p>
          </table:table-cell>
          <table:table-cell table:formula="of:=STDEV([.D38:.D42])" office:value-type="float" office:value="2.71804709304309" calcext:value-type="float">
            <text:p>2.718047093</text:p>
          </table:table-cell>
          <table:table-cell table:formula="of:=STDEV([.E38:.E42])" office:value-type="float" office:value="6.64367895070194" calcext:value-type="float">
            <text:p>6.6436789507</text:p>
          </table:table-cell>
          <table:table-cell table:formula="of:=STDEV([.F38:.F42])" office:value-type="float" office:value="0.0125651664581624" calcext:value-type="float">
            <text:p>0.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9.67" calcext:value-type="float">
            <text:p>9.67</text:p>
          </table:table-cell>
          <table:table-cell office:value-type="float" office:value="0.39" calcext:value-type="float">
            <text:p>0.39</text:p>
          </table:table-cell>
          <table:table-cell office:value-type="float" office:value="86.67" calcext:value-type="float">
            <text:p>86.67</text:p>
          </table:table-cell>
          <table:table-cell office:value-type="float" office:value="45.95" calcext:value-type="float">
            <text:p>45.95</text:p>
          </table:table-cell>
          <table:table-cell office:value-type="float" office:value="0.06225118" calcext:value-type="float">
            <text:p>0.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.05</text:p>
          </table:table-cell>
          <table:table-cell office:value-type="float" office:value="14.12" calcext:value-type="float">
            <text:p>14.12</text:p>
          </table:table-cell>
          <table:table-cell office:value-type="float" office:value="0.36" calcext:value-type="float">
            <text:p>0.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.94</text:p>
          </table:table-cell>
          <table:table-cell office:value-type="float" office:value="0.06020604" calcext:value-type="float">
            <text:p>0.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9.19" calcext:value-type="float">
            <text:p>9.1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.79</text:p>
          </table:table-cell>
          <table:table-cell office:value-type="float" office:value="0.05538945" calcext:value-type="float">
            <text:p>0.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.67</text:p>
          </table:table-cell>
          <table:table-cell office:value-type="float" office:value="10.74" calcext:value-type="float">
            <text:p>10.74</text:p>
          </table:table-cell>
          <table:table-cell office:value-type="float" office:value="0.37" calcext:value-type="float">
            <text:p>0.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.74</text:p>
          </table:table-cell>
          <table:table-cell office:value-type="float" office:value="0.04507797" calcext:value-type="float">
            <text:p>0.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.08</text:p>
          </table:table-cell>
          <table:table-cell table:style-name="ce2" office:value-type="float" office:value="12.77" calcext:value-type="float">
            <text:p>12.77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0.0260513" calcext:value-type="float">
            <text:p>0.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.872</text:p>
          </table:table-cell>
          <table:table-cell table:formula="of:=AVERAGEA([.B43:.B47])" office:value-type="float" office:value="9.882" calcext:value-type="float">
            <text:p>9.882</text:p>
          </table:table-cell>
          <table:table-cell table:formula="of:=AVERAGEA([.C43:.C47])" office:value-type="float" office:value="0.452" calcext:value-type="float">
            <text:p>0.452</text:p>
          </table:table-cell>
          <table:table-cell table:formula="of:=AVERAGEA([.D43:.D47])" office:value-type="float" office:value="88.268" calcext:value-type="float">
            <text:p>88.268</text:p>
          </table:table-cell>
          <table:table-cell table:formula="of:=AVERAGEA([.E43:.E47])" office:value-type="float" office:value="52.314" calcext:value-type="float">
            <text:p>52.314</text:p>
          </table:table-cell>
          <table:table-cell table:formula="of:=AVERAGEA([.F43:.F47])" office:value-type="float" office:value="0.021511234" calcext:value-type="float">
            <text:p>0.021511234</text:p>
          </table:table-cell>
          <table:table-cell table:formula="of:=STDEV([.A43:.A47])" office:value-type="float" office:value="3.59216786912861" calcext:value-type="float">
            <text:p>3.5921678691</text:p>
          </table:table-cell>
          <table:table-cell table:formula="of:=STDEV([.B43:.B47])" office:value-type="float" office:value="3.21279006472567" calcext:value-type="float">
            <text:p>3.2127900647</text:p>
          </table:table-cell>
          <table:table-cell table:formula="of:=STDEV([.C43:.C47])" office:value-type="float" office:value="0.0840832920383116" calcext:value-type="float">
            <text:p>0.084083292</text:p>
          </table:table-cell>
          <table:table-cell table:formula="of:=STDEV([.D43:.D47])" office:value-type="float" office:value="2.92217727046119" calcext:value-type="float">
            <text:p>2.9221772705</text:p>
          </table:table-cell>
          <table:table-cell table:formula="of:=STDEV([.E43:.E47])" office:value-type="float" office:value="9.20510347578994" calcext:value-type="float">
            <text:p>9.2051034758</text:p>
          </table:table-cell>
          <table:table-cell table:formula="of:=STDEV([.F43:.F47])" office:value-type="float" office:value="0.00528819301976866" calcext:value-type="float">
            <text:p>0.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.82</text:p>
          </table:table-cell>
          <table:table-cell office:value-type="float" office:value="0.34" calcext:value-type="float">
            <text:p>0.34</text:p>
          </table:table-cell>
          <table:table-cell office:value-type="float" office:value="84.33" calcext:value-type="float">
            <text:p>84.33</text:p>
          </table:table-cell>
          <table:table-cell office:value-type="float" office:value="40.51" calcext:value-type="float">
            <text:p>40.51</text:p>
          </table:table-cell>
          <table:table-cell office:value-type="float" office:value="0.02702891" calcext:value-type="float">
            <text:p>0.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.83</text:p>
          </table:table-cell>
          <table:table-cell office:value-type="float" office:value="8.7" calcext:value-type="float">
            <text:p>8.7</text:p>
          </table:table-cell>
          <table:table-cell office:value-type="float" office:value="0.48" calcext:value-type="float">
            <text:p>0.48</text:p>
          </table:table-cell>
          <table:table-cell office:value-type="float" office:value="89.67" calcext:value-type="float">
            <text:p>89.67</text:p>
          </table:table-cell>
          <table:table-cell office:value-type="float" office:value="52.31" calcext:value-type="float">
            <text:p>52.31</text:p>
          </table:table-cell>
          <table:table-cell office:value-type="float" office:value="0.02204555" calcext:value-type="float">
            <text:p>0.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.22</text:p>
          </table:table-cell>
          <table:table-cell office:value-type="float" office:value="6.82" calcext:value-type="float">
            <text:p>6.82</text:p>
          </table:table-cell>
          <table:table-cell office:value-type="float" office:value="0.54" calcext:value-type="float">
            <text:p>0.54</text:p>
          </table:table-cell>
          <table:table-cell office:value-type="float" office:value="90.67" calcext:value-type="float">
            <text:p>90.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.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7.3" calcext:value-type="float">
            <text:p>7.3</text:p>
          </table:table-cell>
          <table:table-cell office:value-type="float" office:value="0.51" calcext:value-type="float">
            <text:p>0.51</text:p>
          </table:table-cell>
          <table:table-cell office:value-type="float" office:value="90.67" calcext:value-type="float">
            <text:p>90.67</text:p>
          </table:table-cell>
          <table:table-cell office:value-type="float" office:value="56.25" calcext:value-type="float">
            <text:p>56.25</text:p>
          </table:table-cell>
          <table:table-cell office:value-type="float" office:value="0.01770209" calcext:value-type="float">
            <text:p>0.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.38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.103466E-0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.568</text:p>
          </table:table-cell>
          <table:table-cell table:formula="of:=AVERAGEA([.B48:.B52])" office:value-type="float" office:value="12.226" calcext:value-type="float">
            <text:p>12.226</text:p>
          </table:table-cell>
          <table:table-cell table:formula="of:=AVERAGEA([.C48:.C52])" office:value-type="float" office:value="0.42" calcext:value-type="float">
            <text:p>0.42</text:p>
          </table:table-cell>
          <table:table-cell table:formula="of:=AVERAGEA([.D48:.D52])" office:value-type="float" office:value="86.8" calcext:value-type="float">
            <text:p>86.8</text:p>
          </table:table-cell>
          <table:table-cell table:formula="of:=AVERAGEA([.E48:.E52])" office:value-type="float" office:value="52.706" calcext:value-type="float">
            <text:p>52.706</text:p>
          </table:table-cell>
          <table:table-cell table:formula="of:=AVERAGEA([.F48:.F52])" office:value-type="float" office:value="0.0000150314436" calcext:value-type="float">
            <text:p>1.50314436E-005</text:p>
          </table:table-cell>
          <table:table-cell table:formula="of:=STDEV([.A48:.A52])" office:value-type="float" office:value="8.45847031087773" calcext:value-type="float">
            <text:p>8.4584703109</text:p>
          </table:table-cell>
          <table:table-cell table:formula="of:=STDEV([.B48:.B52])" office:value-type="float" office:value="2.9358610321335" calcext:value-type="float">
            <text:p>2.9358610321</text:p>
          </table:table-cell>
          <table:table-cell table:formula="of:=STDEV([.C48:.C52])" office:value-type="float" office:value="0.0651920240520265" calcext:value-type="float">
            <text:p>0.0651920241</text:p>
          </table:table-cell>
          <table:table-cell table:formula="of:=STDEV([.D48:.D52])" office:value-type="float" office:value="2.47768036679472" calcext:value-type="float">
            <text:p>2.4776803668</text:p>
          </table:table-cell>
          <table:table-cell table:formula="of:=STDEV([.E48:.E52])" office:value-type="float" office:value="9.07041785145536" calcext:value-type="float">
            <text:p>9.0704178515</text:p>
          </table:table-cell>
          <table:table-cell table:formula="of:=STDEV([.F48:.F52])" office:value-type="float" office:value="0.0000128394000427029" calcext:value-type="float">
            <text:p>1.28394000427029E-0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.14</text:p>
          </table:table-cell>
          <table:table-cell office:value-type="float" office:value="0.39" calcext:value-type="float">
            <text:p>0.39</text:p>
          </table:table-cell>
          <table:table-cell office:value-type="float" office:value="86.67" calcext:value-type="float">
            <text:p>86.67</text:p>
          </table:table-cell>
          <table:table-cell office:value-type="float" office:value="41.18" calcext:value-type="float">
            <text:p>41.18</text:p>
          </table:table-cell>
          <table:table-cell office:value-type="float" office:value="0.000003632986" calcext:value-type="float">
            <text:p>0.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.07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7.19" calcext:value-type="float">
            <text:p>47.19</text:p>
          </table:table-cell>
          <table:table-cell office:value-type="float" office:value="0.00003466717" calcext:value-type="float">
            <text:p>3.466717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.58</text:p>
          </table:table-cell>
          <table:table-cell office:value-type="float" office:value="0.52" calcext:value-type="float">
            <text:p>0.52</text:p>
          </table:table-cell>
          <table:table-cell office:value-type="float" office:value="90.33" calcext:value-type="float">
            <text:p>90.33</text:p>
          </table:table-cell>
          <table:table-cell office:value-type="float" office:value="65.06" calcext:value-type="float">
            <text:p>65.06</text:p>
          </table:table-cell>
          <table:table-cell office:value-type="float" office:value="0.000009711183" calcext:value-type="float">
            <text:p>9.711183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12.04" calcext:value-type="float">
            <text:p>12.04</text:p>
          </table:table-cell>
          <table:table-cell office:value-type="float" office:value="0.45" calcext:value-type="float">
            <text:p>0.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.1</text:p>
          </table:table-cell>
          <table:table-cell office:value-type="float" office:value="0.000006111219" calcext:value-type="float">
            <text:p>6.111219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.41</text:p>
          </table:table-cell>
          <table:table-cell table:style-name="ce2" office:value-type="float" office:value="8.86" calcext:value-type="float">
            <text:p>8.86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0.0004594064" calcext:value-type="float">
            <text:p>0.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.522</text:p>
          </table:table-cell>
          <table:table-cell table:formula="of:=AVERAGEA([.B53:.B57])" office:value-type="float" office:value="11.076" calcext:value-type="float">
            <text:p>11.076</text:p>
          </table:table-cell>
          <table:table-cell table:formula="of:=AVERAGEA([.C53:.C57])" office:value-type="float" office:value="0.426" calcext:value-type="float">
            <text:p>0.426</text:p>
          </table:table-cell>
          <table:table-cell table:formula="of:=AVERAGEA([.D53:.D57])" office:value-type="float" office:value="87.398" calcext:value-type="float">
            <text:p>87.398</text:p>
          </table:table-cell>
          <table:table-cell table:formula="of:=AVERAGEA([.E53:.E57])" office:value-type="float" office:value="53.658" calcext:value-type="float">
            <text:p>53.658</text:p>
          </table:table-cell>
          <table:table-cell table:formula="of:=AVERAGEA([.F53:.F57])" office:value-type="float" office:value="0.00203621314" calcext:value-type="float">
            <text:p>0.0020362131</text:p>
          </table:table-cell>
          <table:table-cell table:formula="of:=STDEV([.A53:.A57])" office:value-type="float" office:value="9.36415345880235" calcext:value-type="float">
            <text:p>9.3641534588</text:p>
          </table:table-cell>
          <table:table-cell table:formula="of:=STDEV([.B53:.B57])" office:value-type="float" office:value="2.07198696907099" calcext:value-type="float">
            <text:p>2.0719869691</text:p>
          </table:table-cell>
          <table:table-cell table:formula="of:=STDEV([.C53:.C57])" office:value-type="float" office:value="0.046690470119715" calcext:value-type="float">
            <text:p>0.0466904701</text:p>
          </table:table-cell>
          <table:table-cell table:formula="of:=STDEV([.D53:.D57])" office:value-type="float" office:value="1.87699760255574" calcext:value-type="float">
            <text:p>1.8769976026</text:p>
          </table:table-cell>
          <table:table-cell table:formula="of:=STDEV([.E53:.E57])" office:value-type="float" office:value="9.07948346548415" calcext:value-type="float">
            <text:p>9.0794834655</text:p>
          </table:table-cell>
          <table:table-cell table:formula="of:=STDEV([.F53:.F57])" office:value-type="float" office:value="0.00159454331244223" calcext:value-type="float">
            <text:p>0.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11.63" calcext:value-type="float">
            <text:p>11.63</text:p>
          </table:table-cell>
          <table:table-cell office:value-type="float" office:value="0.46" calcext:value-type="float">
            <text:p>0.46</text:p>
          </table:table-cell>
          <table:table-cell office:value-type="float" office:value="88.33" calcext:value-type="float">
            <text:p>88.33</text:p>
          </table:table-cell>
          <table:table-cell office:value-type="float" office:value="67.89" calcext:value-type="float">
            <text:p>67.89</text:p>
          </table:table-cell>
          <table:table-cell office:value-type="float" office:value="0.002575691" calcext:value-type="float">
            <text:p>0.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4.34" calcext:value-type="float">
            <text:p>14.34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5.98" calcext:value-type="float">
            <text:p>45.98</text:p>
          </table:table-cell>
          <table:table-cell office:value-type="float" office:value="0.00353102" calcext:value-type="float">
            <text:p>0.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.18</text:p>
          </table:table-cell>
          <table:table-cell office:value-type="float" office:value="0.41" calcext:value-type="float">
            <text:p>0.41</text:p>
          </table:table-cell>
          <table:table-cell office:value-type="float" office:value="87.67" calcext:value-type="float">
            <text:p>87.67</text:p>
          </table:table-cell>
          <table:table-cell office:value-type="float" office:value="46.38" calcext:value-type="float">
            <text:p>46.38</text:p>
          </table:table-cell>
          <table:table-cell office:value-type="float" office:value="0.0002178473" calcext:value-type="float">
            <text:p>0.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10.37" calcext:value-type="float">
            <text:p>10.37</text:p>
          </table:table-cell>
          <table:table-cell office:value-type="float" office:value="0.42" calcext:value-type="float">
            <text:p>0.42</text:p>
          </table:table-cell>
          <table:table-cell office:value-type="float" office:value="87.33" calcext:value-type="float">
            <text:p>87.33</text:p>
          </table:table-cell>
          <table:table-cell office:value-type="float" office:value="51.28" calcext:value-type="float">
            <text:p>51.28</text:p>
          </table:table-cell>
          <table:table-cell office:value-type="float" office:value="0.003397101" calcext:value-type="float">
            <text:p>0.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.29</text:p>
          </table:table-cell>
          <table:table-cell table:style-name="ce2" office:value-type="float" office:value="12.27" calcext:value-type="float">
            <text:p>12.2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.78</text:p>
          </table:table-cell>
          <table:table-cell table:style-name="ce2" office:value-type="float" office:value="0.06078664" calcext:value-type="float">
            <text:p>0.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.934</text:p>
          </table:table-cell>
          <table:table-cell table:formula="of:=AVERAGEA([.B58:.B62])" office:value-type="float" office:value="15.108" calcext:value-type="float">
            <text:p>15.108</text:p>
          </table:table-cell>
          <table:table-cell table:formula="of:=AVERAGEA([.C58:.C62])" office:value-type="float" office:value="0.362" calcext:value-type="float">
            <text:p>0.362</text:p>
          </table:table-cell>
          <table:table-cell table:formula="of:=AVERAGEA([.D58:.D62])" office:value-type="float" office:value="82.998" calcext:value-type="float">
            <text:p>82.998</text:p>
          </table:table-cell>
          <table:table-cell table:formula="of:=AVERAGEA([.E58:.E62])" office:value-type="float" office:value="43.898" calcext:value-type="float">
            <text:p>43.898</text:p>
          </table:table-cell>
          <table:table-cell table:formula="of:=AVERAGEA([.F58:.F62])" office:value-type="float" office:value="0.050863414" calcext:value-type="float">
            <text:p>0.050863414</text:p>
          </table:table-cell>
          <table:table-cell table:formula="of:=STDEV([.A58:.A62])" office:value-type="float" office:value="10.7419472164036" calcext:value-type="float">
            <text:p>10.7419472164</text:p>
          </table:table-cell>
          <table:table-cell table:formula="of:=STDEV([.B58:.B62])" office:value-type="float" office:value="10.6105240209897" calcext:value-type="float">
            <text:p>10.610524021</text:p>
          </table:table-cell>
          <table:table-cell table:formula="of:=STDEV([.C58:.C62])" office:value-type="float" office:value="0.119874934827928" calcext:value-type="float">
            <text:p>0.1198749348</text:p>
          </table:table-cell>
          <table:table-cell table:formula="of:=STDEV([.D58:.D62])" office:value-type="float" office:value="9.53135195027442" calcext:value-type="float">
            <text:p>9.5313519503</text:p>
          </table:table-cell>
          <table:table-cell table:formula="of:=STDEV([.E58:.E62])" office:value-type="float" office:value="12.3901016944979" calcext:value-type="float">
            <text:p>12.3901016945</text:p>
          </table:table-cell>
          <table:table-cell table:formula="of:=STDEV([.F58:.F62])" office:value-type="float" office:value="0.0125155719789621" calcext:value-type="float">
            <text:p>0.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.15</text:p>
          </table:table-cell>
          <table:table-cell office:value-type="float" office:value="10.99" calcext:value-type="float">
            <text:p>10.99</text:p>
          </table:table-cell>
          <table:table-cell office:value-type="float" office:value="0.33" calcext:value-type="float">
            <text:p>0.33</text:p>
          </table:table-cell>
          <table:table-cell office:value-type="float" office:value="85.33" calcext:value-type="float">
            <text:p>85.33</text:p>
          </table:table-cell>
          <table:table-cell office:value-type="float" office:value="37.14" calcext:value-type="float">
            <text:p>37.14</text:p>
          </table:table-cell>
          <table:table-cell office:value-type="float" office:value="0.06317414" calcext:value-type="float">
            <text:p>0.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33.94" calcext:value-type="float">
            <text:p>33.94</text:p>
          </table:table-cell>
          <table:table-cell office:value-type="float" office:value="0.18" calcext:value-type="float">
            <text:p>0.18</text:p>
          </table:table-cell>
          <table:table-cell office:value-type="float" office:value="66.33" calcext:value-type="float">
            <text:p>66.33</text:p>
          </table:table-cell>
          <table:table-cell office:value-type="float" office:value="26.28" calcext:value-type="float">
            <text:p>26.28</text:p>
          </table:table-cell>
          <table:table-cell office:value-type="float" office:value="0.04465312" calcext:value-type="float">
            <text:p>0.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.8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.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.45</text:p>
          </table:table-cell>
          <table:table-cell office:value-type="float" office:value="0.47" calcext:value-type="float">
            <text:p>0.47</text:p>
          </table:table-cell>
          <table:table-cell office:value-type="float" office:value="89.33" calcext:value-type="float">
            <text:p>8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0.05308846" calcext:value-type="float">
            <text:p>0.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.64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.58</text:p>
          </table:table-cell>
          <table:table-cell table:style-name="ce2" office:value-type="float" office:value="0.03353098" calcext:value-type="float">
            <text:p>0.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.254</text:p>
          </table:table-cell>
          <table:table-cell table:formula="of:=AVERAGEA([.B63:.B67])" office:value-type="float" office:value="8.006" calcext:value-type="float">
            <text:p>8.006</text:p>
          </table:table-cell>
          <table:table-cell table:formula="of:=AVERAGEA([.C63:.C67])" office:value-type="float" office:value="0.484" calcext:value-type="float">
            <text:p>0.484</text:p>
          </table:table-cell>
          <table:table-cell table:formula="of:=AVERAGEA([.D63:.D67])" office:value-type="float" office:value="89.266" calcext:value-type="float">
            <text:p>89.266</text:p>
          </table:table-cell>
          <table:table-cell table:formula="of:=AVERAGEA([.E63:.E67])" office:value-type="float" office:value="56.902" calcext:value-type="float">
            <text:p>56.902</text:p>
          </table:table-cell>
          <table:table-cell table:formula="of:=AVERAGEA([.F63:.F67])" office:value-type="float" office:value="0.033043422" calcext:value-type="float">
            <text:p>0.033043422</text:p>
          </table:table-cell>
          <table:table-cell table:formula="of:=STDEV([.A63:.A67])" office:value-type="float" office:value="2.6377035466481" calcext:value-type="float">
            <text:p>2.6377035466</text:p>
          </table:table-cell>
          <table:table-cell table:formula="of:=STDEV([.B63:.B67])" office:value-type="float" office:value="1.54695830583762" calcext:value-type="float">
            <text:p>1.5469583058</text:p>
          </table:table-cell>
          <table:table-cell table:formula="of:=STDEV([.C63:.C67])" office:value-type="float" office:value="0.0450555213042752" calcext:value-type="float">
            <text:p>0.0450555213</text:p>
          </table:table-cell>
          <table:table-cell table:formula="of:=STDEV([.D63:.D67])" office:value-type="float" office:value="1.53583202206491" calcext:value-type="float">
            <text:p>1.5358320221</text:p>
          </table:table-cell>
          <table:table-cell table:formula="of:=STDEV([.E63:.E67])" office:value-type="float" office:value="3.22795910754768" calcext:value-type="float">
            <text:p>3.2279591075</text:p>
          </table:table-cell>
          <table:table-cell table:formula="of:=STDEV([.F63:.F67])" office:value-type="float" office:value="0.00418481552124702" calcext:value-type="float">
            <text:p>0.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.57</text:p>
          </table:table-cell>
          <table:table-cell office:value-type="float" office:value="7.17" calcext:value-type="float">
            <text:p>7.17</text:p>
          </table:table-cell>
          <table:table-cell office:value-type="float" office:value="0.52" calcext:value-type="float">
            <text:p>0.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.54</text:p>
          </table:table-cell>
          <table:table-cell office:value-type="float" office:value="0.02750439" calcext:value-type="float">
            <text:p>0.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.55</text:p>
          </table:table-cell>
          <table:table-cell office:value-type="float" office:value="0.52" calcext:value-type="float">
            <text:p>0.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.24</text:p>
          </table:table-cell>
          <table:table-cell office:value-type="float" office:value="0.03881362" calcext:value-type="float">
            <text:p>0.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.62</text:p>
          </table:table-cell>
          <table:table-cell office:value-type="float" office:value="7.09" calcext:value-type="float">
            <text:p>7.09</text:p>
          </table:table-cell>
          <table:table-cell office:value-type="float" office:value="0.51" calcext:value-type="float">
            <text:p>0.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.33</text:p>
          </table:table-cell>
          <table:table-cell office:value-type="float" office:value="0.03101393" calcext:value-type="float">
            <text:p>0.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.44</text:p>
          </table:table-cell>
          <table:table-cell office:value-type="float" office:value="10.23" calcext:value-type="float">
            <text:p>10.23</text:p>
          </table:table-cell>
          <table:table-cell office:value-type="float" office:value="0.43" calcext:value-type="float">
            <text:p>0.43</text:p>
          </table:table-cell>
          <table:table-cell office:value-type="float" office:value="87.33" calcext:value-type="float">
            <text:p>87.33</text:p>
          </table:table-cell>
          <table:table-cell office:value-type="float" office:value="56.82" calcext:value-type="float">
            <text:p>56.82</text:p>
          </table:table-cell>
          <table:table-cell office:value-type="float" office:value="0.03435419" calcext:value-type="float">
            <text:p>0.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80.67" calcext:value-type="float">
            <text:p>80.67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0.000117585" calcext:value-type="float">
            <text:p>0.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.296</text:p>
          </table:table-cell>
          <table:table-cell table:formula="of:=AVERAGEA([.B68:.B72])" office:value-type="float" office:value="10.552" calcext:value-type="float">
            <text:p>10.552</text:p>
          </table:table-cell>
          <table:table-cell table:formula="of:=AVERAGEA([.C68:.C72])" office:value-type="float" office:value="0.462" calcext:value-type="float">
            <text:p>0.462</text:p>
          </table:table-cell>
          <table:table-cell table:formula="of:=AVERAGEA([.D68:.D72])" office:value-type="float" office:value="87.868" calcext:value-type="float">
            <text:p>87.868</text:p>
          </table:table-cell>
          <table:table-cell table:formula="of:=AVERAGEA([.E68:.E72])" office:value-type="float" office:value="58.14" calcext:value-type="float">
            <text:p>58.14</text:p>
          </table:table-cell>
          <table:table-cell table:formula="of:=AVERAGEA([.F68:.F72])" office:value-type="float" office:value="0.0000497178576" calcext:value-type="float">
            <text:p>4.97178576E-005</text:p>
          </table:table-cell>
          <table:table-cell table:formula="of:=STDEV([.A68:.A72])" office:value-type="float" office:value="10.2384266369399" calcext:value-type="float">
            <text:p>10.2384266369</text:p>
          </table:table-cell>
          <table:table-cell table:formula="of:=STDEV([.B68:.B72])" office:value-type="float" office:value="4.82655881555379" calcext:value-type="float">
            <text:p>4.8265588156</text:p>
          </table:table-cell>
          <table:table-cell table:formula="of:=STDEV([.C68:.C72])" office:value-type="float" office:value="0.107563934476199" calcext:value-type="float">
            <text:p>0.1075639345</text:p>
          </table:table-cell>
          <table:table-cell table:formula="of:=STDEV([.D68:.D72])" office:value-type="float" office:value="4.28458516078278" calcext:value-type="float">
            <text:p>4.2845851608</text:p>
          </table:table-cell>
          <table:table-cell table:formula="of:=STDEV([.E68:.E72])" office:value-type="float" office:value="8.59625790678712" calcext:value-type="float">
            <text:p>8.5962579068</text:p>
          </table:table-cell>
          <table:table-cell table:formula="of:=STDEV([.F68:.F72])" office:value-type="float" office:value="0.0000463673908001966" calcext:value-type="float">
            <text:p>4.63673908001966E-0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.217634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.79</text:p>
          </table:table-cell>
          <table:table-cell office:value-type="float" office:value="10.86" calcext:value-type="float">
            <text:p>10.86</text:p>
          </table:table-cell>
          <table:table-cell office:value-type="float" office:value="0.45" calcext:value-type="float">
            <text:p>0.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.09</text:p>
          </table:table-cell>
          <table:table-cell office:value-type="float" office:value="0.00007720658" calcext:value-type="float">
            <text:p>7.720658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.29</text:p>
          </table:table-cell>
          <table:table-cell office:value-type="float" office:value="7.06" calcext:value-type="float">
            <text:p>7.06</text:p>
          </table:table-cell>
          <table:table-cell office:value-type="float" office:value="0.49" calcext:value-type="float">
            <text:p>0.49</text:p>
          </table:table-cell>
          <table:table-cell office:value-type="float" office:value="89.67" calcext:value-type="float">
            <text:p>89.67</text:p>
          </table:table-cell>
          <table:table-cell office:value-type="float" office:value="55.07" calcext:value-type="float">
            <text:p>55.07</text:p>
          </table:table-cell>
          <table:table-cell office:value-type="float" office:value="0.000006317718" calcext:value-type="float">
            <text:p>6.317718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.29</text:p>
          </table:table-cell>
          <table:table-cell office:value-type="float" office:value="11.03" calcext:value-type="float">
            <text:p>11.03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.24</text:p>
          </table:table-cell>
          <table:table-cell office:value-type="float" office:value="0.00002530365" calcext:value-type="float">
            <text:p>2.530365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.78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46.67" calcext:value-type="float">
            <text:p>46.67</text:p>
          </table:table-cell>
          <table:table-cell table:style-name="ce2" office:value-type="float" office:value="0.0007040565" calcext:value-type="float">
            <text:p>0.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.89</text:p>
          </table:table-cell>
          <table:table-cell table:formula="of:=AVERAGEA([.B73:.B77])" office:value-type="float" office:value="8.404" calcext:value-type="float">
            <text:p>8.404</text:p>
          </table:table-cell>
          <table:table-cell table:formula="of:=AVERAGEA([.C73:.C77])" office:value-type="float" office:value="0.516" calcext:value-type="float">
            <text:p>0.516</text:p>
          </table:table-cell>
          <table:table-cell table:formula="of:=AVERAGEA([.D73:.D77])" office:value-type="float" office:value="90.266" calcext:value-type="float">
            <text:p>90.266</text:p>
          </table:table-cell>
          <table:table-cell table:formula="of:=AVERAGEA([.E73:.E77])" office:value-type="float" office:value="59.126" calcext:value-type="float">
            <text:p>59.126</text:p>
          </table:table-cell>
          <table:table-cell table:formula="of:=AVERAGEA([.F73:.F77])" office:value-type="float" office:value="0.0131933751" calcext:value-type="float">
            <text:p>0.0131933751</text:p>
          </table:table-cell>
          <table:table-cell table:formula="of:=STDEV([.A73:.A77])" office:value-type="float" office:value="15.0029347129153" calcext:value-type="float">
            <text:p>15.0029347129</text:p>
          </table:table-cell>
          <table:table-cell table:formula="of:=STDEV([.B73:.B77])" office:value-type="float" office:value="3.23439020527827" calcext:value-type="float">
            <text:p>3.2343902053</text:p>
          </table:table-cell>
          <table:table-cell table:formula="of:=STDEV([.C73:.C77])" office:value-type="float" office:value="0.0709224929059886" calcext:value-type="float">
            <text:p>0.0709224929</text:p>
          </table:table-cell>
          <table:table-cell table:formula="of:=STDEV([.D73:.D77])" office:value-type="float" office:value="1.97945194435228" calcext:value-type="float">
            <text:p>1.9794519444</text:p>
          </table:table-cell>
          <table:table-cell table:formula="of:=STDEV([.E73:.E77])" office:value-type="float" office:value="8.86539508425879" calcext:value-type="float">
            <text:p>8.8653950843</text:p>
          </table:table-cell>
          <table:table-cell table:formula="of:=STDEV([.F73:.F77])" office:value-type="float" office:value="0.0205792575581516" calcext:value-type="float">
            <text:p>0.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.97</text:p>
          </table:table-cell>
          <table:table-cell office:value-type="float" office:value="11.99" calcext:value-type="float">
            <text:p>11.9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.98</text:p>
          </table:table-cell>
          <table:table-cell office:value-type="float" office:value="0.04927764" calcext:value-type="float">
            <text:p>0.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.47</text:p>
          </table:table-cell>
          <table:table-cell office:value-type="float" office:value="10.15" calcext:value-type="float">
            <text:p>10.15</text:p>
          </table:table-cell>
          <table:table-cell office:value-type="float" office:value="0.46" calcext:value-type="float">
            <text:p>0.46</text:p>
          </table:table-cell>
          <table:table-cell office:value-type="float" office:value="88.33" calcext:value-type="float">
            <text:p>88.33</text:p>
          </table:table-cell>
          <table:table-cell office:value-type="float" office:value="59.77" calcext:value-type="float">
            <text:p>59.77</text:p>
          </table:table-cell>
          <table:table-cell office:value-type="float" office:value="0.004618791" calcext:value-type="float">
            <text:p>0.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.56</text:p>
          </table:table-cell>
          <table:table-cell office:value-type="float" office:value="4.76" calcext:value-type="float">
            <text:p>4.76</text:p>
          </table:table-cell>
          <table:table-cell office:value-type="float" office:value="0.56" calcext:value-type="float">
            <text:p>0.56</text:p>
          </table:table-cell>
          <table:table-cell office:value-type="float" office:value="91.67" calcext:value-type="float">
            <text:p>91.67</text:p>
          </table:table-cell>
          <table:table-cell office:value-type="float" office:value="54.55" calcext:value-type="float">
            <text:p>54.55</text:p>
          </table:table-cell>
          <table:table-cell office:value-type="float" office:value="0.000701378" calcext:value-type="float">
            <text:p>0.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.67</text:p>
          </table:table-cell>
          <table:table-cell office:value-type="float" office:value="5.19" calcext:value-type="float">
            <text:p>5.19</text:p>
          </table:table-cell>
          <table:table-cell office:value-type="float" office:value="0.62" calcext:value-type="float">
            <text:p>0.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.66</text:p>
          </table:table-cell>
          <table:table-cell office:value-type="float" office:value="0.01066501" calcext:value-type="float">
            <text:p>0.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.33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0.33" calcext:value-type="float">
            <text:p>90.33</text:p>
          </table:table-cell>
          <table:table-cell table:style-name="ce2" office:value-type="float" office:value="60.27" calcext:value-type="float">
            <text:p>60.27</text:p>
          </table:table-cell>
          <table:table-cell table:style-name="ce2" office:value-type="float" office:value="0.08874346" calcext:value-type="float">
            <text:p>0.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.374</text:p>
          </table:table-cell>
          <table:table-cell table:formula="of:=AVERAGEA([.B78:.B82])" office:value-type="float" office:value="7.274" calcext:value-type="float">
            <text:p>7.274</text:p>
          </table:table-cell>
          <table:table-cell table:formula="of:=AVERAGEA([.C78:.C82])" office:value-type="float" office:value="0.512" calcext:value-type="float">
            <text:p>0.512</text:p>
          </table:table-cell>
          <table:table-cell table:formula="of:=AVERAGEA([.D78:.D82])" office:value-type="float" office:value="90.2" calcext:value-type="float">
            <text:p>90.2</text:p>
          </table:table-cell>
          <table:table-cell table:formula="of:=AVERAGEA([.E78:.E82])" office:value-type="float" office:value="58.13" calcext:value-type="float">
            <text:p>58.13</text:p>
          </table:table-cell>
          <table:table-cell table:formula="of:=AVERAGEA([.F78:.F82])" office:value-type="float" office:value="0.063203422" calcext:value-type="float">
            <text:p>0.063203422</text:p>
          </table:table-cell>
          <table:table-cell table:formula="of:=STDEV([.A78:.A82])" office:value-type="float" office:value="5.19959902300168" calcext:value-type="float">
            <text:p>5.199599023</text:p>
          </table:table-cell>
          <table:table-cell table:formula="of:=STDEV([.B78:.B82])" office:value-type="float" office:value="1.98384223163033" calcext:value-type="float">
            <text:p>1.9838422316</text:p>
          </table:table-cell>
          <table:table-cell table:formula="of:=STDEV([.C78:.C82])" office:value-type="float" office:value="0.0454972526643093" calcext:value-type="float">
            <text:p>0.0454972527</text:p>
          </table:table-cell>
          <table:table-cell table:formula="of:=STDEV([.D78:.D82])" office:value-type="float" office:value="1.4624978632463" calcext:value-type="float">
            <text:p>1.4624978632</text:p>
          </table:table-cell>
          <table:table-cell table:formula="of:=STDEV([.E78:.E82])" office:value-type="float" office:value="2.4707589926984" calcext:value-type="float">
            <text:p>2.4707589927</text:p>
          </table:table-cell>
          <table:table-cell table:formula="of:=STDEV([.F78:.F82])" office:value-type="float" office:value="0.0160989615382366" calcext:value-type="float">
            <text:p>0.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5.58" calcext:value-type="float">
            <text:p>5.58</text:p>
          </table:table-cell>
          <table:table-cell office:value-type="float" office:value="0.56" calcext:value-type="float">
            <text:p>0.56</text:p>
          </table:table-cell>
          <table:table-cell office:value-type="float" office:value="91.33" calcext:value-type="float">
            <text:p>91.33</text:p>
          </table:table-cell>
          <table:table-cell office:value-type="float" office:value="60.61" calcext:value-type="float">
            <text:p>60.61</text:p>
          </table:table-cell>
          <table:table-cell office:value-type="float" office:value="0.04904622" calcext:value-type="float">
            <text:p>0.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.96</text:p>
          </table:table-cell>
          <table:table-cell office:value-type="float" office:value="6.59" calcext:value-type="float">
            <text:p>6.59</text:p>
          </table:table-cell>
          <table:table-cell office:value-type="float" office:value="0.51" calcext:value-type="float">
            <text:p>0.51</text:p>
          </table:table-cell>
          <table:table-cell office:value-type="float" office:value="90.67" calcext:value-type="float">
            <text:p>90.67</text:p>
          </table:table-cell>
          <table:table-cell office:value-type="float" office:value="54.84" calcext:value-type="float">
            <text:p>54.84</text:p>
          </table:table-cell>
          <table:table-cell office:value-type="float" office:value="0.05143975" calcext:value-type="float">
            <text:p>0.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.33</text:p>
          </table:table-cell>
          <table:table-cell office:value-type="float" office:value="5.93" calcext:value-type="float">
            <text:p>5.93</text:p>
          </table:table-cell>
          <table:table-cell office:value-type="float" office:value="0.54" calcext:value-type="float">
            <text:p>0.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.46</text:p>
          </table:table-cell>
          <table:table-cell office:value-type="float" office:value="0.05862258" calcext:value-type="float">
            <text:p>0.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10.49" calcext:value-type="float">
            <text:p>10.49</text:p>
          </table:table-cell>
          <table:table-cell office:value-type="float" office:value="0.44" calcext:value-type="float">
            <text:p>0.44</text:p>
          </table:table-cell>
          <table:table-cell office:value-type="float" office:value="87.67" calcext:value-type="float">
            <text:p>87.67</text:p>
          </table:table-cell>
          <table:table-cell office:value-type="float" office:value="56.47" calcext:value-type="float">
            <text:p>56.47</text:p>
          </table:table-cell>
          <table:table-cell office:value-type="float" office:value="0.0681651" calcext:value-type="float">
            <text:p>0.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7.6571in" svg:height="4.489in" svg:x="15.7748in" svg:y="1.3988in">
            <draw:object draw:notify-on-update-of-ranges="'2000 cons'.N1:'2000 cons'.N2 '2000 cons'.N3:'2000 cons'.N82 '2000 cons'.O1:'2000 cons'.O2 '2000 cons'.O3:'2000 cons'.O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6571in" svg:height="4.489in" svg:x="7.7602in" svg:y="1.7492in">
            <draw:object draw:notify-on-update-of-ranges="'2000 cons'.N63:'2000 cons'.N119 '2000 cons'.O63:'2000 cons'.O1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  <table:table-cell table:number-columns-repeated="998"/>
        </table:table-row>
        <table:table-row table:style-name="ro1">
          <table:table-cell table:style-name="ce2" office:value-type="float" office:value="54.79" calcext:value-type="float">
            <text:p>54.79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3.17" calcext:value-type="float">
            <text:p>83.17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0.03822593" calcext:value-type="float">
            <text:p>0.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.61</text:p>
          </table:table-cell>
          <table:table-cell table:formula="of:=AVERAGEA(['2000 cons'.B3:.B7])" office:value-type="float" office:value="10.686" calcext:value-type="float">
            <text:p>10.686</text:p>
          </table:table-cell>
          <table:table-cell table:formula="of:=AVERAGEA(['2000 cons'.C3:.C7])" office:value-type="float" office:value="0.396" calcext:value-type="float">
            <text:p>0.396</text:p>
          </table:table-cell>
          <table:table-cell table:formula="of:=AVERAGEA(['2000 cons'.D3:.D7])" office:value-type="float" office:value="86.468" calcext:value-type="float">
            <text:p>86.468</text:p>
          </table:table-cell>
          <table:table-cell table:formula="of:=AVERAGEA(['2000 cons'.E3:.E7])" office:value-type="float" office:value="47.998" calcext:value-type="float">
            <text:p>47.998</text:p>
          </table:table-cell>
          <table:table-cell table:formula="of:=AVERAGEA(['2000 cons'.F3:.F7])" office:value-type="float" office:value="0.03335012" calcext:value-type="float">
            <text:p>0.03335012</text:p>
          </table:table-cell>
          <table:table-cell table:formula="of:=STDEV(['2000 cons'.A3:.A7])" office:value-type="float" office:value="5.69766180112509" calcext:value-type="float">
            <text:p>5.6976618011</text:p>
          </table:table-cell>
          <table:table-cell table:formula="of:=STDEV(['2000 cons'.B3:.B7])" office:value-type="float" office:value="2.63039540753857" calcext:value-type="float">
            <text:p>2.6303954075</text:p>
          </table:table-cell>
          <table:table-cell table:formula="of:=STDEV(['2000 cons'.C3:.C7])" office:value-type="float" office:value="0.0634822809924155" calcext:value-type="float">
            <text:p>0.063482281</text:p>
          </table:table-cell>
          <table:table-cell table:formula="of:=STDEV(['2000 cons'.D3:.D7])" office:value-type="float" office:value="2.56566170801998" calcext:value-type="float">
            <text:p>2.565661708</text:p>
          </table:table-cell>
          <table:table-cell table:formula="of:=STDEV(['2000 cons'.E3:.E7])" office:value-type="float" office:value="3.77297230310534" calcext:value-type="float">
            <text:p>3.7729723031</text:p>
          </table:table-cell>
          <table:table-cell table:formula="of:=STDEV(['2000 cons'.F3:.F7])" office:value-type="float" office:value="0.00767696156079344" calcext:value-type="float">
            <text:p>0.0076769616</text:p>
          </table:table-cell>
          <table:table-cell table:number-columns-repeated="999"/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7.06" calcext:value-type="float">
            <text:p>7.06</text:p>
          </table:table-cell>
          <table:table-cell office:value-type="float" office:value="0.48" calcext:value-type="float">
            <text:p>0.48</text:p>
          </table:table-cell>
          <table:table-cell office:value-type="float" office:value="89.5" calcext:value-type="float">
            <text:p>89.5</text:p>
          </table:table-cell>
          <table:table-cell office:value-type="float" office:value="54.01" calcext:value-type="float">
            <text:p>54.01</text:p>
          </table:table-cell>
          <table:table-cell office:value-type="float" office:value="0.02491128" calcext:value-type="float">
            <text:p>0.02491128</text:p>
          </table:table-cell>
          <table:table-cell table:number-columns-repeated="1018"/>
        </table:table-row>
        <table:table-row table:style-name="ro1">
          <table:table-cell office:value-type="float" office:value="59.65" calcext:value-type="float">
            <text:p>59.65</text:p>
          </table:table-cell>
          <table:table-cell office:value-type="float" office:value="8.84" calcext:value-type="float">
            <text:p>8.84</text:p>
          </table:table-cell>
          <table:table-cell office:value-type="float" office:value="0.43" calcext:value-type="float">
            <text:p>0.43</text:p>
          </table:table-cell>
          <table:table-cell office:value-type="float" office:value="88.17" calcext:value-type="float">
            <text:p>88.17</text:p>
          </table:table-cell>
          <table:table-cell office:value-type="float" office:value="48.92" calcext:value-type="float">
            <text:p>48.92</text:p>
          </table:table-cell>
          <table:table-cell office:value-type="float" office:value="0.02579619" calcext:value-type="float">
            <text:p>0.02579619</text:p>
          </table:table-cell>
          <table:table-cell table:number-columns-repeated="1018"/>
        </table:table-row>
        <table:table-row table:style-name="ro1">
          <table:table-cell office:value-type="float" office:value="63.93" calcext:value-type="float">
            <text:p>63.93</text:p>
          </table:table-cell>
          <table:table-cell office:value-type="float" office:value="12.99" calcext:value-type="float">
            <text:p>12.99</text:p>
          </table:table-cell>
          <table:table-cell office:value-type="float" office:value="0.35" calcext:value-type="float">
            <text:p>0.35</text:p>
          </table:table-cell>
          <table:table-cell office:value-type="float" office:value="84.67" calcext:value-type="float">
            <text:p>84.67</text:p>
          </table:table-cell>
          <table:table-cell office:value-type="float" office:value="45.88" calcext:value-type="float">
            <text:p>45.88</text:p>
          </table:table-cell>
          <table:table-cell office:value-type="float" office:value="0.03559951" calcext:value-type="float">
            <text:p>0.0355995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.64</text:p>
          </table:table-cell>
          <table:table-cell office:value-type="float" office:value="0.4" calcext:value-type="float">
            <text:p>0.4</text:p>
          </table:table-cell>
          <table:table-cell office:value-type="float" office:value="86.83" calcext:value-type="float">
            <text:p>86.83</text:p>
          </table:table-cell>
          <table:table-cell office:value-type="float" office:value="46.98" calcext:value-type="float">
            <text:p>46.98</text:p>
          </table:table-cell>
          <table:table-cell office:value-type="float" office:value="0.04221769" calcext:value-type="float">
            <text:p>0.04221769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.41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41.99" calcext:value-type="float">
            <text:p>41.99</text:p>
          </table:table-cell>
          <table:table-cell table:style-name="ce2" office:value-type="float" office:value="0.0001223875" calcext:value-type="float">
            <text:p>0.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.314</text:p>
          </table:table-cell>
          <table:table-cell table:formula="of:=AVERAGEA(['2000 cons'.B8:.B12])" office:value-type="float" office:value="14.586" calcext:value-type="float">
            <text:p>14.586</text:p>
          </table:table-cell>
          <table:table-cell table:formula="of:=AVERAGEA(['2000 cons'.C8:.C12])" office:value-type="float" office:value="0.344" calcext:value-type="float">
            <text:p>0.344</text:p>
          </table:table-cell>
          <table:table-cell table:formula="of:=AVERAGEA(['2000 cons'.D8:.D12])" office:value-type="float" office:value="83.634" calcext:value-type="float">
            <text:p>83.634</text:p>
          </table:table-cell>
          <table:table-cell table:formula="of:=AVERAGEA(['2000 cons'.E8:.E12])" office:value-type="float" office:value="45.404" calcext:value-type="float">
            <text:p>45.404</text:p>
          </table:table-cell>
          <table:table-cell table:formula="of:=AVERAGEA(['2000 cons'.F8:.F12])" office:value-type="float" office:value="0.000116867664" calcext:value-type="float">
            <text:p>0.0001168677</text:p>
          </table:table-cell>
          <table:table-cell table:formula="of:=STDEV(['2000 cons'.A8:.A12])" office:value-type="float" office:value="3.9534769507359" calcext:value-type="float">
            <text:p>3.9534769507</text:p>
          </table:table-cell>
          <table:table-cell table:formula="of:=STDEV(['2000 cons'.B8:.B12])" office:value-type="float" office:value="2.12502470573874" calcext:value-type="float">
            <text:p>2.1250247057</text:p>
          </table:table-cell>
          <table:table-cell table:formula="of:=STDEV(['2000 cons'.C8:.C12])" office:value-type="float" office:value="0.0391152144312159" calcext:value-type="float">
            <text:p>0.0391152144</text:p>
          </table:table-cell>
          <table:table-cell table:formula="of:=STDEV(['2000 cons'.D8:.D12])" office:value-type="float" office:value="2.10635467098967" calcext:value-type="float">
            <text:p>2.106354671</text:p>
          </table:table-cell>
          <table:table-cell table:formula="of:=STDEV(['2000 cons'.E8:.E12])" office:value-type="float" office:value="5.02366698737088" calcext:value-type="float">
            <text:p>5.0236669874</text:p>
          </table:table-cell>
          <table:table-cell table:formula="of:=STDEV(['2000 cons'.F8:.F12])" office:value-type="float" office:value="0.0000635341970004448" calcext:value-type="float">
            <text:p>6.35341970004448E-005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.04</text:p>
          </table:table-cell>
          <table:table-cell office:value-type="float" office:value="0.3" calcext:value-type="float">
            <text:p>0.3</text:p>
          </table:table-cell>
          <table:table-cell office:value-type="float" office:value="81.17" calcext:value-type="float">
            <text:p>81.17</text:p>
          </table:table-cell>
          <table:table-cell office:value-type="float" office:value="40.84" calcext:value-type="float">
            <text:p>40.84</text:p>
          </table:table-cell>
          <table:table-cell office:value-type="float" office:value="0.0002233317" calcext:value-type="float">
            <text:p>0.0002233317</text:p>
          </table:table-cell>
          <table:table-cell table:number-columns-repeated="1018"/>
        </table:table-row>
        <table:table-row table:style-name="ro1">
          <table:table-cell office:value-type="float" office:value="65.86" calcext:value-type="float">
            <text:p>65.86</text:p>
          </table:table-cell>
          <table:table-cell office:value-type="float" office:value="15.62" calcext:value-type="float">
            <text:p>15.62</text:p>
          </table:table-cell>
          <table:table-cell office:value-type="float" office:value="0.33" calcext:value-type="float">
            <text:p>0.33</text:p>
          </table:table-cell>
          <table:table-cell office:value-type="float" office:value="82.83" calcext:value-type="float">
            <text:p>82.83</text:p>
          </table:table-cell>
          <table:table-cell office:value-type="float" office:value="42.46" calcext:value-type="float">
            <text:p>42.46</text:p>
          </table:table-cell>
          <table:table-cell office:value-type="float" office:value="0.00009814524" calcext:value-type="float">
            <text:p>9.814524E-005</text:p>
          </table:table-cell>
          <table:table-cell table:number-columns-repeated="1018"/>
        </table:table-row>
        <table:table-row table:style-name="ro1">
          <table:table-cell office:value-type="float" office:value="67.16" calcext:value-type="float">
            <text:p>67.16</text:p>
          </table:table-cell>
          <table:table-cell office:value-type="float" office:value="12.01" calcext:value-type="float">
            <text:p>12.01</text:p>
          </table:table-cell>
          <table:table-cell office:value-type="float" office:value="0.38" calcext:value-type="float">
            <text:p>0.38</text:p>
          </table:table-cell>
          <table:table-cell office:value-type="float" office:value="85.67" calcext:value-type="float">
            <text:p>85.67</text:p>
          </table:table-cell>
          <table:table-cell office:value-type="float" office:value="51.14" calcext:value-type="float">
            <text:p>51.14</text:p>
          </table:table-cell>
          <table:table-cell office:value-type="float" office:value="0.00007663769" calcext:value-type="float">
            <text:p>7.663769E-005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2.73" calcext:value-type="float">
            <text:p>12.73</text:p>
          </table:table-cell>
          <table:table-cell office:value-type="float" office:value="0.39" calcext:value-type="float">
            <text:p>0.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.59</text:p>
          </table:table-cell>
          <table:table-cell office:value-type="float" office:value="0.00006383619" calcext:value-type="float">
            <text:p>6.383619E-005</text:p>
          </table:table-cell>
          <table:table-cell table:number-columns-repeated="1018"/>
        </table:table-row>
        <table:table-row table:style-name="ro1">
          <table:table-cell table:style-name="ce2" office:value-type="float" office:value="72.73" calcext:value-type="float">
            <text:p>72.73</text:p>
          </table:table-cell>
          <table:table-cell table:style-name="ce2" office:value-type="float" office:value="12.17" calcext:value-type="float">
            <text:p>12.1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53.63" calcext:value-type="float">
            <text:p>53.63</text:p>
          </table:table-cell>
          <table:table-cell table:style-name="ce2" office:value-type="float" office:value="0.0004029392" calcext:value-type="float">
            <text:p>0.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.748</text:p>
          </table:table-cell>
          <table:table-cell table:formula="of:=AVERAGEA(['2000 cons'.B13:.B17])" office:value-type="float" office:value="13.434" calcext:value-type="float">
            <text:p>13.434</text:p>
          </table:table-cell>
          <table:table-cell table:formula="of:=AVERAGEA(['2000 cons'.C13:.C17])" office:value-type="float" office:value="0.378" calcext:value-type="float">
            <text:p>0.378</text:p>
          </table:table-cell>
          <table:table-cell table:formula="of:=AVERAGEA(['2000 cons'.D13:.D17])" office:value-type="float" office:value="85.202" calcext:value-type="float">
            <text:p>85.202</text:p>
          </table:table-cell>
          <table:table-cell table:formula="of:=AVERAGEA(['2000 cons'.E13:.E17])" office:value-type="float" office:value="47.322" calcext:value-type="float">
            <text:p>47.322</text:p>
          </table:table-cell>
          <table:table-cell table:formula="of:=AVERAGEA(['2000 cons'.F13:.F17])" office:value-type="float" office:value="0.00123017558" calcext:value-type="float">
            <text:p>0.0012301756</text:p>
          </table:table-cell>
          <table:table-cell table:formula="of:=STDEV(['2000 cons'.A13:.A17])" office:value-type="float" office:value="2.73131287112993" calcext:value-type="float">
            <text:p>2.7313128711</text:p>
          </table:table-cell>
          <table:table-cell table:formula="of:=STDEV(['2000 cons'.B13:.B17])" office:value-type="float" office:value="2.65966727242338" calcext:value-type="float">
            <text:p>2.6596672724</text:p>
          </table:table-cell>
          <table:table-cell table:formula="of:=STDEV(['2000 cons'.C13:.C17])" office:value-type="float" office:value="0.0465832587954085" calcext:value-type="float">
            <text:p>0.0465832588</text:p>
          </table:table-cell>
          <table:table-cell table:formula="of:=STDEV(['2000 cons'.D13:.D17])" office:value-type="float" office:value="2.21023075718351" calcext:value-type="float">
            <text:p>2.2102307572</text:p>
          </table:table-cell>
          <table:table-cell table:formula="of:=STDEV(['2000 cons'.E13:.E17])" office:value-type="float" office:value="5.30785926716223" calcext:value-type="float">
            <text:p>5.3078592672</text:p>
          </table:table-cell>
          <table:table-cell table:formula="of:=STDEV(['2000 cons'.F13:.F17])" office:value-type="float" office:value="0.00102490872426961" calcext:value-type="float">
            <text:p>0.0010249087</text:p>
          </table:table-cell>
          <table:table-cell table:number-columns-repeated="999"/>
        </table:table-row>
        <table:table-row table:style-name="ro1">
          <table:table-cell office:value-type="float" office:value="67.92" calcext:value-type="float">
            <text:p>67.92</text:p>
          </table:table-cell>
          <table:table-cell office:value-type="float" office:value="9.32" calcext:value-type="float">
            <text:p>9.32</text:p>
          </table:table-cell>
          <table:table-cell office:value-type="float" office:value="0.45" calcext:value-type="float">
            <text:p>0.45</text:p>
          </table:table-cell>
          <table:table-cell office:value-type="float" office:value="88.67" calcext:value-type="float">
            <text:p>88.67</text:p>
          </table:table-cell>
          <table:table-cell office:value-type="float" office:value="51.43" calcext:value-type="float">
            <text:p>51.43</text:p>
          </table:table-cell>
          <table:table-cell office:value-type="float" office:value="0.0003154567" calcext:value-type="float">
            <text:p>0.0003154567</text:p>
          </table:table-cell>
          <table:table-cell table:number-columns-repeated="1018"/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15.16" calcext:value-type="float">
            <text:p>15.16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74" calcext:value-type="float">
            <text:p>46.74</text:p>
          </table:table-cell>
          <table:table-cell office:value-type="float" office:value="0.001184819" calcext:value-type="float">
            <text:p>0.001184819</text:p>
          </table:table-cell>
          <table:table-cell table:number-columns-repeated="1018"/>
        </table:table-row>
        <table:table-row table:style-name="ro1">
          <table:table-cell office:value-type="float" office:value="70.21" calcext:value-type="float">
            <text:p>70.21</text:p>
          </table:table-cell>
          <table:table-cell office:value-type="float" office:value="15.01" calcext:value-type="float">
            <text:p>15.01</text:p>
          </table:table-cell>
          <table:table-cell office:value-type="float" office:value="0.34" calcext:value-type="float">
            <text:p>0.34</text:p>
          </table:table-cell>
          <table:table-cell office:value-type="float" office:value="83.83" calcext:value-type="float">
            <text:p>83.83</text:p>
          </table:table-cell>
          <table:table-cell office:value-type="float" office:value="40.49" calcext:value-type="float">
            <text:p>40.49</text:p>
          </table:table-cell>
          <table:table-cell office:value-type="float" office:value="0.002859162" calcext:value-type="float">
            <text:p>0.002859162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.51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4.32" calcext:value-type="float">
            <text:p>44.32</text:p>
          </table:table-cell>
          <table:table-cell office:value-type="float" office:value="0.001388501" calcext:value-type="float">
            <text:p>0.001388501</text:p>
          </table:table-cell>
          <table:table-cell table:number-columns-repeated="1018"/>
        </table:table-row>
        <table:table-row table:style-name="ro1">
          <table:table-cell table:style-name="ce2" office:value-type="float" office:value="56.67" calcext:value-type="float">
            <text:p>56.67</text:p>
          </table:table-cell>
          <table:table-cell table:style-name="ce2" office:value-type="float" office:value="14.07" calcext:value-type="float">
            <text:p>14.07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.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.496</text:p>
          </table:table-cell>
          <table:table-cell table:formula="of:=AVERAGEA(['2000 cons'.B18:.B22])" office:value-type="float" office:value="27.358" calcext:value-type="float">
            <text:p>27.358</text:p>
          </table:table-cell>
          <table:table-cell table:formula="of:=AVERAGEA(['2000 cons'.C18:.C22])" office:value-type="float" office:value="0.186" calcext:value-type="float">
            <text:p>0.186</text:p>
          </table:table-cell>
          <table:table-cell table:formula="of:=AVERAGEA(['2000 cons'.D18:.D22])" office:value-type="float" office:value="70.298" calcext:value-type="float">
            <text:p>70.298</text:p>
          </table:table-cell>
          <table:table-cell table:formula="of:=AVERAGEA(['2000 cons'.E18:.E22])" office:value-type="float" office:value="26.476" calcext:value-type="float">
            <text:p>26.476</text:p>
          </table:table-cell>
          <table:table-cell table:formula="of:=AVERAGEA(['2000 cons'.F18:.F22])" office:value-type="float" office:value="0.060413484" calcext:value-type="float">
            <text:p>0.060413484</text:p>
          </table:table-cell>
          <table:table-cell table:formula="of:=STDEV(['2000 cons'.A18:.A22])" office:value-type="float" office:value="15.2170342051268" calcext:value-type="float">
            <text:p>15.2170342051</text:p>
          </table:table-cell>
          <table:table-cell table:formula="of:=STDEV(['2000 cons'.B18:.B22])" office:value-type="float" office:value="14.3342690779823" calcext:value-type="float">
            <text:p>14.334269078</text:p>
          </table:table-cell>
          <table:table-cell table:formula="of:=STDEV(['2000 cons'.C18:.C22])" office:value-type="float" office:value="0.0712741187248218" calcext:value-type="float">
            <text:p>0.0712741187</text:p>
          </table:table-cell>
          <table:table-cell table:formula="of:=STDEV(['2000 cons'.D18:.D22])" office:value-type="float" office:value="11.9317085951678" calcext:value-type="float">
            <text:p>11.9317085952</text:p>
          </table:table-cell>
          <table:table-cell table:formula="of:=STDEV(['2000 cons'.E18:.E22])" office:value-type="float" office:value="7.66533299994201" calcext:value-type="float">
            <text:p>7.6653329999</text:p>
          </table:table-cell>
          <table:table-cell table:formula="of:=STDEV(['2000 cons'.F18:.F22])" office:value-type="float" office:value="0.00924705688868788" calcext:value-type="float">
            <text:p>0.0092470569</text:p>
          </table:table-cell>
          <table:table-cell table:number-columns-repeated="999"/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2.57" calcext:value-type="float">
            <text:p>12.57</text:p>
          </table:table-cell>
          <table:table-cell office:value-type="float" office:value="0.18" calcext:value-type="float">
            <text:p>0.18</text:p>
          </table:table-cell>
          <table:table-cell office:value-type="float" office:value="81.33" calcext:value-type="float">
            <text:p>81.33</text:p>
          </table:table-cell>
          <table:table-cell office:value-type="float" office:value="21.13" calcext:value-type="float">
            <text:p>21.13</text:p>
          </table:table-cell>
          <table:table-cell office:value-type="float" office:value="0.05064259" calcext:value-type="float">
            <text:p>0.05064259</text:p>
          </table:table-cell>
          <table:table-cell table:number-columns-repeated="1018"/>
        </table:table-row>
        <table:table-row table:style-name="ro1">
          <table:table-cell office:value-type="float" office:value="44.62" calcext:value-type="float">
            <text:p>44.62</text:p>
          </table:table-cell>
          <table:table-cell office:value-type="float" office:value="26.54" calcext:value-type="float">
            <text:p>26.54</text:p>
          </table:table-cell>
          <table:table-cell office:value-type="float" office:value="0.16" calcext:value-type="float">
            <text:p>0.16</text:p>
          </table:table-cell>
          <table:table-cell office:value-type="float" office:value="70.33" calcext:value-type="float">
            <text:p>70.33</text:p>
          </table:table-cell>
          <table:table-cell office:value-type="float" office:value="24.58" calcext:value-type="float">
            <text:p>24.58</text:p>
          </table:table-cell>
          <table:table-cell office:value-type="float" office:value="0.06795546" calcext:value-type="float">
            <text:p>0.06795546</text:p>
          </table:table-cell>
          <table:table-cell table:number-columns-repeated="1018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43.87" calcext:value-type="float">
            <text:p>43.87</text:p>
          </table:table-cell>
          <table:table-cell office:value-type="float" office:value="0.14" calcext:value-type="float">
            <text:p>0.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.67</text:p>
          </table:table-cell>
          <table:table-cell office:value-type="float" office:value="0.07079626" calcext:value-type="float">
            <text:p>0.0707962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39.74" calcext:value-type="float">
            <text:p>39.74</text:p>
          </table:table-cell>
          <table:table-cell office:value-type="float" office:value="0.14" calcext:value-type="float">
            <text:p>0.14</text:p>
          </table:table-cell>
          <table:table-cell office:value-type="float" office:value="59.83" calcext:value-type="float">
            <text:p>59.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.06126787</text:p>
          </table:table-cell>
          <table:table-cell table:number-columns-repeated="1018"/>
        </table:table-row>
        <table:table-row table:style-name="ro1">
          <table:table-cell table:style-name="ce2" office:value-type="float" office:value="55.08" calcext:value-type="float">
            <text:p>55.0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.67" calcext:value-type="float">
            <text:p>87.67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0.03805722" calcext:value-type="float">
            <text:p>0.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.066</text:p>
          </table:table-cell>
          <table:table-cell table:formula="of:=AVERAGEA(['2000 cons'.B23:.B27])" office:value-type="float" office:value="9.306" calcext:value-type="float">
            <text:p>9.306</text:p>
          </table:table-cell>
          <table:table-cell table:formula="of:=AVERAGEA(['2000 cons'.C23:.C27])" office:value-type="float" office:value="0.422" calcext:value-type="float">
            <text:p>0.422</text:p>
          </table:table-cell>
          <table:table-cell table:formula="of:=AVERAGEA(['2000 cons'.D23:.D27])" office:value-type="float" office:value="87.8" calcext:value-type="float">
            <text:p>87.8</text:p>
          </table:table-cell>
          <table:table-cell table:formula="of:=AVERAGEA(['2000 cons'.E23:.E27])" office:value-type="float" office:value="49.15" calcext:value-type="float">
            <text:p>49.15</text:p>
          </table:table-cell>
          <table:table-cell table:formula="of:=AVERAGEA(['2000 cons'.F23:.F27])" office:value-type="float" office:value="0.041434826" calcext:value-type="float">
            <text:p>0.041434826</text:p>
          </table:table-cell>
          <table:table-cell table:formula="of:=STDEV(['2000 cons'.A23:.A27])" office:value-type="float" office:value="7.31754945319811" calcext:value-type="float">
            <text:p>7.3175494532</text:p>
          </table:table-cell>
          <table:table-cell table:formula="of:=STDEV(['2000 cons'.B23:.B27])" office:value-type="float" office:value="1.48043236927595" calcext:value-type="float">
            <text:p>1.4804323693</text:p>
          </table:table-cell>
          <table:table-cell table:formula="of:=STDEV(['2000 cons'.C23:.C27])" office:value-type="float" office:value="0.0396232255123179" calcext:value-type="float">
            <text:p>0.0396232255</text:p>
          </table:table-cell>
          <table:table-cell table:formula="of:=STDEV(['2000 cons'.D23:.D27])" office:value-type="float" office:value="1.26645173615105" calcext:value-type="float">
            <text:p>1.2664517362</text:p>
          </table:table-cell>
          <table:table-cell table:formula="of:=STDEV(['2000 cons'.E23:.E27])" office:value-type="float" office:value="4.47049214293013" calcext:value-type="float">
            <text:p>4.4704921429</text:p>
          </table:table-cell>
          <table:table-cell table:formula="of:=STDEV(['2000 cons'.F23:.F27])" office:value-type="float" office:value="0.00679457310279903" calcext:value-type="float">
            <text:p>0.0067945731</text:p>
          </table:table-cell>
          <table:table-cell table:number-columns-repeated="999"/>
        </table:table-row>
        <table:table-row table:style-name="ro1">
          <table:table-cell office:value-type="float" office:value="59.93" calcext:value-type="float">
            <text:p>59.93</text:p>
          </table:table-cell>
          <table:table-cell office:value-type="float" office:value="11.4" calcext:value-type="float">
            <text:p>11.4</text:p>
          </table:table-cell>
          <table:table-cell office:value-type="float" office:value="0.36" calcext:value-type="float">
            <text:p>0.36</text:p>
          </table:table-cell>
          <table:table-cell office:value-type="float" office:value="85.83" calcext:value-type="float">
            <text:p>85.83</text:p>
          </table:table-cell>
          <table:table-cell office:value-type="float" office:value="43.71" calcext:value-type="float">
            <text:p>43.71</text:p>
          </table:table-cell>
          <table:table-cell office:value-type="float" office:value="0.04430851" calcext:value-type="float">
            <text:p>0.04430851</text:p>
          </table:table-cell>
          <table:table-cell table:number-columns-repeated="1018"/>
        </table:table-row>
        <table:table-row table:style-name="ro1">
          <table:table-cell office:value-type="float" office:value="58.49" calcext:value-type="float">
            <text:p>58.49</text:p>
          </table:table-cell>
          <table:table-cell office:value-type="float" office:value="7.68" calcext:value-type="float">
            <text:p>7.68</text:p>
          </table:table-cell>
          <table:table-cell office:value-type="float" office:value="0.46" calcext:value-type="float">
            <text:p>0.46</text:p>
          </table:table-cell>
          <table:table-cell office:value-type="float" office:value="89.33" calcext:value-type="float">
            <text:p>89.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.0315443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8.55" calcext:value-type="float">
            <text:p>8.55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.0440675</text:p>
          </table:table-cell>
          <table:table-cell table:number-columns-repeated="1018"/>
        </table:table-row>
        <table:table-row table:style-name="ro1">
          <table:table-cell office:value-type="float" office:value="73.77" calcext:value-type="float">
            <text:p>73.77</text:p>
          </table:table-cell>
          <table:table-cell office:value-type="float" office:value="10.2" calcext:value-type="float">
            <text:p>10.2</text:p>
          </table:table-cell>
          <table:table-cell office:value-type="float" office:value="0.45" calcext:value-type="float">
            <text:p>0.45</text:p>
          </table:table-cell>
          <table:table-cell office:value-type="float" office:value="88.17" calcext:value-type="float">
            <text:p>88.17</text:p>
          </table:table-cell>
          <table:table-cell office:value-type="float" office:value="55.9" calcext:value-type="float">
            <text:p>55.9</text:p>
          </table:table-cell>
          <table:table-cell office:value-type="float" office:value="0.0491966" calcext:value-type="float">
            <text:p>0.0491966</text:p>
          </table:table-cell>
          <table:table-cell table:number-columns-repeated="1018"/>
        </table:table-row>
        <table:table-row table:style-name="ro1">
          <table:table-cell table:style-name="ce2" office:value-type="float" office:value="69.84" calcext:value-type="float">
            <text:p>69.84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.01</text:p>
          </table:table-cell>
          <table:table-cell table:style-name="ce2" office:value-type="float" office:value="0.0007525718" calcext:value-type="float">
            <text:p>0.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.278</text:p>
          </table:table-cell>
          <table:table-cell table:formula="of:=AVERAGEA(['2000 cons'.B28:.B32])" office:value-type="float" office:value="12.834" calcext:value-type="float">
            <text:p>12.834</text:p>
          </table:table-cell>
          <table:table-cell table:formula="of:=AVERAGEA(['2000 cons'.C28:.C32])" office:value-type="float" office:value="0.386" calcext:value-type="float">
            <text:p>0.386</text:p>
          </table:table-cell>
          <table:table-cell table:formula="of:=AVERAGEA(['2000 cons'.D28:.D32])" office:value-type="float" office:value="85.598" calcext:value-type="float">
            <text:p>85.598</text:p>
          </table:table-cell>
          <table:table-cell table:formula="of:=AVERAGEA(['2000 cons'.E28:.E32])" office:value-type="float" office:value="48.462" calcext:value-type="float">
            <text:p>48.462</text:p>
          </table:table-cell>
          <table:table-cell table:formula="of:=AVERAGEA(['2000 cons'.F28:.F32])" office:value-type="float" office:value="0.00092800406" calcext:value-type="float">
            <text:p>0.0009280041</text:p>
          </table:table-cell>
          <table:table-cell table:formula="of:=STDEV(['2000 cons'.A28:.A32])" office:value-type="float" office:value="10.0946134150843" calcext:value-type="float">
            <text:p>10.0946134151</text:p>
          </table:table-cell>
          <table:table-cell table:formula="of:=STDEV(['2000 cons'.B28:.B32])" office:value-type="float" office:value="3.12636050384469" calcext:value-type="float">
            <text:p>3.1263605038</text:p>
          </table:table-cell>
          <table:table-cell table:formula="of:=STDEV(['2000 cons'.C28:.C32])" office:value-type="float" office:value="0.0343511280746353" calcext:value-type="float">
            <text:p>0.0343511281</text:p>
          </table:table-cell>
          <table:table-cell table:formula="of:=STDEV(['2000 cons'.D28:.D32])" office:value-type="float" office:value="2.1919557477285" calcext:value-type="float">
            <text:p>2.1919557477</text:p>
          </table:table-cell>
          <table:table-cell table:formula="of:=STDEV(['2000 cons'.E28:.E32])" office:value-type="float" office:value="5.42132087225982" calcext:value-type="float">
            <text:p>5.4213208723</text:p>
          </table:table-cell>
          <table:table-cell table:formula="of:=STDEV(['2000 cons'.F28:.F32])" office:value-type="float" office:value="0.000706385174608937" calcext:value-type="float">
            <text:p>0.0007063852</text:p>
          </table:table-cell>
          <table:table-cell table:number-columns-repeated="999"/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14.23" calcext:value-type="float">
            <text:p>14.23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7.19" calcext:value-type="float">
            <text:p>47.19</text:p>
          </table:table-cell>
          <table:table-cell office:value-type="float" office:value="0.0007593431" calcext:value-type="float">
            <text:p>0.000759343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.45</text:p>
          </table:table-cell>
          <table:table-cell office:value-type="float" office:value="0.34" calcext:value-type="float">
            <text:p>0.34</text:p>
          </table:table-cell>
          <table:table-cell office:value-type="float" office:value="82.33" calcext:value-type="float">
            <text:p>82.33</text:p>
          </table:table-cell>
          <table:table-cell office:value-type="float" office:value="43.01" calcext:value-type="float">
            <text:p>43.01</text:p>
          </table:table-cell>
          <table:table-cell office:value-type="float" office:value="0.002120862" calcext:value-type="float">
            <text:p>0.002120862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.12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.17</text:p>
          </table:table-cell>
          <table:table-cell office:value-type="float" office:value="0.0007807374" calcext:value-type="float">
            <text:p>0.0007807374</text:p>
          </table:table-cell>
          <table:table-cell table:number-columns-repeated="1018"/>
        </table:table-row>
        <table:table-row table:style-name="ro1">
          <table:table-cell office:value-type="float" office:value="55.36" calcext:value-type="float">
            <text:p>55.36</text:p>
          </table:table-cell>
          <table:table-cell office:value-type="float" office:value="9.38" calcext:value-type="float">
            <text:p>9.38</text:p>
          </table:table-cell>
          <table:table-cell office:value-type="float" office:value="0.4" calcext:value-type="float">
            <text:p>0.4</text:p>
          </table:table-cell>
          <table:table-cell office:value-type="float" office:value="87.33" calcext:value-type="float">
            <text:p>87.33</text:p>
          </table:table-cell>
          <table:table-cell office:value-type="float" office:value="43.93" calcext:value-type="float">
            <text:p>43.93</text:p>
          </table:table-cell>
          <table:table-cell office:value-type="float" office:value="0.000226506" calcext:value-type="float">
            <text:p>0.000226506</text:p>
          </table:table-cell>
          <table:table-cell table:number-columns-repeated="1018"/>
        </table:table-row>
        <table:table-row table:style-name="ro1"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50.56" calcext:value-type="float">
            <text:p>50.56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.544</text:p>
          </table:table-cell>
          <table:table-cell table:formula="of:=AVERAGEA(['2000 cons'.B33:.B37])" office:value-type="float" office:value="11.964" calcext:value-type="float">
            <text:p>11.964</text:p>
          </table:table-cell>
          <table:table-cell table:formula="of:=AVERAGEA(['2000 cons'.C33:.C37])" office:value-type="float" office:value="0.394" calcext:value-type="float">
            <text:p>0.394</text:p>
          </table:table-cell>
          <table:table-cell table:formula="of:=AVERAGEA(['2000 cons'.D33:.D37])" office:value-type="float" office:value="86.266" calcext:value-type="float">
            <text:p>86.266</text:p>
          </table:table-cell>
          <table:table-cell table:formula="of:=AVERAGEA(['2000 cons'.E33:.E37])" office:value-type="float" office:value="49.488" calcext:value-type="float">
            <text:p>49.488</text:p>
          </table:table-cell>
          <table:table-cell table:formula="of:=AVERAGEA(['2000 cons'.F33:.F37])" office:value-type="float" office:value="0.00611259" calcext:value-type="float">
            <text:p>0.00611259</text:p>
          </table:table-cell>
          <table:table-cell table:formula="of:=STDEV(['2000 cons'.A33:.A37])" office:value-type="float" office:value="5.15155122269012" calcext:value-type="float">
            <text:p>5.1515512227</text:p>
          </table:table-cell>
          <table:table-cell table:formula="of:=STDEV(['2000 cons'.B33:.B37])" office:value-type="float" office:value="1.47354334853102" calcext:value-type="float">
            <text:p>1.4735433485</text:p>
          </table:table-cell>
          <table:table-cell table:formula="of:=STDEV(['2000 cons'.C33:.C37])" office:value-type="float" office:value="0.0364691650576209" calcext:value-type="float">
            <text:p>0.0364691651</text:p>
          </table:table-cell>
          <table:table-cell table:formula="of:=STDEV(['2000 cons'.D33:.D37])" office:value-type="float" office:value="1.64415023644435" calcext:value-type="float">
            <text:p>1.6441502364</text:p>
          </table:table-cell>
          <table:table-cell table:formula="of:=STDEV(['2000 cons'.E33:.E37])" office:value-type="float" office:value="4.31194503675545" calcext:value-type="float">
            <text:p>4.3119450368</text:p>
          </table:table-cell>
          <table:table-cell table:formula="of:=STDEV(['2000 cons'.F33:.F37])" office:value-type="float" office:value="0.00207381889078253" calcext:value-type="float">
            <text:p>0.0020738189</text:p>
          </table:table-cell>
          <table:table-cell table:number-columns-repeated="999"/>
        </table:table-row>
        <table:table-row table:style-name="ro1">
          <table:table-cell office:value-type="float" office:value="64.71" calcext:value-type="float">
            <text:p>64.71</text:p>
          </table:table-cell>
          <table:table-cell office:value-type="float" office:value="10.38" calcext:value-type="float">
            <text:p>10.38</text:p>
          </table:table-cell>
          <table:table-cell office:value-type="float" office:value="0.41" calcext:value-type="float">
            <text:p>0.41</text:p>
          </table:table-cell>
          <table:table-cell office:value-type="float" office:value="87.5" calcext:value-type="float">
            <text:p>87.5</text:p>
          </table:table-cell>
          <table:table-cell office:value-type="float" office:value="46.81" calcext:value-type="float">
            <text:p>46.81</text:p>
          </table:table-cell>
          <table:table-cell office:value-type="float" office:value="0.00366303" calcext:value-type="float">
            <text:p>0.00366303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.59</text:p>
          </table:table-cell>
          <table:table-cell office:value-type="float" office:value="10.33" calcext:value-type="float">
            <text:p>10.33</text:p>
          </table:table-cell>
          <table:table-cell office:value-type="float" office:value="0.45" calcext:value-type="float">
            <text:p>0.45</text:p>
          </table:table-cell>
          <table:table-cell office:value-type="float" office:value="88.5" calcext:value-type="float">
            <text:p>88.5</text:p>
          </table:table-cell>
          <table:table-cell office:value-type="float" office:value="56.6" calcext:value-type="float">
            <text:p>56.6</text:p>
          </table:table-cell>
          <table:table-cell office:value-type="float" office:value="0.007647805" calcext:value-type="float">
            <text:p>0.007647805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12.87" calcext:value-type="float">
            <text:p>12.87</text:p>
          </table:table-cell>
          <table:table-cell office:value-type="float" office:value="0.37" calcext:value-type="float">
            <text:p>0.37</text:p>
          </table:table-cell>
          <table:table-cell office:value-type="float" office:value="85.33" calcext:value-type="float">
            <text:p>85.33</text:p>
          </table:table-cell>
          <table:table-cell office:value-type="float" office:value="46.34" calcext:value-type="float">
            <text:p>46.34</text:p>
          </table:table-cell>
          <table:table-cell office:value-type="float" office:value="0.007632106" calcext:value-type="float">
            <text:p>0.007632106</text:p>
          </table:table-cell>
          <table:table-cell table:number-columns-repeated="1018"/>
        </table:table-row>
        <table:table-row table:style-name="ro1">
          <table:table-cell office:value-type="float" office:value="66.13" calcext:value-type="float">
            <text:p>66.13</text:p>
          </table:table-cell>
          <table:table-cell office:value-type="float" office:value="13.2" calcext:value-type="float">
            <text:p>13.2</text:p>
          </table:table-cell>
          <table:table-cell office:value-type="float" office:value="0.36" calcext:value-type="float">
            <text:p>0.36</text:p>
          </table:table-cell>
          <table:table-cell office:value-type="float" office:value="84.67" calcext:value-type="float">
            <text:p>84.67</text:p>
          </table:table-cell>
          <table:table-cell office:value-type="float" office:value="47.13" calcext:value-type="float">
            <text:p>47.13</text:p>
          </table:table-cell>
          <table:table-cell office:value-type="float" office:value="0.004027643" calcext:value-type="float">
            <text:p>0.004027643</text:p>
          </table:table-cell>
          <table:table-cell table:number-columns-repeated="1018"/>
        </table:table-row>
        <table:table-row table:style-name="ro1">
          <table:table-cell table:style-name="ce2" office:value-type="float" office:value="61.97" calcext:value-type="float">
            <text:p>61.97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58.28" calcext:value-type="float">
            <text:p>58.28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.058</text:p>
          </table:table-cell>
          <table:table-cell table:formula="of:=AVERAGEA(['2000 cons'.B38:.B42])" office:value-type="float" office:value="9.15" calcext:value-type="float">
            <text:p>9.15</text:p>
          </table:table-cell>
          <table:table-cell table:formula="of:=AVERAGEA(['2000 cons'.C38:.C42])" office:value-type="float" office:value="0.436" calcext:value-type="float">
            <text:p>0.436</text:p>
          </table:table-cell>
          <table:table-cell table:formula="of:=AVERAGEA(['2000 cons'.D38:.D42])" office:value-type="float" office:value="88.446" calcext:value-type="float">
            <text:p>88.446</text:p>
          </table:table-cell>
          <table:table-cell table:formula="of:=AVERAGEA(['2000 cons'.E38:.E42])" office:value-type="float" office:value="54.576" calcext:value-type="float">
            <text:p>54.576</text:p>
          </table:table-cell>
          <table:table-cell table:formula="of:=AVERAGEA(['2000 cons'.F38:.F42])" office:value-type="float" office:value="0.0578773972" calcext:value-type="float">
            <text:p>0.0578773972</text:p>
          </table:table-cell>
          <table:table-cell table:formula="of:=STDEV(['2000 cons'.A38:.A42])" office:value-type="float" office:value="5.77376566895471" calcext:value-type="float">
            <text:p>5.773765669</text:p>
          </table:table-cell>
          <table:table-cell table:formula="of:=STDEV(['2000 cons'.B38:.B42])" office:value-type="float" office:value="2.18754428526601" calcext:value-type="float">
            <text:p>2.1875442853</text:p>
          </table:table-cell>
          <table:table-cell table:formula="of:=STDEV(['2000 cons'.C38:.C42])" office:value-type="float" office:value="0.049295030175465" calcext:value-type="float">
            <text:p>0.0492950302</text:p>
          </table:table-cell>
          <table:table-cell table:formula="of:=STDEV(['2000 cons'.D38:.D42])" office:value-type="float" office:value="1.62513999396975" calcext:value-type="float">
            <text:p>1.625139994</text:p>
          </table:table-cell>
          <table:table-cell table:formula="of:=STDEV(['2000 cons'.E38:.E42])" office:value-type="float" office:value="4.85523222925536" calcext:value-type="float">
            <text:p>4.8552322293</text:p>
          </table:table-cell>
          <table:table-cell table:formula="of:=STDEV(['2000 cons'.F38:.F42])" office:value-type="float" office:value="0.0285438972132018" calcext:value-type="float">
            <text:p>0.0285438972</text:p>
          </table:table-cell>
          <table:table-cell table:number-columns-repeated="999"/>
        </table:table-row>
        <table:table-row table:style-name="ro1">
          <table:table-cell office:value-type="float" office:value="66.15" calcext:value-type="float">
            <text:p>66.15</text:p>
          </table:table-cell>
          <table:table-cell office:value-type="float" office:value="9.91" calcext:value-type="float">
            <text:p>9.91</text:p>
          </table:table-cell>
          <table:table-cell office:value-type="float" office:value="0.43" calcext:value-type="float">
            <text:p>0.43</text:p>
          </table:table-cell>
          <table:table-cell office:value-type="float" office:value="87.5" calcext:value-type="float">
            <text:p>87.5</text:p>
          </table:table-cell>
          <table:table-cell office:value-type="float" office:value="53.42" calcext:value-type="float">
            <text:p>53.42</text:p>
          </table:table-cell>
          <table:table-cell office:value-type="float" office:value="0.06987224" calcext:value-type="float">
            <text:p>0.06987224</text:p>
          </table:table-cell>
          <table:table-cell table:number-columns-repeated="1018"/>
        </table:table-row>
        <table:table-row table:style-name="ro1">
          <table:table-cell office:value-type="float" office:value="64.15" calcext:value-type="float">
            <text:p>64.15</text:p>
          </table:table-cell>
          <table:table-cell office:value-type="float" office:value="10.79" calcext:value-type="float">
            <text:p>10.79</text:p>
          </table:table-cell>
          <table:table-cell office:value-type="float" office:value="0.4" calcext:value-type="float">
            <text:p>0.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.58</text:p>
          </table:table-cell>
          <table:table-cell office:value-type="float" office:value="0.07657806" calcext:value-type="float">
            <text:p>0.07657806</text:p>
          </table:table-cell>
          <table:table-cell table:number-columns-repeated="1018"/>
        </table:table-row>
        <table:table-row table:style-name="ro1">
          <table:table-cell office:value-type="float" office:value="76.92" calcext:value-type="float">
            <text:p>76.92</text:p>
          </table:table-cell>
          <table:table-cell office:value-type="float" office:value="11.4" calcext:value-type="float">
            <text:p>11.4</text:p>
          </table:table-cell>
          <table:table-cell office:value-type="float" office:value="0.43" calcext:value-type="float">
            <text:p>0.43</text:p>
          </table:table-cell>
          <table:table-cell office:value-type="float" office:value="87.33" calcext:value-type="float">
            <text:p>87.33</text:p>
          </table:table-cell>
          <table:table-cell office:value-type="float" office:value="56.82" calcext:value-type="float">
            <text:p>56.82</text:p>
          </table:table-cell>
          <table:table-cell office:value-type="float" office:value="0.06293053" calcext:value-type="float">
            <text:p>0.06293053</text:p>
          </table:table-cell>
          <table:table-cell table:number-columns-repeated="1018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6.84" calcext:value-type="float">
            <text:p>6.84</text:p>
          </table:table-cell>
          <table:table-cell office:value-type="float" office:value="0.52" calcext:value-type="float">
            <text:p>0.52</text:p>
          </table:table-cell>
          <table:table-cell office:value-type="float" office:value="90.5" calcext:value-type="float">
            <text:p>90.5</text:p>
          </table:table-cell>
          <table:table-cell office:value-type="float" office:value="57.78" calcext:value-type="float">
            <text:p>57.78</text:p>
          </table:table-cell>
          <table:table-cell office:value-type="float" office:value="0.07241379" calcext:value-type="float">
            <text:p>0.07241379</text:p>
          </table:table-cell>
          <table:table-cell table:number-columns-repeated="1018"/>
        </table:table-row>
        <table:table-row table:style-name="ro1">
          <table:table-cell table:style-name="ce2" office:value-type="float" office:value="66.04" calcext:value-type="float">
            <text:p>66.04</text:p>
          </table:table-cell>
          <table:table-cell table:style-name="ce2" office:value-type="float" office:value="9.69" calcext:value-type="float">
            <text:p>9.69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8.17" calcext:value-type="float">
            <text:p>88.17</text:p>
          </table:table-cell>
          <table:table-cell table:style-name="ce2" office:value-type="float" office:value="49.65" calcext:value-type="float">
            <text:p>49.65</text:p>
          </table:table-cell>
          <table:table-cell table:style-name="ce2" office:value-type="float" office:value="0.02802983" calcext:value-type="float">
            <text:p>0.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.328</text:p>
          </table:table-cell>
          <table:table-cell table:formula="of:=AVERAGEA(['2000 cons'.B43:.B47])" office:value-type="float" office:value="7.548" calcext:value-type="float">
            <text:p>7.548</text:p>
          </table:table-cell>
          <table:table-cell table:formula="of:=AVERAGEA(['2000 cons'.C43:.C47])" office:value-type="float" office:value="0.498" calcext:value-type="float">
            <text:p>0.498</text:p>
          </table:table-cell>
          <table:table-cell table:formula="of:=AVERAGEA(['2000 cons'.D43:.D47])" office:value-type="float" office:value="89.84" calcext:value-type="float">
            <text:p>89.84</text:p>
          </table:table-cell>
          <table:table-cell table:formula="of:=AVERAGEA(['2000 cons'.E43:.E47])" office:value-type="float" office:value="56.492" calcext:value-type="float">
            <text:p>56.492</text:p>
          </table:table-cell>
          <table:table-cell table:formula="of:=AVERAGEA(['2000 cons'.F43:.F47])" office:value-type="float" office:value="0.023503642" calcext:value-type="float">
            <text:p>0.023503642</text:p>
          </table:table-cell>
          <table:table-cell table:formula="of:=STDEV(['2000 cons'.A43:.A47])" office:value-type="float" office:value="4.56763833944852" calcext:value-type="float">
            <text:p>4.5676383394</text:p>
          </table:table-cell>
          <table:table-cell table:formula="of:=STDEV(['2000 cons'.B43:.B47])" office:value-type="float" office:value="1.42944744569361" calcext:value-type="float">
            <text:p>1.4294474457</text:p>
          </table:table-cell>
          <table:table-cell table:formula="of:=STDEV(['2000 cons'.C43:.C47])" office:value-type="float" office:value="0.0576194411635517" calcext:value-type="float">
            <text:p>0.0576194412</text:p>
          </table:table-cell>
          <table:table-cell table:formula="of:=STDEV(['2000 cons'.D43:.D47])" office:value-type="float" office:value="1.44910317093021" calcext:value-type="float">
            <text:p>1.4491031709</text:p>
          </table:table-cell>
          <table:table-cell table:formula="of:=STDEV(['2000 cons'.E43:.E47])" office:value-type="float" office:value="5.52725700506138" calcext:value-type="float">
            <text:p>5.5272570051</text:p>
          </table:table-cell>
          <table:table-cell table:formula="of:=STDEV(['2000 cons'.F43:.F47])" office:value-type="float" office:value="0.00519878149601616" calcext:value-type="float">
            <text:p>0.00519878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7.25" calcext:value-type="float">
            <text:p>7.25</text:p>
          </table:table-cell>
          <table:table-cell office:value-type="float" office:value="0.5" calcext:value-type="float">
            <text:p>0.5</text:p>
          </table:table-cell>
          <table:table-cell office:value-type="float" office:value="89.93" calcext:value-type="float">
            <text:p>89.93</text:p>
          </table:table-cell>
          <table:table-cell office:value-type="float" office:value="56.74" calcext:value-type="float">
            <text:p>56.74</text:p>
          </table:table-cell>
          <table:table-cell office:value-type="float" office:value="0.02957922" calcext:value-type="float">
            <text:p>0.02957922</text:p>
          </table:table-cell>
          <table:table-cell table:number-columns-repeated="1018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8.16" calcext:value-type="float">
            <text:p>8.16</text:p>
          </table:table-cell>
          <table:table-cell office:value-type="float" office:value="0.46" calcext:value-type="float">
            <text:p>0.46</text:p>
          </table:table-cell>
          <table:table-cell office:value-type="float" office:value="88.93" calcext:value-type="float">
            <text:p>88.93</text:p>
          </table:table-cell>
          <table:table-cell office:value-type="float" office:value="53.15" calcext:value-type="float">
            <text:p>53.15</text:p>
          </table:table-cell>
          <table:table-cell office:value-type="float" office:value="0.02049906" calcext:value-type="float">
            <text:p>0.02049906</text:p>
          </table:table-cell>
          <table:table-cell table:number-columns-repeated="1018"/>
        </table:table-row>
        <table:table-row table:style-name="ro1">
          <table:table-cell office:value-type="float" office:value="64.64" calcext:value-type="float">
            <text:p>64.64</text:p>
          </table:table-cell>
          <table:table-cell office:value-type="float" office:value="6.55" calcext:value-type="float">
            <text:p>6.55</text:p>
          </table:table-cell>
          <table:table-cell office:value-type="float" office:value="0.52" calcext:value-type="float">
            <text:p>0.52</text:p>
          </table:table-cell>
          <table:table-cell office:value-type="float" office:value="90.17" calcext:value-type="float">
            <text:p>90.17</text:p>
          </table:table-cell>
          <table:table-cell office:value-type="float" office:value="58.74" calcext:value-type="float">
            <text:p>58.74</text:p>
          </table:table-cell>
          <table:table-cell office:value-type="float" office:value="0.02223726" calcext:value-type="float">
            <text:p>0.02223726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6.09" calcext:value-type="float">
            <text:p>6.09</text:p>
          </table:table-cell>
          <table:table-cell office:value-type="float" office:value="0.58" calcext:value-type="float">
            <text:p>0.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.18</text:p>
          </table:table-cell>
          <table:table-cell office:value-type="float" office:value="0.01717284" calcext:value-type="float">
            <text:p>0.01717284</text:p>
          </table:table-cell>
          <table:table-cell table:number-columns-repeated="1018"/>
        </table:table-row>
        <table:table-row table:style-name="ro1">
          <table:table-cell table:style-name="ce2" office:value-type="float" office:value="63.35" calcext:value-type="float">
            <text:p>63.35</text:p>
          </table:table-cell>
          <table:table-cell table:style-name="ce2" office:value-type="float" office:value="12.64" calcext:value-type="float">
            <text:p>12.6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49.71" calcext:value-type="float">
            <text:p>49.71</text:p>
          </table:table-cell>
          <table:table-cell table:style-name="ce2" office:value-type="float" office:value="0.0000137346" calcext:value-type="float">
            <text:p>1.37346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.748</text:p>
          </table:table-cell>
          <table:table-cell table:formula="of:=AVERAGEA(['2000 cons'.B48:.B52])" office:value-type="float" office:value="10.988" calcext:value-type="float">
            <text:p>10.988</text:p>
          </table:table-cell>
          <table:table-cell table:formula="of:=AVERAGEA(['2000 cons'.C48:.C52])" office:value-type="float" office:value="0.424" calcext:value-type="float">
            <text:p>0.424</text:p>
          </table:table-cell>
          <table:table-cell table:formula="of:=AVERAGEA(['2000 cons'.D48:.D52])" office:value-type="float" office:value="87.402" calcext:value-type="float">
            <text:p>87.402</text:p>
          </table:table-cell>
          <table:table-cell table:formula="of:=AVERAGEA(['2000 cons'.E48:.E52])" office:value-type="float" office:value="54.09" calcext:value-type="float">
            <text:p>54.09</text:p>
          </table:table-cell>
          <table:table-cell table:formula="of:=AVERAGEA(['2000 cons'.F48:.F52])" office:value-type="float" office:value="0.0000090965308" calcext:value-type="float">
            <text:p>9.0965308E-006</text:p>
          </table:table-cell>
          <table:table-cell table:formula="of:=STDEV(['2000 cons'.A48:.A52])" office:value-type="float" office:value="6.32992259036396" calcext:value-type="float">
            <text:p>6.3299225904</text:p>
          </table:table-cell>
          <table:table-cell table:formula="of:=STDEV(['2000 cons'.B48:.B52])" office:value-type="float" office:value="1.10005454410225" calcext:value-type="float">
            <text:p>1.1000545441</text:p>
          </table:table-cell>
          <table:table-cell table:formula="of:=STDEV(['2000 cons'.C48:.C52])" office:value-type="float" office:value="0.0288097205817759" calcext:value-type="float">
            <text:p>0.0288097206</text:p>
          </table:table-cell>
          <table:table-cell table:formula="of:=STDEV(['2000 cons'.D48:.D52])" office:value-type="float" office:value="1.17778181341028" calcext:value-type="float">
            <text:p>1.1777818134</text:p>
          </table:table-cell>
          <table:table-cell table:formula="of:=STDEV(['2000 cons'.E48:.E52])" office:value-type="float" office:value="4.69207310258483" calcext:value-type="float">
            <text:p>4.6920731026</text:p>
          </table:table-cell>
          <table:table-cell table:formula="of:=STDEV(['2000 cons'.F48:.F52])" office:value-type="float" office:value="0.00000678054618053315" calcext:value-type="float">
            <text:p>6.78054618053315E-006</text:p>
          </table:table-cell>
          <table:table-cell table:number-columns-repeated="999"/>
        </table:table-row>
        <table:table-row table:style-name="ro1">
          <table:table-cell office:value-type="float" office:value="70.91" calcext:value-type="float">
            <text:p>70.91</text:p>
          </table:table-cell>
          <table:table-cell office:value-type="float" office:value="11.38" calcext:value-type="float">
            <text:p>11.38</text:p>
          </table:table-cell>
          <table:table-cell office:value-type="float" office:value="0.41" calcext:value-type="float">
            <text:p>0.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.828577E-005</text:p>
          </table:table-cell>
          <table:table-cell table:number-columns-repeated="1018"/>
        </table:table-row>
        <table:table-row table:style-name="ro1">
          <table:table-cell office:value-type="float" office:value="81.16" calcext:value-type="float">
            <text:p>81.16</text:p>
          </table:table-cell>
          <table:table-cell office:value-type="float" office:value="10.92" calcext:value-type="float">
            <text:p>10.92</text:p>
          </table:table-cell>
          <table:table-cell office:value-type="float" office:value="0.45" calcext:value-type="float">
            <text:p>0.45</text:p>
          </table:table-cell>
          <table:table-cell office:value-type="float" office:value="88.17" calcext:value-type="float">
            <text:p>88.17</text:p>
          </table:table-cell>
          <table:table-cell office:value-type="float" office:value="61.2" calcext:value-type="float">
            <text:p>61.2</text:p>
          </table:table-cell>
          <table:table-cell office:value-type="float" office:value="0.000007347222" calcext:value-type="float">
            <text:p>7.347222E-006</text:p>
          </table:table-cell>
          <table:table-cell table:number-columns-repeated="1018"/>
        </table:table-row>
        <table:table-row table:style-name="ro1">
          <table:table-cell office:value-type="float" office:value="72.13" calcext:value-type="float">
            <text:p>72.13</text:p>
          </table:table-cell>
          <table:table-cell office:value-type="float" office:value="10.02" calcext:value-type="float">
            <text:p>10.02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5.35" calcext:value-type="float">
            <text:p>55.35</text:p>
          </table:table-cell>
          <table:table-cell office:value-type="float" office:value="0.000002070033" calcext:value-type="float">
            <text:p>0.00000207</text:p>
          </table:table-cell>
          <table:table-cell table:number-columns-repeated="1018"/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9.98" calcext:value-type="float">
            <text:p>9.98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4.19" calcext:value-type="float">
            <text:p>54.19</text:p>
          </table:table-cell>
          <table:table-cell office:value-type="float" office:value="0.000004045029" calcext:value-type="float">
            <text:p>0.000004045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33" calcext:value-type="float">
            <text:p>86.33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0.0004491314" calcext:value-type="float">
            <text:p>0.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.402</text:p>
          </table:table-cell>
          <table:table-cell table:formula="of:=AVERAGEA(['2000 cons'.B53:.B57])" office:value-type="float" office:value="11.654" calcext:value-type="float">
            <text:p>11.654</text:p>
          </table:table-cell>
          <table:table-cell table:formula="of:=AVERAGEA(['2000 cons'.C53:.C57])" office:value-type="float" office:value="0.396" calcext:value-type="float">
            <text:p>0.396</text:p>
          </table:table-cell>
          <table:table-cell table:formula="of:=AVERAGEA(['2000 cons'.D53:.D57])" office:value-type="float" office:value="86.398" calcext:value-type="float">
            <text:p>86.398</text:p>
          </table:table-cell>
          <table:table-cell table:formula="of:=AVERAGEA(['2000 cons'.E53:.E57])" office:value-type="float" office:value="49.132" calcext:value-type="float">
            <text:p>49.132</text:p>
          </table:table-cell>
          <table:table-cell table:formula="of:=AVERAGEA(['2000 cons'.F53:.F57])" office:value-type="float" office:value="0.0004445847" calcext:value-type="float">
            <text:p>0.0004445847</text:p>
          </table:table-cell>
          <table:table-cell table:formula="of:=STDEV(['2000 cons'.A53:.A57])" office:value-type="float" office:value="6.73584590085017" calcext:value-type="float">
            <text:p>6.7358459009</text:p>
          </table:table-cell>
          <table:table-cell table:formula="of:=STDEV(['2000 cons'.B53:.B57])" office:value-type="float" office:value="1.7138348811948" calcext:value-type="float">
            <text:p>1.7138348812</text:p>
          </table:table-cell>
          <table:table-cell table:formula="of:=STDEV(['2000 cons'.C53:.C57])" office:value-type="float" office:value="0.0336154726279432" calcext:value-type="float">
            <text:p>0.0336154726</text:p>
          </table:table-cell>
          <table:table-cell table:formula="of:=STDEV(['2000 cons'.D53:.D57])" office:value-type="float" office:value="1.51613653738705" calcext:value-type="float">
            <text:p>1.5161365374</text:p>
          </table:table-cell>
          <table:table-cell table:formula="of:=STDEV(['2000 cons'.E53:.E57])" office:value-type="float" office:value="3.8109801888753" calcext:value-type="float">
            <text:p>3.8109801889</text:p>
          </table:table-cell>
          <table:table-cell table:formula="of:=STDEV(['2000 cons'.F53:.F57])" office:value-type="float" office:value="0.000231944267830076" calcext:value-type="float">
            <text:p>0.0002319443</text:p>
          </table:table-cell>
          <table:table-cell table:number-columns-repeated="999"/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11.61" calcext:value-type="float">
            <text:p>11.61</text:p>
          </table:table-cell>
          <table:table-cell office:value-type="float" office:value="0.4" calcext:value-type="float">
            <text:p>0.4</text:p>
          </table:table-cell>
          <table:table-cell office:value-type="float" office:value="86.33" calcext:value-type="float">
            <text:p>86.33</text:p>
          </table:table-cell>
          <table:table-cell office:value-type="float" office:value="52.87" calcext:value-type="float">
            <text:p>52.87</text:p>
          </table:table-cell>
          <table:table-cell office:value-type="float" office:value="0.0001938778" calcext:value-type="float">
            <text:p>0.0001938778</text:p>
          </table:table-cell>
          <table:table-cell table:number-columns-repeated="1018"/>
        </table:table-row>
        <table:table-row table:style-name="ro1">
          <table:table-cell office:value-type="float" office:value="59.02" calcext:value-type="float">
            <text:p>59.02</text:p>
          </table:table-cell>
          <table:table-cell office:value-type="float" office:value="9.46" calcext:value-type="float">
            <text:p>9.46</text:p>
          </table:table-cell>
          <table:table-cell office:value-type="float" office:value="0.41" calcext:value-type="float">
            <text:p>0.41</text:p>
          </table:table-cell>
          <table:table-cell office:value-type="float" office:value="87.33" calcext:value-type="float">
            <text:p>87.33</text:p>
          </table:table-cell>
          <table:table-cell office:value-type="float" office:value="48.65" calcext:value-type="float">
            <text:p>48.65</text:p>
          </table:table-cell>
          <table:table-cell office:value-type="float" office:value="0.0008144883" calcext:value-type="float">
            <text:p>0.0008144883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.73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.68</text:p>
          </table:table-cell>
          <table:table-cell office:value-type="float" office:value="0.0003201308" calcext:value-type="float">
            <text:p>0.0003201308</text:p>
          </table:table-cell>
          <table:table-cell table:number-columns-repeated="1018"/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13.97" calcext:value-type="float">
            <text:p>13.97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.86</text:p>
          </table:table-cell>
          <table:table-cell office:value-type="float" office:value="0.0004452952" calcext:value-type="float">
            <text:p>0.0004452952</text:p>
          </table:table-cell>
          <table:table-cell table:number-columns-repeated="1018"/>
        </table:table-row>
        <table:table-row table:style-name="ro1">
          <table:table-cell table:style-name="ce2" office:value-type="float" office:value="64.91" calcext:value-type="float">
            <text:p>64.91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54.01" calcext:value-type="float">
            <text:p>54.01</text:p>
          </table:table-cell>
          <table:table-cell table:style-name="ce2" office:value-type="float" office:value="0.05858577" calcext:value-type="float">
            <text:p>0.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.984</text:p>
          </table:table-cell>
          <table:table-cell table:formula="of:=AVERAGEA(['2000 cons'.B58:.B62])" office:value-type="float" office:value="13.844" calcext:value-type="float">
            <text:p>13.844</text:p>
          </table:table-cell>
          <table:table-cell table:formula="of:=AVERAGEA(['2000 cons'.C58:.C62])" office:value-type="float" office:value="0.396" calcext:value-type="float">
            <text:p>0.396</text:p>
          </table:table-cell>
          <table:table-cell table:formula="of:=AVERAGEA(['2000 cons'.D58:.D62])" office:value-type="float" office:value="84.068" calcext:value-type="float">
            <text:p>84.068</text:p>
          </table:table-cell>
          <table:table-cell table:formula="of:=AVERAGEA(['2000 cons'.E58:.E62])" office:value-type="float" office:value="48.244" calcext:value-type="float">
            <text:p>48.244</text:p>
          </table:table-cell>
          <table:table-cell table:formula="of:=AVERAGEA(['2000 cons'.F58:.F62])" office:value-type="float" office:value="0.046586222" calcext:value-type="float">
            <text:p>0.046586222</text:p>
          </table:table-cell>
          <table:table-cell table:formula="of:=STDEV(['2000 cons'.A58:.A62])" office:value-type="float" office:value="11.4717993357625" calcext:value-type="float">
            <text:p>11.4717993358</text:p>
          </table:table-cell>
          <table:table-cell table:formula="of:=STDEV(['2000 cons'.B58:.B62])" office:value-type="float" office:value="10.6367443327364" calcext:value-type="float">
            <text:p>10.6367443327</text:p>
          </table:table-cell>
          <table:table-cell table:formula="of:=STDEV(['2000 cons'.C58:.C62])" office:value-type="float" office:value="0.143979165159408" calcext:value-type="float">
            <text:p>0.1439791652</text:p>
          </table:table-cell>
          <table:table-cell table:formula="of:=STDEV(['2000 cons'.D58:.D62])" office:value-type="float" office:value="10.579017912831" calcext:value-type="float">
            <text:p>10.5790179128</text:p>
          </table:table-cell>
          <table:table-cell table:formula="of:=STDEV(['2000 cons'.E58:.E62])" office:value-type="float" office:value="15.2480369228304" calcext:value-type="float">
            <text:p>15.2480369228</text:p>
          </table:table-cell>
          <table:table-cell table:formula="of:=STDEV(['2000 cons'.F58:.F62])" office:value-type="float" office:value="0.00893141380028773" calcext:value-type="float">
            <text:p>0.0089314138</text:p>
          </table:table-cell>
          <table:table-cell table:number-columns-repeated="999"/>
        </table:table-row>
        <table:table-row table:style-name="ro1">
          <table:table-cell office:value-type="float" office:value="78.33" calcext:value-type="float">
            <text:p>78.33</text:p>
          </table:table-cell>
          <table:table-cell office:value-type="float" office:value="10.56" calcext:value-type="float">
            <text:p>10.56</text:p>
          </table:table-cell>
          <table:table-cell office:value-type="float" office:value="0.45" calcext:value-type="float">
            <text:p>0.45</text:p>
          </table:table-cell>
          <table:table-cell office:value-type="float" office:value="88.33" calcext:value-type="float">
            <text:p>88.33</text:p>
          </table:table-cell>
          <table:table-cell office:value-type="float" office:value="57.32" calcext:value-type="float">
            <text:p>57.32</text:p>
          </table:table-cell>
          <table:table-cell office:value-type="float" office:value="0.04447217" calcext:value-type="float">
            <text:p>0.04447217</text:p>
          </table:table-cell>
          <table:table-cell table:number-columns-repeated="1018"/>
        </table:table-row>
        <table:table-row table:style-name="ro1">
          <table:table-cell office:value-type="float" office:value="67.21" calcext:value-type="float">
            <text:p>67.21</text:p>
          </table:table-cell>
          <table:table-cell office:value-type="float" office:value="8.35" calcext:value-type="float">
            <text:p>8.35</text:p>
          </table:table-cell>
          <table:table-cell office:value-type="float" office:value="0.47" calcext:value-type="float">
            <text:p>0.47</text:p>
          </table:table-cell>
          <table:table-cell office:value-type="float" office:value="89.17" calcext:value-type="float">
            <text:p>89.17</text:p>
          </table:table-cell>
          <table:table-cell office:value-type="float" office:value="55.78" calcext:value-type="float">
            <text:p>55.78</text:p>
          </table:table-cell>
          <table:table-cell office:value-type="float" office:value="0.0409812" calcext:value-type="float">
            <text:p>0.0409812</text:p>
          </table:table-cell>
          <table:table-cell table:number-columns-repeated="1018"/>
        </table:table-row>
        <table:table-row table:style-name="ro1">
          <table:table-cell office:value-type="float" office:value="46.67" calcext:value-type="float">
            <text:p>46.67</text:p>
          </table:table-cell>
          <table:table-cell office:value-type="float" office:value="32.78" calcext:value-type="float">
            <text:p>32.78</text:p>
          </table:table-cell>
          <table:table-cell office:value-type="float" office:value="0.14" calcext:value-type="float">
            <text:p>0.14</text:p>
          </table:table-cell>
          <table:table-cell office:value-type="float" office:value="65.17" calcext:value-type="float">
            <text:p>65.17</text:p>
          </table:table-cell>
          <table:table-cell office:value-type="float" office:value="21.13" calcext:value-type="float">
            <text:p>21.13</text:p>
          </table:table-cell>
          <table:table-cell office:value-type="float" office:value="0.03638234" calcext:value-type="float">
            <text:p>0.03638234</text:p>
          </table:table-cell>
          <table:table-cell table:number-columns-repeated="1018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9.61" calcext:value-type="float">
            <text:p>9.61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2.98" calcext:value-type="float">
            <text:p>52.98</text:p>
          </table:table-cell>
          <table:table-cell office:value-type="float" office:value="0.05250963" calcext:value-type="float">
            <text:p>0.05250963</text:p>
          </table:table-cell>
          <table:table-cell table:number-columns-repeated="1018"/>
        </table:table-row>
        <table:table-row table:style-name="ro1">
          <table:table-cell table:style-name="ce2" office:value-type="float" office:value="79.69" calcext:value-type="float">
            <text:p>79.69</text:p>
          </table:table-cell>
          <table:table-cell table:style-name="ce2" office:value-type="float" office:value="7.09" calcext:value-type="float">
            <text:p>7.0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5" calcext:value-type="float">
            <text:p>91.5</text:p>
          </table:table-cell>
          <table:table-cell table:style-name="ce2" office:value-type="float" office:value="66.67" calcext:value-type="float">
            <text:p>66.67</text:p>
          </table:table-cell>
          <table:table-cell table:style-name="ce2" office:value-type="float" office:value="0.04081766" calcext:value-type="float">
            <text:p>0.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.212</text:p>
          </table:table-cell>
          <table:table-cell table:formula="of:=AVERAGEA(['2000 cons'.B63:.B67])" office:value-type="float" office:value="8.57" calcext:value-type="float">
            <text:p>8.57</text:p>
          </table:table-cell>
          <table:table-cell table:formula="of:=AVERAGEA(['2000 cons'.C63:.C67])" office:value-type="float" office:value="0.484" calcext:value-type="float">
            <text:p>0.484</text:p>
          </table:table-cell>
          <table:table-cell table:formula="of:=AVERAGEA(['2000 cons'.D63:.D67])" office:value-type="float" office:value="89.234" calcext:value-type="float">
            <text:p>89.234</text:p>
          </table:table-cell>
          <table:table-cell table:formula="of:=AVERAGEA(['2000 cons'.E63:.E67])" office:value-type="float" office:value="57.824" calcext:value-type="float">
            <text:p>57.824</text:p>
          </table:table-cell>
          <table:table-cell table:formula="of:=AVERAGEA(['2000 cons'.F63:.F67])" office:value-type="float" office:value="0.035311968" calcext:value-type="float">
            <text:p>0.035311968</text:p>
          </table:table-cell>
          <table:table-cell table:formula="of:=STDEV(['2000 cons'.A63:.A67])" office:value-type="float" office:value="8.81132623388783" calcext:value-type="float">
            <text:p>8.8113262339</text:p>
          </table:table-cell>
          <table:table-cell table:formula="of:=STDEV(['2000 cons'.B63:.B67])" office:value-type="float" office:value="2.24718713061463" calcext:value-type="float">
            <text:p>2.2471871306</text:p>
          </table:table-cell>
          <table:table-cell table:formula="of:=STDEV(['2000 cons'.C63:.C67])" office:value-type="float" office:value="0.0712741187248219" calcext:value-type="float">
            <text:p>0.0712741187</text:p>
          </table:table-cell>
          <table:table-cell table:formula="of:=STDEV(['2000 cons'.D63:.D67])" office:value-type="float" office:value="2.23243812904188" calcext:value-type="float">
            <text:p>2.232438129</text:p>
          </table:table-cell>
          <table:table-cell table:formula="of:=STDEV(['2000 cons'.E63:.E67])" office:value-type="float" office:value="6.68407286016543" calcext:value-type="float">
            <text:p>6.6840728602</text:p>
          </table:table-cell>
          <table:table-cell table:formula="of:=STDEV(['2000 cons'.F63:.F67])" office:value-type="float" office:value="0.00859999122011877" calcext:value-type="float">
            <text:p>0.0085999912</text:p>
          </table:table-cell>
          <table:table-cell table:number-columns-repeated="999"/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6.07" calcext:value-type="float">
            <text:p>6.07</text:p>
          </table:table-cell>
          <table:table-cell office:value-type="float" office:value="0.54" calcext:value-type="float">
            <text:p>0.54</text:p>
          </table:table-cell>
          <table:table-cell office:value-type="float" office:value="91.17" calcext:value-type="float">
            <text:p>91.17</text:p>
          </table:table-cell>
          <table:table-cell office:value-type="float" office:value="57.6" calcext:value-type="float">
            <text:p>57.6</text:p>
          </table:table-cell>
          <table:table-cell office:value-type="float" office:value="0.02362121" calcext:value-type="float">
            <text:p>0.0236212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.47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60.12" calcext:value-type="float">
            <text:p>60.12</text:p>
          </table:table-cell>
          <table:table-cell office:value-type="float" office:value="0.03541107" calcext:value-type="float">
            <text:p>0.03541107</text:p>
          </table:table-cell>
          <table:table-cell table:number-columns-repeated="1018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11.34" calcext:value-type="float">
            <text:p>11.34</text:p>
          </table:table-cell>
          <table:table-cell office:value-type="float" office:value="0.38" calcext:value-type="float">
            <text:p>0.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.15</text:p>
          </table:table-cell>
          <table:table-cell office:value-type="float" office:value="0.04578205" calcext:value-type="float">
            <text:p>0.04578205</text:p>
          </table:table-cell>
          <table:table-cell table:number-columns-repeated="1018"/>
        </table:table-row>
        <table:table-row table:style-name="ro1">
          <table:table-cell office:value-type="float" office:value="64.18" calcext:value-type="float">
            <text:p>64.18</text:p>
          </table:table-cell>
          <table:table-cell office:value-type="float" office:value="7.88" calcext:value-type="float">
            <text:p>7.88</text:p>
          </table:table-cell>
          <table:table-cell office:value-type="float" office:value="0.48" calcext:value-type="float">
            <text:p>0.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.58</text:p>
          </table:table-cell>
          <table:table-cell office:value-type="float" office:value="0.03092785" calcext:value-type="float">
            <text:p>0.03092785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.41</text:p>
          </table:table-cell>
          <table:table-cell table:style-name="ce2" office:value-type="float" office:value="12.57" calcext:value-type="float">
            <text:p>12.5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5.17" calcext:value-type="float">
            <text:p>85.17</text:p>
          </table:table-cell>
          <table:table-cell table:style-name="ce2" office:value-type="float" office:value="46.06" calcext:value-type="float">
            <text:p>46.06</text:p>
          </table:table-cell>
          <table:table-cell table:style-name="ce2" office:value-type="float" office:value="0.0001557059" calcext:value-type="float">
            <text:p>0.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.24</text:p>
          </table:table-cell>
          <table:table-cell table:formula="of:=AVERAGEA(['2000 cons'.B68:.B72])" office:value-type="float" office:value="9.802" calcext:value-type="float">
            <text:p>9.802</text:p>
          </table:table-cell>
          <table:table-cell table:formula="of:=AVERAGEA(['2000 cons'.C68:.C72])" office:value-type="float" office:value="0.456" calcext:value-type="float">
            <text:p>0.456</text:p>
          </table:table-cell>
          <table:table-cell table:formula="of:=AVERAGEA(['2000 cons'.D68:.D72])" office:value-type="float" office:value="88.434" calcext:value-type="float">
            <text:p>88.434</text:p>
          </table:table-cell>
          <table:table-cell table:formula="of:=AVERAGEA(['2000 cons'.E68:.E72])" office:value-type="float" office:value="55.392" calcext:value-type="float">
            <text:p>55.392</text:p>
          </table:table-cell>
          <table:table-cell table:formula="of:=AVERAGEA(['2000 cons'.F68:.F72])" office:value-type="float" office:value="0.000072187012" calcext:value-type="float">
            <text:p>0.000072187</text:p>
          </table:table-cell>
          <table:table-cell table:formula="of:=STDEV(['2000 cons'.A68:.A72])" office:value-type="float" office:value="5.66307337052947" calcext:value-type="float">
            <text:p>5.6630733705</text:p>
          </table:table-cell>
          <table:table-cell table:formula="of:=STDEV(['2000 cons'.B68:.B72])" office:value-type="float" office:value="1.9823143040396" calcext:value-type="float">
            <text:p>1.982314304</text:p>
          </table:table-cell>
          <table:table-cell table:formula="of:=STDEV(['2000 cons'.C68:.C72])" office:value-type="float" office:value="0.0610737259384099" calcext:value-type="float">
            <text:p>0.0610737259</text:p>
          </table:table-cell>
          <table:table-cell table:formula="of:=STDEV(['2000 cons'.D68:.D72])" office:value-type="float" office:value="2.04785985848641" calcext:value-type="float">
            <text:p>2.0478598585</text:p>
          </table:table-cell>
          <table:table-cell table:formula="of:=STDEV(['2000 cons'.E68:.E72])" office:value-type="float" office:value="5.48246933415956" calcext:value-type="float">
            <text:p>5.4824693342</text:p>
          </table:table-cell>
          <table:table-cell table:formula="of:=STDEV(['2000 cons'.F68:.F72])" office:value-type="float" office:value="0.0000561158377491023" calcext:value-type="float">
            <text:p>5.61158377491023E-005</text:p>
          </table:table-cell>
          <table:table-cell table:number-columns-repeated="999"/>
        </table:table-row>
        <table:table-row table:style-name="ro1">
          <table:table-cell office:value-type="float" office:value="71.93" calcext:value-type="float">
            <text:p>71.93</text:p>
          </table:table-cell>
          <table:table-cell office:value-type="float" office:value="7.18" calcext:value-type="float">
            <text:p>7.18</text:p>
          </table:table-cell>
          <table:table-cell office:value-type="float" office:value="0.53" calcext:value-type="float">
            <text:p>0.53</text:p>
          </table:table-cell>
          <table:table-cell office:value-type="float" office:value="90.83" calcext:value-type="float">
            <text:p>90.83</text:p>
          </table:table-cell>
          <table:table-cell office:value-type="float" office:value="59.85" calcext:value-type="float">
            <text:p>59.85</text:p>
          </table:table-cell>
          <table:table-cell office:value-type="float" office:value="0.00001991697" calcext:value-type="float">
            <text:p>0.000019917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.59</text:p>
          </table:table-cell>
          <table:table-cell office:value-type="float" office:value="10.15" calcext:value-type="float">
            <text:p>10.15</text:p>
          </table:table-cell>
          <table:table-cell office:value-type="float" office:value="0.46" calcext:value-type="float">
            <text:p>0.46</text:p>
          </table:table-cell>
          <table:table-cell office:value-type="float" office:value="88.67" calcext:value-type="float">
            <text:p>88.67</text:p>
          </table:table-cell>
          <table:table-cell office:value-type="float" office:value="56.96" calcext:value-type="float">
            <text:p>56.96</text:p>
          </table:table-cell>
          <table:table-cell office:value-type="float" office:value="0.0001031058" calcext:value-type="float">
            <text:p>0.0001031058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8.87" calcext:value-type="float">
            <text:p>8.87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.41</text:p>
          </table:table-cell>
          <table:table-cell office:value-type="float" office:value="0.00004116735" calcext:value-type="float">
            <text:p>4.116735E-005</text:p>
          </table:table-cell>
          <table:table-cell table:number-columns-repeated="1018"/>
        </table:table-row>
        <table:table-row table:style-name="ro1">
          <table:table-cell office:value-type="float" office:value="77.78" calcext:value-type="float">
            <text:p>77.78</text:p>
          </table:table-cell>
          <table:table-cell office:value-type="float" office:value="10.24" calcext:value-type="float">
            <text:p>10.24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58.68" calcext:value-type="float">
            <text:p>58.68</text:p>
          </table:table-cell>
          <table:table-cell office:value-type="float" office:value="0.00004103904" calcext:value-type="float">
            <text:p>0.000041039</text:p>
          </table:table-cell>
          <table:table-cell table:number-columns-repeated="1018"/>
        </table:table-row>
        <table:table-row table:style-name="ro1"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67" calcext:value-type="float">
            <text:p>89.67</text:p>
          </table:table-cell>
          <table:table-cell table:style-name="ce2" office:value-type="float" office:value="60.26" calcext:value-type="float">
            <text:p>60.26</text:p>
          </table:table-cell>
          <table:table-cell table:style-name="ce2" office:value-type="float" office:value="0.002481623" calcext:value-type="float">
            <text:p>0.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.248</text:p>
          </table:table-cell>
          <table:table-cell table:formula="of:=AVERAGEA(['2000 cons'.B73:.B77])" office:value-type="float" office:value="9.16" calcext:value-type="float">
            <text:p>9.16</text:p>
          </table:table-cell>
          <table:table-cell table:formula="of:=AVERAGEA(['2000 cons'.C73:.C77])" office:value-type="float" office:value="0.468" calcext:value-type="float">
            <text:p>0.468</text:p>
          </table:table-cell>
          <table:table-cell table:formula="of:=AVERAGEA(['2000 cons'.D73:.D77])" office:value-type="float" office:value="88.702" calcext:value-type="float">
            <text:p>88.702</text:p>
          </table:table-cell>
          <table:table-cell table:formula="of:=AVERAGEA(['2000 cons'.E73:.E77])" office:value-type="float" office:value="54.594" calcext:value-type="float">
            <text:p>54.594</text:p>
          </table:table-cell>
          <table:table-cell table:formula="of:=AVERAGEA(['2000 cons'.F73:.F77])" office:value-type="float" office:value="0.00161868402" calcext:value-type="float">
            <text:p>0.001618684</text:p>
          </table:table-cell>
          <table:table-cell table:formula="of:=STDEV(['2000 cons'.A73:.A77])" office:value-type="float" office:value="5.53447106777152" calcext:value-type="float">
            <text:p>5.5344710678</text:p>
          </table:table-cell>
          <table:table-cell table:formula="of:=STDEV(['2000 cons'.B73:.B77])" office:value-type="float" office:value="3.33039787412856" calcext:value-type="float">
            <text:p>3.3303978741</text:p>
          </table:table-cell>
          <table:table-cell table:formula="of:=STDEV(['2000 cons'.C73:.C77])" office:value-type="float" office:value="0.0756306816047562" calcext:value-type="float">
            <text:p>0.0756306816</text:p>
          </table:table-cell>
          <table:table-cell table:formula="of:=STDEV(['2000 cons'.D73:.D77])" office:value-type="float" office:value="2.88879213513191" calcext:value-type="float">
            <text:p>2.8887921351</text:p>
          </table:table-cell>
          <table:table-cell table:formula="of:=STDEV(['2000 cons'.E73:.E77])" office:value-type="float" office:value="3.71685081756048" calcext:value-type="float">
            <text:p>3.7168508176</text:p>
          </table:table-cell>
          <table:table-cell table:formula="of:=STDEV(['2000 cons'.F73:.F77])" office:value-type="float" office:value="0.000947818758623431" calcext:value-type="float">
            <text:p>0.0009478188</text:p>
          </table:table-cell>
          <table:table-cell table:number-columns-repeated="999"/>
        </table:table-row>
        <table:table-row table:style-name="ro1">
          <table:table-cell office:value-type="float" office:value="61.82" calcext:value-type="float">
            <text:p>61.82</text:p>
          </table:table-cell>
          <table:table-cell office:value-type="float" office:value="6.42" calcext:value-type="float">
            <text:p>6.42</text:p>
          </table:table-cell>
          <table:table-cell office:value-type="float" office:value="0.52" calcext:value-type="float">
            <text:p>0.52</text:p>
          </table:table-cell>
          <table:table-cell office:value-type="float" office:value="90.67" calcext:value-type="float">
            <text:p>90.67</text:p>
          </table:table-cell>
          <table:table-cell office:value-type="float" office:value="54.84" calcext:value-type="float">
            <text:p>54.84</text:p>
          </table:table-cell>
          <table:table-cell office:value-type="float" office:value="0.001426391" calcext:value-type="float">
            <text:p>0.001426391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11.28" calcext:value-type="float">
            <text:p>11.28</text:p>
          </table:table-cell>
          <table:table-cell office:value-type="float" office:value="0.41" calcext:value-type="float">
            <text:p>0.41</text:p>
          </table:table-cell>
          <table:table-cell office:value-type="float" office:value="86.83" calcext:value-type="float">
            <text:p>86.83</text:p>
          </table:table-cell>
          <table:table-cell office:value-type="float" office:value="50.93" calcext:value-type="float">
            <text:p>50.93</text:p>
          </table:table-cell>
          <table:table-cell office:value-type="float" office:value="0.0008716377" calcext:value-type="float">
            <text:p>0.0008716377</text:p>
          </table:table-cell>
          <table:table-cell table:number-columns-repeated="1018"/>
        </table:table-row>
        <table:table-row table:style-name="ro1">
          <table:table-cell office:value-type="float" office:value="72.06" calcext:value-type="float">
            <text:p>72.06</text:p>
          </table:table-cell>
          <table:table-cell office:value-type="float" office:value="13.72" calcext:value-type="float">
            <text:p>13.72</text:p>
          </table:table-cell>
          <table:table-cell office:value-type="float" office:value="0.37" calcext:value-type="float">
            <text:p>0.37</text:p>
          </table:table-cell>
          <table:table-cell office:value-type="float" office:value="84.67" calcext:value-type="float">
            <text:p>84.67</text:p>
          </table:table-cell>
          <table:table-cell office:value-type="float" office:value="51.58" calcext:value-type="float">
            <text:p>51.58</text:p>
          </table:table-cell>
          <table:table-cell office:value-type="float" office:value="0.002717734" calcext:value-type="float">
            <text:p>0.002717734</text:p>
          </table:table-cell>
          <table:table-cell table:number-columns-repeated="1018"/>
        </table:table-row>
        <table:table-row table:style-name="ro1">
          <table:table-cell office:value-type="float" office:value="63.27" calcext:value-type="float">
            <text:p>63.27</text:p>
          </table:table-cell>
          <table:table-cell office:value-type="float" office:value="5.81" calcext:value-type="float">
            <text:p>5.81</text:p>
          </table:table-cell>
          <table:table-cell office:value-type="float" office:value="0.55" calcext:value-type="float">
            <text:p>0.55</text:p>
          </table:table-cell>
          <table:table-cell office:value-type="float" office:value="91.67" calcext:value-type="float">
            <text:p>91.67</text:p>
          </table:table-cell>
          <table:table-cell office:value-type="float" office:value="55.36" calcext:value-type="float">
            <text:p>55.36</text:p>
          </table:table-cell>
          <table:table-cell office:value-type="float" office:value="0.0005960344" calcext:value-type="float">
            <text:p>0.0005960344</text:p>
          </table:table-cell>
          <table:table-cell table:number-columns-repeated="1018"/>
        </table:table-row>
        <table:table-row table:style-name="ro1">
          <table:table-cell table:style-name="ce2" office:value-type="float" office:value="68.12" calcext:value-type="float">
            <text:p>68.1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7.83" calcext:value-type="float">
            <text:p>87.83</text:p>
          </table:table-cell>
          <table:table-cell table:style-name="ce2" office:value-type="float" office:value="56.29" calcext:value-type="float">
            <text:p>56.29</text:p>
          </table:table-cell>
          <table:table-cell table:style-name="ce2" office:value-type="float" office:value="0.05406241" calcext:value-type="float">
            <text:p>0.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.7</text:p>
          </table:table-cell>
          <table:table-cell table:formula="of:=AVERAGEA(['2000 cons'.B78:.B82])" office:value-type="float" office:value="8.07" calcext:value-type="float">
            <text:p>8.07</text:p>
          </table:table-cell>
          <table:table-cell table:formula="of:=AVERAGEA(['2000 cons'.C78:.C82])" office:value-type="float" office:value="0.488" calcext:value-type="float">
            <text:p>0.488</text:p>
          </table:table-cell>
          <table:table-cell table:formula="of:=AVERAGEA(['2000 cons'.D78:.D82])" office:value-type="float" office:value="89.466" calcext:value-type="float">
            <text:p>89.466</text:p>
          </table:table-cell>
          <table:table-cell table:formula="of:=AVERAGEA(['2000 cons'.E78:.E82])" office:value-type="float" office:value="56.984" calcext:value-type="float">
            <text:p>56.984</text:p>
          </table:table-cell>
          <table:table-cell table:formula="of:=AVERAGEA(['2000 cons'.F78:.F82])" office:value-type="float" office:value="0.04962172" calcext:value-type="float">
            <text:p>0.04962172</text:p>
          </table:table-cell>
          <table:table-cell table:formula="of:=STDEV(['2000 cons'.A78:.A82])" office:value-type="float" office:value="3.71194692849992" calcext:value-type="float">
            <text:p>3.7119469285</text:p>
          </table:table-cell>
          <table:table-cell table:formula="of:=STDEV(['2000 cons'.B78:.B82])" office:value-type="float" office:value="1.72916164657906" calcext:value-type="float">
            <text:p>1.7291616466</text:p>
          </table:table-cell>
          <table:table-cell table:formula="of:=STDEV(['2000 cons'.C78:.C82])" office:value-type="float" office:value="0.0496990945591567" calcext:value-type="float">
            <text:p>0.0496990946</text:p>
          </table:table-cell>
          <table:table-cell table:formula="of:=STDEV(['2000 cons'.D78:.D82])" office:value-type="float" office:value="1.46636625711314" calcext:value-type="float">
            <text:p>1.4663662571</text:p>
          </table:table-cell>
          <table:table-cell table:formula="of:=STDEV(['2000 cons'.E78:.E82])" office:value-type="float" office:value="1.92594911666949" calcext:value-type="float">
            <text:p>1.9259491167</text:p>
          </table:table-cell>
          <table:table-cell table:formula="of:=STDEV(['2000 cons'.F78:.F82])" office:value-type="float" office:value="0.00529493407349894" calcext:value-type="float">
            <text:p>0.0052949341</text:p>
          </table:table-cell>
          <table:table-cell table:number-columns-repeated="999"/>
        </table:table-row>
        <table:table-row table:style-name="ro1">
          <table:table-cell office:value-type="float" office:value="64.91" calcext:value-type="float">
            <text:p>64.91</text:p>
          </table:table-cell>
          <table:table-cell office:value-type="float" office:value="7.92" calcext:value-type="float">
            <text:p>7.92</text:p>
          </table:table-cell>
          <table:table-cell office:value-type="float" office:value="0.48" calcext:value-type="float">
            <text:p>0.48</text:p>
          </table:table-cell>
          <table:table-cell office:value-type="float" office:value="89.5" calcext:value-type="float">
            <text:p>89.5</text:p>
          </table:table-cell>
          <table:table-cell office:value-type="float" office:value="54.01" calcext:value-type="float">
            <text:p>54.01</text:p>
          </table:table-cell>
          <table:table-cell office:value-type="float" office:value="0.04578383" calcext:value-type="float">
            <text:p>0.04578383</text:p>
          </table:table-cell>
          <table:table-cell table:number-columns-repeated="1018"/>
        </table:table-row>
        <table:table-row table:style-name="ro1">
          <table:table-cell office:value-type="float" office:value="63.16" calcext:value-type="float">
            <text:p>63.16</text:p>
          </table:table-cell>
          <table:table-cell office:value-type="float" office:value="5.34" calcext:value-type="float">
            <text:p>5.34</text:p>
          </table:table-cell>
          <table:table-cell office:value-type="float" office:value="0.57" calcext:value-type="float">
            <text:p>0.57</text:p>
          </table:table-cell>
          <table:table-cell office:value-type="float" office:value="91.67" calcext:value-type="float">
            <text:p>91.67</text:p>
          </table:table-cell>
          <table:table-cell office:value-type="float" office:value="59.02" calcext:value-type="float">
            <text:p>59.02</text:p>
          </table:table-cell>
          <table:table-cell office:value-type="float" office:value="0.0422324" calcext:value-type="float">
            <text:p>0.0422324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.96</text:p>
          </table:table-cell>
          <table:table-cell office:value-type="float" office:value="0.49" calcext:value-type="float">
            <text:p>0.49</text:p>
          </table:table-cell>
          <table:table-cell office:value-type="float" office:value="89.83" calcext:value-type="float">
            <text:p>89.83</text:p>
          </table:table-cell>
          <table:table-cell office:value-type="float" office:value="57.93" calcext:value-type="float">
            <text:p>57.93</text:p>
          </table:table-cell>
          <table:table-cell office:value-type="float" office:value="0.05319623" calcext:value-type="float">
            <text:p>0.05319623</text:p>
          </table:table-cell>
          <table:table-cell table:number-columns-repeated="1018"/>
        </table:table-row>
        <table:table-row table:style-name="ro1">
          <table:table-cell office:value-type="float" office:value="72.31" calcext:value-type="float">
            <text:p>72.31</text:p>
          </table:table-cell>
          <table:table-cell office:value-type="float" office:value="9.53" calcext:value-type="float">
            <text:p>9.53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57.67" calcext:value-type="float">
            <text:p>57.67</text:p>
          </table:table-cell>
          <table:table-cell office:value-type="float" office:value="0.05283373" calcext:value-type="float">
            <text:p>0.05283373</text:p>
          </table:table-cell>
          <table:table-cell table:number-columns-repeated="1018"/>
        </table:table-row>
        <table:table-row table:style-name="ro1">
          <table:table-cell table:style-name="ce2" office:value-type="float" office:value="74.83" calcext:value-type="float">
            <text:p>74.83</text:p>
          </table:table-cell>
          <table:table-cell table:style-name="ce2" office:value-type="float" office:value="9.78" calcext:value-type="float">
            <text:p>9.78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75" calcext:value-type="float">
            <text:p>88.75</text:p>
          </table:table-cell>
          <table:table-cell table:style-name="ce2" office:value-type="float" office:value="56.88" calcext:value-type="float">
            <text:p>56.88</text:p>
          </table:table-cell>
          <table:table-cell table:style-name="ce2" office:value-type="float" office:value="0.003956421" calcext:value-type="float">
            <text:p>0.0039564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3:.A87])" office:value-type="float" office:value="76.395" calcext:value-type="float">
            <text:p>76.395</text:p>
          </table:table-cell>
          <table:table-cell table:formula="of:=AVERAGEA(['2000 cons'.B83:.B87])" office:value-type="float" office:value="10.915" calcext:value-type="float">
            <text:p>10.915</text:p>
          </table:table-cell>
          <table:table-cell table:formula="of:=AVERAGEA(['2000 cons'.C83:.C87])" office:value-type="float" office:value="0.44" calcext:value-type="float">
            <text:p>0.44</text:p>
          </table:table-cell>
          <table:table-cell table:formula="of:=AVERAGEA(['2000 cons'.D83:.D87])" office:value-type="float" office:value="87.825" calcext:value-type="float">
            <text:p>87.825</text:p>
          </table:table-cell>
          <table:table-cell table:formula="of:=AVERAGEA(['2000 cons'.E83:.E87])" office:value-type="float" office:value="55.655" calcext:value-type="float">
            <text:p>55.655</text:p>
          </table:table-cell>
          <table:table-cell table:formula="of:=AVERAGEA(['2000 cons'.F83:.F87])" office:value-type="float" office:value="0.0039794435" calcext:value-type="float">
            <text:p>0.0039794435</text:p>
          </table:table-cell>
          <table:table-cell table:formula="of:=STDEV(['2000 cons'.A83:.A87])" office:value-type="float" office:value="2.21324422511389" calcext:value-type="float">
            <text:p>2.2132442251</text:p>
          </table:table-cell>
          <table:table-cell table:formula="of:=STDEV(['2000 cons'.B83:.B87])" office:value-type="float" office:value="1.60513239329346" calcext:value-type="float">
            <text:p>1.6051323933</text:p>
          </table:table-cell>
          <table:table-cell table:formula="of:=STDEV(['2000 cons'.C83:.C87])" office:value-type="float" office:value="0.0282842712474619" calcext:value-type="float">
            <text:p>0.0282842712</text:p>
          </table:table-cell>
          <table:table-cell table:formula="of:=STDEV(['2000 cons'.D83:.D87])" office:value-type="float" office:value="1.30814754519511" calcext:value-type="float">
            <text:p>1.3081475452</text:p>
          </table:table-cell>
          <table:table-cell table:formula="of:=STDEV(['2000 cons'.E83:.E87])" office:value-type="float" office:value="1.73241161390704" calcext:value-type="float">
            <text:p>1.7324116139</text:p>
          </table:table-cell>
          <table:table-cell table:formula="of:=STDEV(['2000 cons'.F83:.F87])" office:value-type="float" office:value="0.000032558731739735" calcext:value-type="float">
            <text:p>3.2558731739735E-0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7.96" calcext:value-type="float">
            <text:p>77.96</text:p>
          </table:table-cell>
          <table:table-cell office:value-type="float" office:value="12.05" calcext:value-type="float">
            <text:p>12.05</text:p>
          </table:table-cell>
          <table:table-cell office:value-type="float" office:value="0.42" calcext:value-type="float">
            <text:p>0.42</text:p>
          </table:table-cell>
          <table:table-cell office:value-type="float" office:value="86.9" calcext:value-type="float">
            <text:p>86.9</text:p>
          </table:table-cell>
          <table:table-cell office:value-type="float" office:value="54.43" calcext:value-type="float">
            <text:p>54.43</text:p>
          </table:table-cell>
          <table:table-cell office:value-type="float" office:value="0.004002466" calcext:value-type="float">
            <text:p>0.00400246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4.59" calcext:value-type="float">
            <text:p>84.59</text:p>
          </table:table-cell>
          <table:table-cell table:style-name="ce2" office:value-type="float" office:value="14.38" calcext:value-type="float">
            <text:p>14.3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53.93" calcext:value-type="float">
            <text:p>53.93</text:p>
          </table:table-cell>
          <table:table-cell table:style-name="ce2" office:value-type="float" office:value="0.00003410643" calcext:value-type="float">
            <text:p>3.410643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8:.A92])" office:value-type="float" office:value="78.98" calcext:value-type="float">
            <text:p>78.98</text:p>
          </table:table-cell>
          <table:table-cell table:formula="of:=AVERAGEA(['2000 cons'.B88:.B92])" office:value-type="float" office:value="12.475" calcext:value-type="float">
            <text:p>12.475</text:p>
          </table:table-cell>
          <table:table-cell table:formula="of:=AVERAGEA(['2000 cons'.C88:.C92])" office:value-type="float" office:value="0.42" calcext:value-type="float">
            <text:p>0.42</text:p>
          </table:table-cell>
          <table:table-cell table:formula="of:=AVERAGEA(['2000 cons'.D88:.D92])" office:value-type="float" office:value="86.75" calcext:value-type="float">
            <text:p>86.75</text:p>
          </table:table-cell>
          <table:table-cell table:formula="of:=AVERAGEA(['2000 cons'.E88:.E92])" office:value-type="float" office:value="54.205" calcext:value-type="float">
            <text:p>54.205</text:p>
          </table:table-cell>
          <table:table-cell table:formula="of:=AVERAGEA(['2000 cons'.F88:.F92])" office:value-type="float" office:value="0.000024741265" calcext:value-type="float">
            <text:p>2.4741265E-005</text:p>
          </table:table-cell>
          <table:table-cell table:formula="of:=STDEV(['2000 cons'.A88:.A92])" office:value-type="float" office:value="7.93373808491306" calcext:value-type="float">
            <text:p>7.9337380849</text:p>
          </table:table-cell>
          <table:table-cell table:formula="of:=STDEV(['2000 cons'.B88:.B92])" office:value-type="float" office:value="2.69407683632075" calcext:value-type="float">
            <text:p>2.6940768363</text:p>
          </table:table-cell>
          <table:table-cell table:formula="of:=STDEV(['2000 cons'.C88:.C92])" office:value-type="float" office:value="0.0282842712474619" calcext:value-type="float">
            <text:p>0.0282842712</text:p>
          </table:table-cell>
          <table:table-cell table:formula="of:=STDEV(['2000 cons'.D88:.D92])" office:value-type="float" office:value="1.76776695296637" calcext:value-type="float">
            <text:p>1.767766953</text:p>
          </table:table-cell>
          <table:table-cell table:formula="of:=STDEV(['2000 cons'.E88:.E92])" office:value-type="float" office:value="0.388908729652599" calcext:value-type="float">
            <text:p>0.3889087297</text:p>
          </table:table-cell>
          <table:table-cell table:formula="of:=STDEV(['2000 cons'.F88:.F92])" office:value-type="float" office:value="0.0000132443433568618" calcext:value-type="float">
            <text:p>1.32443433568618E-0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10.57" calcext:value-type="float">
            <text:p>10.57</text:p>
          </table:table-cell>
          <table:table-cell office:value-type="float" office:value="0.44" calcext:value-type="float">
            <text:p>0.44</text:p>
          </table:table-cell>
          <table:table-cell office:value-type="float" office:value="88" calcext:value-type="float">
            <text:p>88</text:p>
          </table:table-cell>
          <table:table-cell office:value-type="float" office:value="54.48" calcext:value-type="float">
            <text:p>54.48</text:p>
          </table:table-cell>
          <table:table-cell office:value-type="float" office:value="0.0000153761" calcext:value-type="float">
            <text:p>1.53761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1.64" calcext:value-type="float">
            <text:p>81.64</text:p>
          </table:table-cell>
          <table:table-cell table:style-name="ce2" office:value-type="float" office:value="10.73" calcext:value-type="float">
            <text:p>10.7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5" calcext:value-type="float">
            <text:p>88.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0.00000814901" calcext:value-type="float">
            <text:p>0.00000814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3:.A97])" office:value-type="float" office:value="84.25" calcext:value-type="float">
            <text:p>84.25</text:p>
          </table:table-cell>
          <table:table-cell table:formula="of:=AVERAGEA(['2000 cons'.B93:.B97])" office:value-type="float" office:value="11.285" calcext:value-type="float">
            <text:p>11.285</text:p>
          </table:table-cell>
          <table:table-cell table:formula="of:=AVERAGEA(['2000 cons'.C93:.C97])" office:value-type="float" office:value="0.455" calcext:value-type="float">
            <text:p>0.455</text:p>
          </table:table-cell>
          <table:table-cell table:formula="of:=AVERAGEA(['2000 cons'.D93:.D97])" office:value-type="float" office:value="88.275" calcext:value-type="float">
            <text:p>88.275</text:p>
          </table:table-cell>
          <table:table-cell table:formula="of:=AVERAGEA(['2000 cons'.E93:.E97])" office:value-type="float" office:value="58.97" calcext:value-type="float">
            <text:p>58.97</text:p>
          </table:table-cell>
          <table:table-cell table:formula="of:=AVERAGEA(['2000 cons'.F93:.F97])" office:value-type="float" office:value="0.00000976083" calcext:value-type="float">
            <text:p>9.76083E-006</text:p>
          </table:table-cell>
          <table:table-cell table:formula="of:=STDEV(['2000 cons'.A93:.A97])" office:value-type="float" office:value="3.69109739779378" calcext:value-type="float">
            <text:p>3.6910973978</text:p>
          </table:table-cell>
          <table:table-cell table:formula="of:=STDEV(['2000 cons'.B93:.B97])" office:value-type="float" office:value="0.784888527117067" calcext:value-type="float">
            <text:p>0.7848885271</text:p>
          </table:table-cell>
          <table:table-cell table:formula="of:=STDEV(['2000 cons'.C93:.C97])" office:value-type="float" office:value="0.00707106781186548" calcext:value-type="float">
            <text:p>0.0070710678</text:p>
          </table:table-cell>
          <table:table-cell table:formula="of:=STDEV(['2000 cons'.D93:.D97])" office:value-type="float" office:value="0.318198051533948" calcext:value-type="float">
            <text:p>0.3181980515</text:p>
          </table:table-cell>
          <table:table-cell table:formula="of:=STDEV(['2000 cons'.E93:.E97])" office:value-type="float" office:value="0.664680374315353" calcext:value-type="float">
            <text:p>0.6646803743</text:p>
          </table:table-cell>
          <table:table-cell table:formula="of:=STDEV(['2000 cons'.F93:.F97])" office:value-type="float" office:value="0.0000022794577041042" calcext:value-type="float">
            <text:p>2.2794577041042E-0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6.86" calcext:value-type="float">
            <text:p>86.86</text:p>
          </table:table-cell>
          <table:table-cell office:value-type="float" office:value="11.84" calcext:value-type="float">
            <text:p>11.84</text:p>
          </table:table-cell>
          <table:table-cell office:value-type="float" office:value="0.45" calcext:value-type="float">
            <text:p>0.45</text:p>
          </table:table-cell>
          <table:table-cell office:value-type="float" office:value="88.05" calcext:value-type="float">
            <text:p>88.05</text:p>
          </table:table-cell>
          <table:table-cell office:value-type="float" office:value="59.44" calcext:value-type="float">
            <text:p>59.44</text:p>
          </table:table-cell>
          <table:table-cell office:value-type="float" office:value="0.00001137265" calcext:value-type="float">
            <text:p>1.137265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8" calcext:value-type="float">
            <text:p>70.68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001625087" calcext:value-type="float">
            <text:p>0.000162508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8:.A102])" office:value-type="float" office:value="72.865" calcext:value-type="float">
            <text:p>72.865</text:p>
          </table:table-cell>
          <table:table-cell table:formula="of:=AVERAGEA(['2000 cons'.B98:.B102])" office:value-type="float" office:value="11.285" calcext:value-type="float">
            <text:p>11.285</text:p>
          </table:table-cell>
          <table:table-cell table:formula="of:=AVERAGEA(['2000 cons'.C98:.C102])" office:value-type="float" office:value="0.435" calcext:value-type="float">
            <text:p>0.435</text:p>
          </table:table-cell>
          <table:table-cell table:formula="of:=AVERAGEA(['2000 cons'.D98:.D102])" office:value-type="float" office:value="87.15" calcext:value-type="float">
            <text:p>87.15</text:p>
          </table:table-cell>
          <table:table-cell table:formula="of:=AVERAGEA(['2000 cons'.E98:.E102])" office:value-type="float" office:value="53.61" calcext:value-type="float">
            <text:p>53.61</text:p>
          </table:table-cell>
          <table:table-cell table:formula="of:=AVERAGEA(['2000 cons'.F98:.F102])" office:value-type="float" office:value="0.00016285375" calcext:value-type="float">
            <text:p>0.0001628538</text:p>
          </table:table-cell>
          <table:table-cell table:formula="of:=STDEV(['2000 cons'.A98:.A102])" office:value-type="float" office:value="3.09005663378521" calcext:value-type="float">
            <text:p>3.0900566338</text:p>
          </table:table-cell>
          <table:table-cell table:formula="of:=STDEV(['2000 cons'.B98:.B102])" office:value-type="float" office:value="0.869741340859454" calcext:value-type="float">
            <text:p>0.8697413409</text:p>
          </table:table-cell>
          <table:table-cell table:formula="of:=STDEV(['2000 cons'.C98:.C102])" office:value-type="float" office:value="0.00707106781186548" calcext:value-type="float">
            <text:p>0.0070710678</text:p>
          </table:table-cell>
          <table:table-cell table:formula="of:=STDEV(['2000 cons'.D98:.D102])" office:value-type="float" office:value="0.494974746830585" calcext:value-type="float">
            <text:p>0.4949747468</text:p>
          </table:table-cell>
          <table:table-cell table:formula="of:=STDEV(['2000 cons'.E98:.E102])" office:value-type="float" office:value="0.862670273047587" calcext:value-type="float">
            <text:p>0.862670273</text:p>
          </table:table-cell>
          <table:table-cell table:formula="of:=STDEV(['2000 cons'.F98:.F102])" office:value-type="float" office:value="0.000000487974389696838" calcext:value-type="float">
            <text:p>0.000000488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05" calcext:value-type="float">
            <text:p>75.05</text:p>
          </table:table-cell>
          <table:table-cell office:value-type="float" office:value="11.9" calcext:value-type="float">
            <text:p>11.9</text:p>
          </table:table-cell>
          <table:table-cell office:value-type="float" office:value="0.44" calcext:value-type="float">
            <text:p>0.44</text:p>
          </table:table-cell>
          <table:table-cell office:value-type="float" office:value="86.8" calcext:value-type="float">
            <text:p>86.8</text:p>
          </table:table-cell>
          <table:table-cell office:value-type="float" office:value="54.22" calcext:value-type="float">
            <text:p>54.22</text:p>
          </table:table-cell>
          <table:table-cell office:value-type="float" office:value="0.0001631988" calcext:value-type="float">
            <text:p>0.000163198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87.35" calcext:value-type="float">
            <text:p>87.35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0.00484159" calcext:value-type="float">
            <text:p>0.004841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3:.A107])" office:value-type="float" office:value="65.85" calcext:value-type="float">
            <text:p>65.85</text:p>
          </table:table-cell>
          <table:table-cell table:formula="of:=AVERAGEA(['2000 cons'.B103:.B107])" office:value-type="float" office:value="9.935" calcext:value-type="float">
            <text:p>9.935</text:p>
          </table:table-cell>
          <table:table-cell table:formula="of:=AVERAGEA(['2000 cons'.C103:.C107])" office:value-type="float" office:value="0.42" calcext:value-type="float">
            <text:p>0.42</text:p>
          </table:table-cell>
          <table:table-cell table:formula="of:=AVERAGEA(['2000 cons'.D103:.D107])" office:value-type="float" office:value="87.675" calcext:value-type="float">
            <text:p>87.675</text:p>
          </table:table-cell>
          <table:table-cell table:formula="of:=AVERAGEA(['2000 cons'.E103:.E107])" office:value-type="float" office:value="51.07" calcext:value-type="float">
            <text:p>51.07</text:p>
          </table:table-cell>
          <table:table-cell table:formula="of:=AVERAGEA(['2000 cons'.F103:.F107])" office:value-type="float" office:value="0.0045228975" calcext:value-type="float">
            <text:p>0.0045228975</text:p>
          </table:table-cell>
          <table:table-cell table:formula="of:=STDEV(['2000 cons'.A103:.A107])" office:value-type="float" office:value="8.27314933988261" calcext:value-type="float">
            <text:p>8.2731493399</text:p>
          </table:table-cell>
          <table:table-cell table:formula="of:=STDEV(['2000 cons'.B103:.B107])" office:value-type="float" office:value="1.22329473145273" calcext:value-type="float">
            <text:p>1.2232947315</text:p>
          </table:table-cell>
          <table:table-cell table:formula="of:=STDEV(['2000 cons'.C103:.C107])" office:value-type="float" office:value="0" calcext:value-type="float">
            <text:p>0</text:p>
          </table:table-cell>
          <table:table-cell table:formula="of:=STDEV(['2000 cons'.D103:.D107])" office:value-type="float" office:value="0.45961940777126" calcext:value-type="float">
            <text:p>0.4596194078</text:p>
          </table:table-cell>
          <table:table-cell table:formula="of:=STDEV(['2000 cons'.E103:.E107])" office:value-type="float" office:value="2.58801081914276" calcext:value-type="float">
            <text:p>2.5880108191</text:p>
          </table:table-cell>
          <table:table-cell table:formula="of:=STDEV(['2000 cons'.F103:.F107])" office:value-type="float" office:value="0.000450699255726587" calcext:value-type="float">
            <text:p>0.0004506993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07" calcext:value-type="float">
            <text:p>9.07</text:p>
          </table:table-cell>
          <table:table-cell office:value-type="float" office:value="0.42" calcext:value-type="float">
            <text:p>0.42</text:p>
          </table:table-cell>
          <table:table-cell office:value-type="float" office:value="88" calcext:value-type="float">
            <text:p>88</text:p>
          </table:table-cell>
          <table:table-cell office:value-type="float" office:value="49.24" calcext:value-type="float">
            <text:p>49.24</text:p>
          </table:table-cell>
          <table:table-cell office:value-type="float" office:value="0.004204205" calcext:value-type="float">
            <text:p>0.0042042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33" calcext:value-type="float">
            <text:p>73.33</text:p>
          </table:table-cell>
          <table:table-cell table:style-name="ce2" office:value-type="float" office:value="8.96" calcext:value-type="float">
            <text:p>8.9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3" calcext:value-type="float">
            <text:p>89.3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0.00002015018" calcext:value-type="float">
            <text:p>2.015018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8:.A112])" office:value-type="float" office:value="75.955" calcext:value-type="float">
            <text:p>75.955</text:p>
          </table:table-cell>
          <table:table-cell table:formula="of:=AVERAGEA(['2000 cons'.B108:.B112])" office:value-type="float" office:value="9.475" calcext:value-type="float">
            <text:p>9.475</text:p>
          </table:table-cell>
          <table:table-cell table:formula="of:=AVERAGEA(['2000 cons'.C108:.C112])" office:value-type="float" office:value="0.48" calcext:value-type="float">
            <text:p>0.48</text:p>
          </table:table-cell>
          <table:table-cell table:formula="of:=AVERAGEA(['2000 cons'.D108:.D112])" office:value-type="float" office:value="89.075" calcext:value-type="float">
            <text:p>89.075</text:p>
          </table:table-cell>
          <table:table-cell table:formula="of:=AVERAGEA(['2000 cons'.E108:.E112])" office:value-type="float" office:value="58.27" calcext:value-type="float">
            <text:p>58.27</text:p>
          </table:table-cell>
          <table:table-cell table:formula="of:=AVERAGEA(['2000 cons'.F108:.F112])" office:value-type="float" office:value="0.000019490775" calcext:value-type="float">
            <text:p>1.9490775E-005</text:p>
          </table:table-cell>
          <table:table-cell table:formula="of:=STDEV(['2000 cons'.A108:.A112])" office:value-type="float" office:value="3.71231060122937" calcext:value-type="float">
            <text:p>3.7123106012</text:p>
          </table:table-cell>
          <table:table-cell table:formula="of:=STDEV(['2000 cons'.B108:.B112])" office:value-type="float" office:value="0.728319984622144" calcext:value-type="float">
            <text:p>0.7283199846</text:p>
          </table:table-cell>
          <table:table-cell table:formula="of:=STDEV(['2000 cons'.C108:.C112])" office:value-type="float" office:value="0.0141421356237309" calcext:value-type="float">
            <text:p>0.0141421356</text:p>
          </table:table-cell>
          <table:table-cell table:formula="of:=STDEV(['2000 cons'.D108:.D112])" office:value-type="float" office:value="0.318198051533948" calcext:value-type="float">
            <text:p>0.3181980515</text:p>
          </table:table-cell>
          <table:table-cell table:formula="of:=STDEV(['2000 cons'.E108:.E112])" office:value-type="float" office:value="0.212132034355967" calcext:value-type="float">
            <text:p>0.2121320344</text:p>
          </table:table-cell>
          <table:table-cell table:formula="of:=STDEV(['2000 cons'.F108:.F112])" office:value-type="float" office:value="0.00000093253949409663" calcext:value-type="float">
            <text:p>9.3253949409663E-0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8.58" calcext:value-type="float">
            <text:p>78.58</text:p>
          </table:table-cell>
          <table:table-cell office:value-type="float" office:value="9.99" calcext:value-type="float">
            <text:p>9.99</text:p>
          </table:table-cell>
          <table:table-cell office:value-type="float" office:value="0.47" calcext:value-type="float">
            <text:p>0.47</text:p>
          </table:table-cell>
          <table:table-cell office:value-type="float" office:value="88.85" calcext:value-type="float">
            <text:p>88.85</text:p>
          </table:table-cell>
          <table:table-cell office:value-type="float" office:value="58.42" calcext:value-type="float">
            <text:p>58.42</text:p>
          </table:table-cell>
          <table:table-cell office:value-type="float" office:value="0.00001883137" calcext:value-type="float">
            <text:p>1.883137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7" calcext:value-type="float">
            <text:p>70.6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51.55" calcext:value-type="float">
            <text:p>51.55</text:p>
          </table:table-cell>
          <table:table-cell table:style-name="ce2" office:value-type="float" office:value="0.0001098821" calcext:value-type="float">
            <text:p>0.00010988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3:.A117])" office:value-type="float" office:value="70.98" calcext:value-type="float">
            <text:p>70.98</text:p>
          </table:table-cell>
          <table:table-cell table:formula="of:=AVERAGEA(['2000 cons'.B113:.B117])" office:value-type="float" office:value="10.67" calcext:value-type="float">
            <text:p>10.67</text:p>
          </table:table-cell>
          <table:table-cell table:formula="of:=AVERAGEA(['2000 cons'.C113:.C117])" office:value-type="float" office:value="0.43" calcext:value-type="float">
            <text:p>0.43</text:p>
          </table:table-cell>
          <table:table-cell table:formula="of:=AVERAGEA(['2000 cons'.D113:.D117])" office:value-type="float" office:value="87.55" calcext:value-type="float">
            <text:p>87.55</text:p>
          </table:table-cell>
          <table:table-cell table:formula="of:=AVERAGEA(['2000 cons'.E113:.E117])" office:value-type="float" office:value="53.22" calcext:value-type="float">
            <text:p>53.22</text:p>
          </table:table-cell>
          <table:table-cell table:formula="of:=AVERAGEA(['2000 cons'.F113:.F117])" office:value-type="float" office:value="0.00007490013" calcext:value-type="float">
            <text:p>7.490013E-005</text:p>
          </table:table-cell>
          <table:table-cell table:formula="of:=STDEV(['2000 cons'.A113:.A117])" office:value-type="float" office:value="0.438406204335663" calcext:value-type="float">
            <text:p>0.4384062043</text:p>
          </table:table-cell>
          <table:table-cell table:formula="of:=STDEV(['2000 cons'.B113:.B117])" office:value-type="float" office:value="1.17379725676967" calcext:value-type="float">
            <text:p>1.1737972568</text:p>
          </table:table-cell>
          <table:table-cell table:formula="of:=STDEV(['2000 cons'.C113:.C117])" office:value-type="float" office:value="0.0282842712474619" calcext:value-type="float">
            <text:p>0.0282842712</text:p>
          </table:table-cell>
          <table:table-cell table:formula="of:=STDEV(['2000 cons'.D113:.D117])" office:value-type="float" office:value="1.06066017177982" calcext:value-type="float">
            <text:p>1.0606601718</text:p>
          </table:table-cell>
          <table:table-cell table:formula="of:=STDEV(['2000 cons'.E113:.E117])" office:value-type="float" office:value="2.36173664916307" calcext:value-type="float">
            <text:p>2.3617366492</text:p>
          </table:table-cell>
          <table:table-cell table:formula="of:=STDEV(['2000 cons'.F113:.F117])" office:value-type="float" office:value="0.0000494719764125287" calcext:value-type="float">
            <text:p>0.000049472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29" calcext:value-type="float">
            <text:p>71.29</text:p>
          </table:table-cell>
          <table:table-cell office:value-type="float" office:value="9.84" calcext:value-type="float">
            <text:p>9.84</text:p>
          </table:table-cell>
          <table:table-cell office:value-type="float" office:value="0.45" calcext:value-type="float">
            <text:p>0.45</text:p>
          </table:table-cell>
          <table:table-cell office:value-type="float" office:value="88.3" calcext:value-type="float">
            <text:p>88.3</text:p>
          </table:table-cell>
          <table:table-cell office:value-type="float" office:value="54.89" calcext:value-type="float">
            <text:p>54.89</text:p>
          </table:table-cell>
          <table:table-cell office:value-type="float" office:value="0.00003991816" calcext:value-type="float">
            <text:p>3.991816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59.87" calcext:value-type="float">
            <text:p>59.87</text:p>
          </table:table-cell>
          <table:table-cell table:style-name="ce2" office:value-type="float" office:value="15.95" calcext:value-type="float">
            <text:p>15.9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81.7" calcext:value-type="float">
            <text:p>81.7</text:p>
          </table:table-cell>
          <table:table-cell table:style-name="ce2" office:value-type="float" office:value="39.81" calcext:value-type="float">
            <text:p>39.81</text:p>
          </table:table-cell>
          <table:table-cell table:style-name="ce2" office:value-type="float" office:value="0.0006203496" calcext:value-type="float">
            <text:p>0.00062034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8:.A122])" office:value-type="float" office:value="59.63" calcext:value-type="float">
            <text:p>59.63</text:p>
          </table:table-cell>
          <table:table-cell table:formula="of:=AVERAGEA(['2000 cons'.B118:.B122])" office:value-type="float" office:value="15.85" calcext:value-type="float">
            <text:p>15.85</text:p>
          </table:table-cell>
          <table:table-cell table:formula="of:=AVERAGEA(['2000 cons'.C118:.C122])" office:value-type="float" office:value="0.3" calcext:value-type="float">
            <text:p>0.3</text:p>
          </table:table-cell>
          <table:table-cell table:formula="of:=AVERAGEA(['2000 cons'.D118:.D122])" office:value-type="float" office:value="81.7" calcext:value-type="float">
            <text:p>81.7</text:p>
          </table:table-cell>
          <table:table-cell table:formula="of:=AVERAGEA(['2000 cons'.E118:.E122])" office:value-type="float" office:value="39.68" calcext:value-type="float">
            <text:p>39.68</text:p>
          </table:table-cell>
          <table:table-cell table:formula="of:=AVERAGEA(['2000 cons'.F118:.F122])" office:value-type="float" office:value="0.0005244158" calcext:value-type="float">
            <text:p>0.0005244158</text:p>
          </table:table-cell>
          <table:table-cell table:formula="of:=STDEV(['2000 cons'.A118:.A122])" office:value-type="float" office:value="0.339411254969541" calcext:value-type="float">
            <text:p>0.339411255</text:p>
          </table:table-cell>
          <table:table-cell table:formula="of:=STDEV(['2000 cons'.B118:.B122])" office:value-type="float" office:value="0.141421356237309" calcext:value-type="float">
            <text:p>0.1414213562</text:p>
          </table:table-cell>
          <table:table-cell table:formula="of:=STDEV(['2000 cons'.C118:.C122])" office:value-type="float" office:value="0" calcext:value-type="float">
            <text:p>0</text:p>
          </table:table-cell>
          <table:table-cell table:formula="of:=STDEV(['2000 cons'.D118:.D122])" office:value-type="float" office:value="0" calcext:value-type="float">
            <text:p>0</text:p>
          </table:table-cell>
          <table:table-cell table:formula="of:=STDEV(['2000 cons'.E118:.E122])" office:value-type="float" office:value="0.183847763108506" calcext:value-type="float">
            <text:p>0.1838477631</text:p>
          </table:table-cell>
          <table:table-cell table:formula="of:=STDEV(['2000 cons'.F118:.F122])" office:value-type="float" office:value="0.000135670881049988" calcext:value-type="float">
            <text:p>0.0001356709</text:p>
          </table:table-cell>
          <table:table-cell table:number-columns-repeated="999"/>
        </table:table-row>
        <table:table-row table:style-name="ro1">
          <table:table-cell office:value-type="float" office:value="59.39" calcext:value-type="float">
            <text:p>59.39</text:p>
          </table:table-cell>
          <table:table-cell office:value-type="float" office:value="15.75" calcext:value-type="float">
            <text:p>15.75</text:p>
          </table:table-cell>
          <table:table-cell office:value-type="float" office:value="0.3" calcext:value-type="float">
            <text:p>0.3</text:p>
          </table:table-cell>
          <table:table-cell office:value-type="float" office:value="81.7" calcext:value-type="float">
            <text:p>81.7</text:p>
          </table:table-cell>
          <table:table-cell office:value-type="float" office:value="39.55" calcext:value-type="float">
            <text:p>39.55</text:p>
          </table:table-cell>
          <table:table-cell office:value-type="float" office:value="0.000428482" calcext:value-type="float">
            <text:p>0.000428482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2" office:value-type="float" office:value="73.59" calcext:value-type="float">
            <text:p>73.59</text:p>
          </table:table-cell>
          <table:table-cell table:style-name="ce2" office:value-type="float" office:value="8.06" calcext:value-type="float">
            <text:p>8.06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59.38" calcext:value-type="float">
            <text:p>59.38</text:p>
          </table:table-cell>
          <table:table-cell table:style-name="ce2" office:value-type="float" office:value="0.004628891" calcext:value-type="float">
            <text:p>0.00462889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3:.A127])" office:value-type="float" office:value="73.915" calcext:value-type="float">
            <text:p>73.915</text:p>
          </table:table-cell>
          <table:table-cell table:formula="of:=AVERAGEA(['2000 cons'.B123:.B127])" office:value-type="float" office:value="9.015" calcext:value-type="float">
            <text:p>9.015</text:p>
          </table:table-cell>
          <table:table-cell table:formula="of:=AVERAGEA(['2000 cons'.C123:.C127])" office:value-type="float" office:value="0.48" calcext:value-type="float">
            <text:p>0.48</text:p>
          </table:table-cell>
          <table:table-cell table:formula="of:=AVERAGEA(['2000 cons'.D123:.D127])" office:value-type="float" office:value="89.35" calcext:value-type="float">
            <text:p>89.35</text:p>
          </table:table-cell>
          <table:table-cell table:formula="of:=AVERAGEA(['2000 cons'.E123:.E127])" office:value-type="float" office:value="57.805" calcext:value-type="float">
            <text:p>57.805</text:p>
          </table:table-cell>
          <table:table-cell table:formula="of:=AVERAGEA(['2000 cons'.F123:.F127])" office:value-type="float" office:value="0.0046615415" calcext:value-type="float">
            <text:p>0.0046615415</text:p>
          </table:table-cell>
          <table:table-cell table:formula="of:=STDEV(['2000 cons'.A123:.A127])" office:value-type="float" office:value="0.45961940777125" calcext:value-type="float">
            <text:p>0.4596194078</text:p>
          </table:table-cell>
          <table:table-cell table:formula="of:=STDEV(['2000 cons'.B123:.B127])" office:value-type="float" office:value="1.35057395206631" calcext:value-type="float">
            <text:p>1.3505739521</text:p>
          </table:table-cell>
          <table:table-cell table:formula="of:=STDEV(['2000 cons'.C123:.C127])" office:value-type="float" office:value="0.0424264068711929" calcext:value-type="float">
            <text:p>0.0424264069</text:p>
          </table:table-cell>
          <table:table-cell table:formula="of:=STDEV(['2000 cons'.D123:.D127])" office:value-type="float" office:value="1.13137084989848" calcext:value-type="float">
            <text:p>1.1313708499</text:p>
          </table:table-cell>
          <table:table-cell table:formula="of:=STDEV(['2000 cons'.E123:.E127])" office:value-type="float" office:value="2.22738636073763" calcext:value-type="float">
            <text:p>2.2273863607</text:p>
          </table:table-cell>
          <table:table-cell table:formula="of:=STDEV(['2000 cons'.F123:.F127])" office:value-type="float" office:value="0.0000461747799182629" calcext:value-type="float">
            <text:p>4.61747799182629E-0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9.97" calcext:value-type="float">
            <text:p>9.97</text:p>
          </table:table-cell>
          <table:table-cell office:value-type="float" office:value="0.45" calcext:value-type="float">
            <text:p>0.45</text:p>
          </table:table-cell>
          <table:table-cell office:value-type="float" office:value="88.55" calcext:value-type="float">
            <text:p>88.55</text:p>
          </table:table-cell>
          <table:table-cell office:value-type="float" office:value="56.23" calcext:value-type="float">
            <text:p>56.23</text:p>
          </table:table-cell>
          <table:table-cell office:value-type="float" office:value="0.004694192" calcext:value-type="float">
            <text:p>0.00469419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72" calcext:value-type="float">
            <text:p>73.72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5" calcext:value-type="float">
            <text:p>88.5</text:p>
          </table:table-cell>
          <table:table-cell table:style-name="ce2" office:value-type="float" office:value="56.27" calcext:value-type="float">
            <text:p>56.27</text:p>
          </table:table-cell>
          <table:table-cell table:style-name="ce2" office:value-type="float" office:value="0.00001291393" calcext:value-type="float">
            <text:p>1.291393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8:.A132])" office:value-type="float" office:value="78.645" calcext:value-type="float">
            <text:p>78.645</text:p>
          </table:table-cell>
          <table:table-cell table:formula="of:=AVERAGEA(['2000 cons'.B128:.B132])" office:value-type="float" office:value="10.275" calcext:value-type="float">
            <text:p>10.275</text:p>
          </table:table-cell>
          <table:table-cell table:formula="of:=AVERAGEA(['2000 cons'.C128:.C132])" office:value-type="float" office:value="0.465" calcext:value-type="float">
            <text:p>0.465</text:p>
          </table:table-cell>
          <table:table-cell table:formula="of:=AVERAGEA(['2000 cons'.D128:.D132])" office:value-type="float" office:value="88.625" calcext:value-type="float">
            <text:p>88.625</text:p>
          </table:table-cell>
          <table:table-cell table:formula="of:=AVERAGEA(['2000 cons'.E128:.E132])" office:value-type="float" office:value="58.08" calcext:value-type="float">
            <text:p>58.08</text:p>
          </table:table-cell>
          <table:table-cell table:formula="of:=AVERAGEA(['2000 cons'.F128:.F132])" office:value-type="float" office:value="0.00001235396" calcext:value-type="float">
            <text:p>0.000012354</text:p>
          </table:table-cell>
          <table:table-cell table:formula="of:=STDEV(['2000 cons'.A128:.A132])" office:value-type="float" office:value="6.96500179468749" calcext:value-type="float">
            <text:p>6.9650017947</text:p>
          </table:table-cell>
          <table:table-cell table:formula="of:=STDEV(['2000 cons'.B128:.B132])" office:value-type="float" office:value="0.558614357137372" calcext:value-type="float">
            <text:p>0.5586143571</text:p>
          </table:table-cell>
          <table:table-cell table:formula="of:=STDEV(['2000 cons'.C128:.C132])" office:value-type="float" office:value="0.00707106781186548" calcext:value-type="float">
            <text:p>0.0070710678</text:p>
          </table:table-cell>
          <table:table-cell table:formula="of:=STDEV(['2000 cons'.D128:.D132])" office:value-type="float" office:value="0.176776695296637" calcext:value-type="float">
            <text:p>0.1767766953</text:p>
          </table:table-cell>
          <table:table-cell table:formula="of:=STDEV(['2000 cons'.E128:.E132])" office:value-type="float" office:value="2.5597265478953" calcext:value-type="float">
            <text:p>2.5597265479</text:p>
          </table:table-cell>
          <table:table-cell table:formula="of:=STDEV(['2000 cons'.F128:.F132])" office:value-type="float" office:value="0.000000791917168522062" calcext:value-type="float">
            <text:p>7.91917168522062E-0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3.57" calcext:value-type="float">
            <text:p>83.57</text:p>
          </table:table-cell>
          <table:table-cell office:value-type="float" office:value="10.67" calcext:value-type="float">
            <text:p>10.67</text:p>
          </table:table-cell>
          <table:table-cell office:value-type="float" office:value="0.47" calcext:value-type="float">
            <text:p>0.47</text:p>
          </table:table-cell>
          <table:table-cell office:value-type="float" office:value="88.75" calcext:value-type="float">
            <text:p>88.75</text:p>
          </table:table-cell>
          <table:table-cell office:value-type="float" office:value="59.89" calcext:value-type="float">
            <text:p>59.89</text:p>
          </table:table-cell>
          <table:table-cell office:value-type="float" office:value="0.00001179399" calcext:value-type="float">
            <text:p>0.0000117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0.37" calcext:value-type="float">
            <text:p>80.37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2" calcext:value-type="float">
            <text:p>87.2</text:p>
          </table:table-cell>
          <table:table-cell table:style-name="ce2" office:value-type="float" office:value="55.13" calcext:value-type="float">
            <text:p>55.13</text:p>
          </table:table-cell>
          <table:table-cell table:style-name="ce2" office:value-type="float" office:value="0.000005084688" calcext:value-type="float">
            <text:p>5.084688E-0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3:.A137])" office:value-type="float" office:value="78.085" calcext:value-type="float">
            <text:p>78.085</text:p>
          </table:table-cell>
          <table:table-cell table:formula="of:=AVERAGEA(['2000 cons'.B133:.B137])" office:value-type="float" office:value="11.575" calcext:value-type="float">
            <text:p>11.575</text:p>
          </table:table-cell>
          <table:table-cell table:formula="of:=AVERAGEA(['2000 cons'.C133:.C137])" office:value-type="float" office:value="0.43" calcext:value-type="float">
            <text:p>0.43</text:p>
          </table:table-cell>
          <table:table-cell table:formula="of:=AVERAGEA(['2000 cons'.D133:.D137])" office:value-type="float" office:value="87.45" calcext:value-type="float">
            <text:p>87.45</text:p>
          </table:table-cell>
          <table:table-cell table:formula="of:=AVERAGEA(['2000 cons'.E133:.E137])" office:value-type="float" office:value="55.01" calcext:value-type="float">
            <text:p>55.01</text:p>
          </table:table-cell>
          <table:table-cell table:formula="of:=AVERAGEA(['2000 cons'.F133:.F137])" office:value-type="float" office:value="0.0000045156695" calcext:value-type="float">
            <text:p>4.5156695E-006</text:p>
          </table:table-cell>
          <table:table-cell table:formula="of:=STDEV(['2000 cons'.A133:.A137])" office:value-type="float" office:value="3.23147799002253" calcext:value-type="float">
            <text:p>3.23147799</text:p>
          </table:table-cell>
          <table:table-cell table:formula="of:=STDEV(['2000 cons'.B133:.B137])" office:value-type="float" office:value="0.784888527117069" calcext:value-type="float">
            <text:p>0.7848885271</text:p>
          </table:table-cell>
          <table:table-cell table:formula="of:=STDEV(['2000 cons'.C133:.C137])" office:value-type="float" office:value="0" calcext:value-type="float">
            <text:p>0</text:p>
          </table:table-cell>
          <table:table-cell table:formula="of:=STDEV(['2000 cons'.D133:.D137])" office:value-type="float" office:value="0.353553390593274" calcext:value-type="float">
            <text:p>0.3535533906</text:p>
          </table:table-cell>
          <table:table-cell table:formula="of:=STDEV(['2000 cons'.E133:.E137])" office:value-type="float" office:value="0.169705627484773" calcext:value-type="float">
            <text:p>0.1697056275</text:p>
          </table:table-cell>
          <table:table-cell table:formula="of:=STDEV(['2000 cons'.F133:.F137])" office:value-type="float" office:value="0.000000804713679941195" calcext:value-type="float">
            <text:p>8.04713679941195E-0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11.02" calcext:value-type="float">
            <text:p>11.02</text:p>
          </table:table-cell>
          <table:table-cell office:value-type="float" office:value="0.43" calcext:value-type="float">
            <text:p>0.43</text:p>
          </table:table-cell>
          <table:table-cell office:value-type="float" office:value="87.7" calcext:value-type="float">
            <text:p>87.7</text:p>
          </table:table-cell>
          <table:table-cell office:value-type="float" office:value="54.89" calcext:value-type="float">
            <text:p>54.89</text:p>
          </table:table-cell>
          <table:table-cell office:value-type="float" office:value="0.000003946651" calcext:value-type="float">
            <text:p>3.946651E-00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64.86" calcext:value-type="float">
            <text:p>64.86</text:p>
          </table:table-cell>
          <table:table-cell table:style-name="ce2" office:value-type="float" office:value="13.49" calcext:value-type="float">
            <text:p>13.4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4.5" calcext:value-type="float">
            <text:p>84.5</text:p>
          </table:table-cell>
          <table:table-cell table:style-name="ce2" office:value-type="float" office:value="46.56" calcext:value-type="float">
            <text:p>46.56</text:p>
          </table:table-cell>
          <table:table-cell table:style-name="ce2" office:value-type="float" office:value="0.0001078856" calcext:value-type="float">
            <text:p>0.000107885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8:.A142])" office:value-type="float" office:value="63.405" calcext:value-type="float">
            <text:p>63.405</text:p>
          </table:table-cell>
          <table:table-cell table:formula="of:=AVERAGEA(['2000 cons'.B138:.B142])" office:value-type="float" office:value="9.79" calcext:value-type="float">
            <text:p>9.79</text:p>
          </table:table-cell>
          <table:table-cell table:formula="of:=AVERAGEA(['2000 cons'.C138:.C142])" office:value-type="float" office:value="0.475" calcext:value-type="float">
            <text:p>0.475</text:p>
          </table:table-cell>
          <table:table-cell table:formula="of:=AVERAGEA(['2000 cons'.D138:.D142])" office:value-type="float" office:value="87.575" calcext:value-type="float">
            <text:p>87.575</text:p>
          </table:table-cell>
          <table:table-cell table:formula="of:=AVERAGEA(['2000 cons'.E138:.E142])" office:value-type="float" office:value="51.465" calcext:value-type="float">
            <text:p>51.465</text:p>
          </table:table-cell>
          <table:table-cell table:formula="of:=AVERAGEA(['2000 cons'.F138:.F142])" office:value-type="float" office:value="0.00010661355" calcext:value-type="float">
            <text:p>0.0001066136</text:p>
          </table:table-cell>
          <table:table-cell table:formula="of:=STDEV(['2000 cons'.A138:.A142])" office:value-type="float" office:value="2.05768073325285" calcext:value-type="float">
            <text:p>2.0576807333</text:p>
          </table:table-cell>
          <table:table-cell table:formula="of:=STDEV(['2000 cons'.B138:.B142])" office:value-type="float" office:value="5.23259018078045" calcext:value-type="float">
            <text:p>5.2325901808</text:p>
          </table:table-cell>
          <table:table-cell table:formula="of:=STDEV(['2000 cons'.C138:.C142])" office:value-type="float" office:value="0.106066017177982" calcext:value-type="float">
            <text:p>0.1060660172</text:p>
          </table:table-cell>
          <table:table-cell table:formula="of:=STDEV(['2000 cons'.D138:.D142])" office:value-type="float" office:value="4.34870670429727" calcext:value-type="float">
            <text:p>4.3487067043</text:p>
          </table:table-cell>
          <table:table-cell table:formula="of:=STDEV(['2000 cons'.E138:.E142])" office:value-type="float" office:value="6.93671752344003" calcext:value-type="float">
            <text:p>6.9367175234</text:p>
          </table:table-cell>
          <table:table-cell table:formula="of:=STDEV(['2000 cons'.F138:.F142])" office:value-type="float" office:value="0.0000017989503620167" calcext:value-type="float">
            <text:p>0.000001799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1.95" calcext:value-type="float">
            <text:p>61.95</text:p>
          </table:table-cell>
          <table:table-cell office:value-type="float" office:value="6.09" calcext:value-type="float">
            <text:p>6.09</text:p>
          </table:table-cell>
          <table:table-cell office:value-type="float" office:value="0.55" calcext:value-type="float">
            <text:p>0.55</text:p>
          </table:table-cell>
          <table:table-cell office:value-type="float" office:value="90.65" calcext:value-type="float">
            <text:p>90.65</text:p>
          </table:table-cell>
          <table:table-cell office:value-type="float" office:value="56.37" calcext:value-type="float">
            <text:p>56.37</text:p>
          </table:table-cell>
          <table:table-cell office:value-type="float" office:value="0.0001053415" calcext:value-type="float">
            <text:p>0.00010534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08" calcext:value-type="float">
            <text:p>71.08</text:p>
          </table:table-cell>
          <table:table-cell table:style-name="ce2" office:value-type="float" office:value="9.66" calcext:value-type="float">
            <text:p>9.66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4" calcext:value-type="float">
            <text:p>88.4</text:p>
          </table:table-cell>
          <table:table-cell table:style-name="ce2" office:value-type="float" office:value="55.27" calcext:value-type="float">
            <text:p>55.27</text:p>
          </table:table-cell>
          <table:table-cell table:style-name="ce2" office:value-type="float" office:value="0.003946847" calcext:value-type="float">
            <text:p>0.00394684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3:.A147])" office:value-type="float" office:value="71.205" calcext:value-type="float">
            <text:p>71.205</text:p>
          </table:table-cell>
          <table:table-cell table:formula="of:=AVERAGEA(['2000 cons'.B143:.B147])" office:value-type="float" office:value="9.38" calcext:value-type="float">
            <text:p>9.38</text:p>
          </table:table-cell>
          <table:table-cell table:formula="of:=AVERAGEA(['2000 cons'.C143:.C147])" office:value-type="float" office:value="0.465" calcext:value-type="float">
            <text:p>0.465</text:p>
          </table:table-cell>
          <table:table-cell table:formula="of:=AVERAGEA(['2000 cons'.D143:.D147])" office:value-type="float" office:value="88.7" calcext:value-type="float">
            <text:p>88.7</text:p>
          </table:table-cell>
          <table:table-cell table:formula="of:=AVERAGEA(['2000 cons'.E143:.E147])" office:value-type="float" office:value="55.66" calcext:value-type="float">
            <text:p>55.66</text:p>
          </table:table-cell>
          <table:table-cell table:formula="of:=AVERAGEA(['2000 cons'.F143:.F147])" office:value-type="float" office:value="0.003972681" calcext:value-type="float">
            <text:p>0.003972681</text:p>
          </table:table-cell>
          <table:table-cell table:formula="of:=STDEV(['2000 cons'.A143:.A147])" office:value-type="float" office:value="0.176776695296637" calcext:value-type="float">
            <text:p>0.1767766953</text:p>
          </table:table-cell>
          <table:table-cell table:formula="of:=STDEV(['2000 cons'.B143:.B147])" office:value-type="float" office:value="0.395979797464467" calcext:value-type="float">
            <text:p>0.3959797975</text:p>
          </table:table-cell>
          <table:table-cell table:formula="of:=STDEV(['2000 cons'.C143:.C147])" office:value-type="float" office:value="0.00707106781186548" calcext:value-type="float">
            <text:p>0.0070710678</text:p>
          </table:table-cell>
          <table:table-cell table:formula="of:=STDEV(['2000 cons'.D143:.D147])" office:value-type="float" office:value="0.424264068711924" calcext:value-type="float">
            <text:p>0.4242640687</text:p>
          </table:table-cell>
          <table:table-cell table:formula="of:=STDEV(['2000 cons'.E143:.E147])" office:value-type="float" office:value="0.551543289325503" calcext:value-type="float">
            <text:p>0.5515432893</text:p>
          </table:table-cell>
          <table:table-cell table:formula="of:=STDEV(['2000 cons'.F143:.F147])" office:value-type="float" office:value="0.0000365347931703468" calcext:value-type="float">
            <text:p>3.65347931703468E-0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33" calcext:value-type="float">
            <text:p>71.33</text:p>
          </table:table-cell>
          <table:table-cell office:value-type="float" office:value="9.1" calcext:value-type="float">
            <text:p>9.1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6.05" calcext:value-type="float">
            <text:p>56.05</text:p>
          </table:table-cell>
          <table:table-cell office:value-type="float" office:value="0.003998515" calcext:value-type="float">
            <text:p>0.0039985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7.68" calcext:value-type="float">
            <text:p>77.68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89.1" calcext:value-type="float">
            <text:p>89.1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0.0000116187" calcext:value-type="float">
            <text:p>1.16187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8:.A152])" office:value-type="float" office:value="79.735" calcext:value-type="float">
            <text:p>79.735</text:p>
          </table:table-cell>
          <table:table-cell table:formula="of:=AVERAGEA(['2000 cons'.B148:.B152])" office:value-type="float" office:value="11.3" calcext:value-type="float">
            <text:p>11.3</text:p>
          </table:table-cell>
          <table:table-cell table:formula="of:=AVERAGEA(['2000 cons'.C148:.C152])" office:value-type="float" office:value="0.445" calcext:value-type="float">
            <text:p>0.445</text:p>
          </table:table-cell>
          <table:table-cell table:formula="of:=AVERAGEA(['2000 cons'.D148:.D152])" office:value-type="float" office:value="87.875" calcext:value-type="float">
            <text:p>87.875</text:p>
          </table:table-cell>
          <table:table-cell table:formula="of:=AVERAGEA(['2000 cons'.E148:.E152])" office:value-type="float" office:value="56.785" calcext:value-type="float">
            <text:p>56.785</text:p>
          </table:table-cell>
          <table:table-cell table:formula="of:=AVERAGEA(['2000 cons'.F148:.F152])" office:value-type="float" office:value="0.000018135785" calcext:value-type="float">
            <text:p>1.8135785E-005</text:p>
          </table:table-cell>
          <table:table-cell table:formula="of:=STDEV(['2000 cons'.A148:.A152])" office:value-type="float" office:value="2.90620887067671" calcext:value-type="float">
            <text:p>2.9062088707</text:p>
          </table:table-cell>
          <table:table-cell table:formula="of:=STDEV(['2000 cons'.B148:.B152])" office:value-type="float" office:value="2.30516810666814" calcext:value-type="float">
            <text:p>2.3051681067</text:p>
          </table:table-cell>
          <table:table-cell table:formula="of:=STDEV(['2000 cons'.C148:.C152])" office:value-type="float" office:value="0.0353553390593274" calcext:value-type="float">
            <text:p>0.0353553391</text:p>
          </table:table-cell>
          <table:table-cell table:formula="of:=STDEV(['2000 cons'.D148:.D152])" office:value-type="float" office:value="1.73241161390703" calcext:value-type="float">
            <text:p>1.7324116139</text:p>
          </table:table-cell>
          <table:table-cell table:formula="of:=STDEV(['2000 cons'.E148:.E152])" office:value-type="float" office:value="2.70821897194448" calcext:value-type="float">
            <text:p>2.7082189719</text:p>
          </table:table-cell>
          <table:table-cell table:formula="of:=STDEV(['2000 cons'.F148:.F152])" office:value-type="float" office:value="0.00000921654999413826" calcext:value-type="float">
            <text:p>9.21654999413826E-0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1.79" calcext:value-type="float">
            <text:p>81.79</text:p>
          </table:table-cell>
          <table:table-cell office:value-type="float" office:value="12.93" calcext:value-type="float">
            <text:p>12.93</text:p>
          </table:table-cell>
          <table:table-cell office:value-type="float" office:value="0.42" calcext:value-type="float">
            <text:p>0.42</text:p>
          </table:table-cell>
          <table:table-cell office:value-type="float" office:value="86.65" calcext:value-type="float">
            <text:p>86.65</text:p>
          </table:table-cell>
          <table:table-cell office:value-type="float" office:value="54.87" calcext:value-type="float">
            <text:p>54.87</text:p>
          </table:table-cell>
          <table:table-cell office:value-type="float" office:value="0.00002465287" calcext:value-type="float">
            <text:p>2.465287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6.61" calcext:value-type="float">
            <text:p>76.61</text:p>
          </table:table-cell>
          <table:table-cell table:style-name="ce2" office:value-type="float" office:value="10.44" calcext:value-type="float">
            <text:p>10.44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88.3" calcext:value-type="float">
            <text:p>88.3</text:p>
          </table:table-cell>
          <table:table-cell table:style-name="ce2" office:value-type="float" office:value="56.48" calcext:value-type="float">
            <text:p>56.48</text:p>
          </table:table-cell>
          <table:table-cell table:style-name="ce2" office:value-type="float" office:value="0.000003079992" calcext:value-type="float">
            <text:p>0.000003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53:.A157])" office:value-type="float" office:value="76.765" calcext:value-type="float">
            <text:p>76.765</text:p>
          </table:table-cell>
          <table:table-cell table:formula="of:=AVERAGEA(['2000 cons'.B153:.B157])" office:value-type="float" office:value="9.47" calcext:value-type="float">
            <text:p>9.47</text:p>
          </table:table-cell>
          <table:table-cell table:formula="of:=AVERAGEA(['2000 cons'.C153:.C157])" office:value-type="float" office:value="0.48" calcext:value-type="float">
            <text:p>0.48</text:p>
          </table:table-cell>
          <table:table-cell table:formula="of:=AVERAGEA(['2000 cons'.D153:.D157])" office:value-type="float" office:value="89.15" calcext:value-type="float">
            <text:p>89.15</text:p>
          </table:table-cell>
          <table:table-cell table:formula="of:=AVERAGEA(['2000 cons'.E153:.E157])" office:value-type="float" office:value="58.455" calcext:value-type="float">
            <text:p>58.455</text:p>
          </table:table-cell>
          <table:table-cell table:formula="of:=AVERAGEA(['2000 cons'.F153:.F157])" office:value-type="float" office:value="0.0000020665055" calcext:value-type="float">
            <text:p>2.0665055E-006</text:p>
          </table:table-cell>
          <table:table-cell table:formula="of:=STDEV(['2000 cons'.A153:.A157])" office:value-type="float" office:value="0.219203102167831" calcext:value-type="float">
            <text:p>0.2192031022</text:p>
          </table:table-cell>
          <table:table-cell table:formula="of:=STDEV(['2000 cons'.B153:.B157])" office:value-type="float" office:value="1.3717871555019" calcext:value-type="float">
            <text:p>1.3717871555</text:p>
          </table:table-cell>
          <table:table-cell table:formula="of:=STDEV(['2000 cons'.C153:.C157])" office:value-type="float" office:value="0.0424264068711929" calcext:value-type="float">
            <text:p>0.0424264069</text:p>
          </table:table-cell>
          <table:table-cell table:formula="of:=STDEV(['2000 cons'.D153:.D157])" office:value-type="float" office:value="1.20208152801713" calcext:value-type="float">
            <text:p>1.202081528</text:p>
          </table:table-cell>
          <table:table-cell table:formula="of:=STDEV(['2000 cons'.E153:.E157])" office:value-type="float" office:value="2.79307178568686" calcext:value-type="float">
            <text:p>2.7930717857</text:p>
          </table:table-cell>
          <table:table-cell table:formula="of:=STDEV(['2000 cons'.F153:.F157])" office:value-type="float" office:value="0.00000143328635358204" calcext:value-type="float">
            <text:p>1.43328635358204E-0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6.92" calcext:value-type="float">
            <text:p>76.92</text:p>
          </table:table-cell>
          <table:table-cell office:value-type="float" office:value="8.5" calcext:value-type="float">
            <text:p>8.5</text:p>
          </table:table-cell>
          <table:table-cell office:value-type="float" office:value="0.51" calcext:value-type="float">
            <text:p>0.51</text:p>
          </table:table-cell>
          <table:table-cell office:value-type="float" office:value="90" calcext:value-type="float">
            <text:p>90</text:p>
          </table:table-cell>
          <table:table-cell office:value-type="float" office:value="60.43" calcext:value-type="float">
            <text:p>60.43</text:p>
          </table:table-cell>
          <table:table-cell office:value-type="float" office:value="0.000001053019" calcext:value-type="float">
            <text:p>0.0000010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88.95" calcext:value-type="float">
            <text:p>88.95</text:p>
          </table:table-cell>
          <table:table-cell table:style-name="ce2" office:value-type="float" office:value="56.88" calcext:value-type="float">
            <text:p>56.88</text:p>
          </table:table-cell>
          <table:table-cell table:style-name="ce2" office:value-type="float" office:value="0.0001592434" calcext:value-type="float">
            <text:p>0.00015924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201:.A206])" office:value-type="string" office:string-value="" calcext:value-type="error">
            <text:p>#DIV/0!</text:p>
          </table:table-cell>
          <table:table-cell table:formula="of:=AVERAGEA(['2000 cons'.B201:.B206])" office:value-type="string" office:string-value="" calcext:value-type="error">
            <text:p>#DIV/0!</text:p>
          </table:table-cell>
          <table:table-cell table:formula="of:=AVERAGEA(['2000 cons'.C201:.C206])" office:value-type="string" office:string-value="" calcext:value-type="error">
            <text:p>#DIV/0!</text:p>
          </table:table-cell>
          <table:table-cell table:formula="of:=AVERAGEA(['2000 cons'.D201:.D206])" office:value-type="string" office:string-value="" calcext:value-type="error">
            <text:p>#DIV/0!</text:p>
          </table:table-cell>
          <table:table-cell table:formula="of:=AVERAGEA(['2000 cons'.E201:.E206])" office:value-type="string" office:string-value="" calcext:value-type="error">
            <text:p>#DIV/0!</text:p>
          </table:table-cell>
          <table:table-cell table:formula="of:=AVERAGEA(['2000 cons'.F201:.F206])" office:value-type="string" office:string-value="" calcext:value-type="error">
            <text:p>#DIV/0!</text:p>
          </table:table-cell>
          <table:table-cell table:formula="of:=STDEV(['2000 cons'.A201:.A205])" office:value-type="string" office:string-value="" calcext:value-type="error">
            <text:p>#DIV/0!</text:p>
          </table:table-cell>
          <table:table-cell table:formula="of:=STDEV(['2000 cons'.B201:.B205])" office:value-type="string" office:string-value="" calcext:value-type="error">
            <text:p>#DIV/0!</text:p>
          </table:table-cell>
          <table:table-cell table:formula="of:=STDEV(['2000 cons'.C201:.C205])" office:value-type="string" office:string-value="" calcext:value-type="error">
            <text:p>#DIV/0!</text:p>
          </table:table-cell>
          <table:table-cell table:formula="of:=STDEV(['2000 cons'.D201:.D205])" office:value-type="string" office:string-value="" calcext:value-type="error">
            <text:p>#DIV/0!</text:p>
          </table:table-cell>
          <table:table-cell table:formula="of:=STDEV(['2000 cons'.E201:.E205])" office:value-type="string" office:string-value="" calcext:value-type="error">
            <text:p>#DIV/0!</text:p>
          </table:table-cell>
          <table:table-cell table:formula="of:=STDEV(['2000 cons'.F201:.F205])" office:value-type="string" office:string-value="" calcext:value-type="error">
            <text:p>#DIV/0!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54" calcext:value-type="float">
            <text:p>71.54</text:p>
          </table:table-cell>
          <table:table-cell office:value-type="float" office:value="13.06" calcext:value-type="float">
            <text:p>13.06</text:p>
          </table:table-cell>
          <table:table-cell office:value-type="float" office:value="0.36" calcext:value-type="float">
            <text:p>0.36</text:p>
          </table:table-cell>
          <table:table-cell office:value-type="float" office:value="85.4" calcext:value-type="float">
            <text:p>85.4</text:p>
          </table:table-cell>
          <table:table-cell office:value-type="float" office:value="49.49" calcext:value-type="float">
            <text:p>49.49</text:p>
          </table:table-cell>
          <table:table-cell office:value-type="float" office:value="0.0001080645" calcext:value-type="float">
            <text:p>0.000108064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7">
          <table:table-cell table:style-name="Default" table:number-columns-repeated="26"/>
          <table:table-cell table:number-columns-repeated="99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ing" table:style-name="ta1">
        <table:table-column table:style-name="co1" table:number-columns-repeated="26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3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</table:table-row>
        <table:table-row table:style-name="ro1">
          <table:table-cell table:style-name="ce2" office:value-type="float" office:value="76.67" calcext:value-type="float">
            <text:p>76.67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91.85" calcext:value-type="float">
            <text:p>91.85</text:p>
          </table:table-cell>
          <table:table-cell table:style-name="ce2" office:value-type="float" office:value="65.79" calcext:value-type="float">
            <text:p>65.79</text:p>
          </table:table-cell>
          <table:table-cell table:style-name="ce2" office:value-type="float" office:value="0.002272" calcext:value-type="float">
            <text:p>0.00227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:.A7])" office:value-type="float" office:value="74.1466666666667" calcext:value-type="float">
            <text:p>74.1466666667</text:p>
          </table:table-cell>
          <table:table-cell table:formula="of:=AVERAGEA([Testing.B3:.B7])" office:value-type="float" office:value="6.40333333333333" calcext:value-type="float">
            <text:p>6.4033333333</text:p>
          </table:table-cell>
          <table:table-cell table:formula="of:=AVERAGEA([Testing.C3:.C7])" office:value-type="float" office:value="0.58" calcext:value-type="float">
            <text:p>0.58</text:p>
          </table:table-cell>
          <table:table-cell table:formula="of:=AVERAGEA([Testing.D3:.D7])" office:value-type="float" office:value="91.7166666666667" calcext:value-type="float">
            <text:p>91.7166666667</text:p>
          </table:table-cell>
          <table:table-cell table:formula="of:=AVERAGEA([Testing.E3:.E7])" office:value-type="float" office:value="64.3866666666667" calcext:value-type="float">
            <text:p>64.3866666667</text:p>
          </table:table-cell>
          <table:table-cell table:formula="of:=AVERAGEA([Testing.F3:.F7])" office:value-type="float" office:value="0.008672634" calcext:value-type="float">
            <text:p>0.008672634</text:p>
          </table:table-cell>
          <table:table-cell table:formula="of:=STDEV([Testing.A3:.A7])" office:value-type="float" office:value="2.18555103654281" calcext:value-type="float">
            <text:p>2.1855510365</text:p>
          </table:table-cell>
          <table:table-cell table:formula="of:=STDEV([Testing.B3:.B7])" office:value-type="float" office:value="0.160727512683216" calcext:value-type="float">
            <text:p>0.1607275127</text:p>
          </table:table-cell>
          <table:table-cell table:formula="of:=STDEV([Testing.C3:.C7])" office:value-type="float" office:value="0.00999999999999995" calcext:value-type="float">
            <text:p>0.01</text:p>
          </table:table-cell>
          <table:table-cell table:formula="of:=STDEV([Testing.D3:.D7])" office:value-type="float" office:value="0.125830573921179" calcext:value-type="float">
            <text:p>0.1258305739</text:p>
          </table:table-cell>
          <table:table-cell table:formula="of:=STDEV([Testing.E3:.E7])" office:value-type="float" office:value="1.21541488115513" calcext:value-type="float">
            <text:p>1.2154148812</text:p>
          </table:table-cell>
          <table:table-cell table:formula="of:=STDEV([Testing.F3:.F7])" office:value-type="float" office:value="0.0112890857593725" calcext:value-type="float">
            <text:p>0.0112890858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72.85" calcext:value-type="float">
            <text:p>72.85</text:p>
          </table:table-cell>
          <table:table-cell office:value-type="float" office:value="6.22" calcext:value-type="float">
            <text:p>6.22</text:p>
          </table:table-cell>
          <table:table-cell office:value-type="float" office:value="0.57" calcext:value-type="float">
            <text:p>0.57</text:p>
          </table:table-cell>
          <table:table-cell office:value-type="float" office:value="91.7" calcext:value-type="float">
            <text:p>91.7</text:p>
          </table:table-cell>
          <table:table-cell office:value-type="float" office:value="63.67" calcext:value-type="float">
            <text:p>63.67</text:p>
          </table:table-cell>
          <table:table-cell office:value-type="float" office:value="0.002038452" calcext:value-type="float">
            <text:p>0.002038452</text:p>
          </table:table-cell>
          <table:table-cell table:number-columns-repeated="20"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6.47" calcext:value-type="float">
            <text:p>6.47</text:p>
          </table:table-cell>
          <table:table-cell office:value-type="float" office:value="0.58" calcext:value-type="float">
            <text:p>0.58</text:p>
          </table:table-cell>
          <table:table-cell office:value-type="float" office:value="91.6" calcext:value-type="float">
            <text:p>91.6</text:p>
          </table:table-cell>
          <table:table-cell office:value-type="float" office:value="63.7" calcext:value-type="float">
            <text:p>63.7</text:p>
          </table:table-cell>
          <table:table-cell office:value-type="float" office:value="0.02170745" calcext:value-type="float">
            <text:p>0.02170745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3.91" calcext:value-type="float">
            <text:p>83.91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7" calcext:value-type="float">
            <text:p>91.7</text:p>
          </table:table-cell>
          <table:table-cell table:style-name="ce2" office:value-type="float" office:value="66.69" calcext:value-type="float">
            <text:p>66.69</text:p>
          </table:table-cell>
          <table:table-cell table:style-name="ce2" office:value-type="float" office:value="0.002432" calcext:value-type="float">
            <text:p>0.00243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8:.A12])" office:value-type="float" office:value="81.6433333333333" calcext:value-type="float">
            <text:p>81.6433333333</text:p>
          </table:table-cell>
          <table:table-cell table:formula="of:=AVERAGEA([Testing.B8:.B12])" office:value-type="float" office:value="6.84666666666667" calcext:value-type="float">
            <text:p>6.8466666667</text:p>
          </table:table-cell>
          <table:table-cell table:formula="of:=AVERAGEA([Testing.C8:.C12])" office:value-type="float" office:value="0.576666666666667" calcext:value-type="float">
            <text:p>0.5766666667</text:p>
          </table:table-cell>
          <table:table-cell table:formula="of:=AVERAGEA([Testing.D8:.D12])" office:value-type="float" office:value="91.9833333333333" calcext:value-type="float">
            <text:p>91.9833333333</text:p>
          </table:table-cell>
          <table:table-cell table:formula="of:=AVERAGEA([Testing.E8:.E12])" office:value-type="float" office:value="67.0266666666667" calcext:value-type="float">
            <text:p>67.0266666667</text:p>
          </table:table-cell>
          <table:table-cell table:formula="of:=AVERAGEA([Testing.F8:.F12])" office:value-type="float" office:value="0.00153574694733333" calcext:value-type="float">
            <text:p>0.0015357469</text:p>
          </table:table-cell>
          <table:table-cell table:formula="of:=STDEV([Testing.A8:.A12])" office:value-type="float" office:value="1.96339841431466" calcext:value-type="float">
            <text:p>1.9633984143</text:p>
          </table:table-cell>
          <table:table-cell table:formula="of:=STDEV([Testing.B8:.B12])" office:value-type="float" office:value="0.645083973861802" calcext:value-type="float">
            <text:p>0.6450839739</text:p>
          </table:table-cell>
          <table:table-cell table:formula="of:=STDEV([Testing.C8:.C12])" office:value-type="float" office:value="0.0208166599946613" calcext:value-type="float">
            <text:p>0.02081666</text:p>
          </table:table-cell>
          <table:table-cell table:formula="of:=STDEV([Testing.D8:.D12])" office:value-type="float" office:value="0.448144321991624" calcext:value-type="float">
            <text:p>0.448144322</text:p>
          </table:table-cell>
          <table:table-cell table:formula="of:=STDEV([Testing.E8:.E12])" office:value-type="float" office:value="1.08491167075174" calcext:value-type="float">
            <text:p>1.0849116708</text:p>
          </table:table-cell>
          <table:table-cell table:formula="of:=STDEV([Testing.F8:.F12])" office:value-type="float" office:value="0.00133354085882771" calcext:value-type="float">
            <text:p>0.0013335409</text:p>
          </table:table-cell>
          <table:table-cell/>
        </table:table-row>
        <table:table-row table:style-name="ro1">
          <table:table-cell office:value-type="float" office:value="80.47" calcext:value-type="float">
            <text:p>80.47</text:p>
          </table:table-cell>
          <table:table-cell office:value-type="float" office:value="6.16" calcext:value-type="float">
            <text:p>6.16</text:p>
          </table:table-cell>
          <table:table-cell office:value-type="float" office:value="0.6" calcext:value-type="float">
            <text:p>0.6</text:p>
          </table:table-cell>
          <table:table-cell office:value-type="float" office:value="92.5" calcext:value-type="float">
            <text:p>92.5</text:p>
          </table:table-cell>
          <table:table-cell office:value-type="float" office:value="68.24" calcext:value-type="float">
            <text:p>68.24</text:p>
          </table:table-cell>
          <table:table-cell office:value-type="float" office:value="0.002172" calcext:value-type="float">
            <text:p>0.002172</text:p>
          </table:table-cell>
          <table:table-cell table:number-columns-repeated="20"/>
        </table:table-row>
        <table:table-row table:style-name="ro1">
          <table:table-cell office:value-type="float" office:value="80.55" calcext:value-type="float">
            <text:p>80.55</text:p>
          </table:table-cell>
          <table:table-cell office:value-type="float" office:value="6.94" calcext:value-type="float">
            <text:p>6.94</text:p>
          </table:table-cell>
          <table:table-cell office:value-type="float" office:value="0.57" calcext:value-type="float">
            <text:p>0.57</text:p>
          </table:table-cell>
          <table:table-cell office:value-type="float" office:value="91.75" calcext:value-type="float">
            <text:p>91.75</text:p>
          </table:table-cell>
          <table:table-cell office:value-type="float" office:value="66.15" calcext:value-type="float">
            <text:p>66.15</text:p>
          </table:table-cell>
          <table:table-cell office:value-type="float" office:value="0.000003240842" calcext:value-type="float">
            <text:p>3.240842E-006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7.97" calcext:value-type="float">
            <text:p>87.97</text:p>
          </table:table-cell>
          <table:table-cell table:style-name="ce2" office:value-type="float" office:value="7.11" calcext:value-type="float">
            <text:p>7.11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92.35" calcext:value-type="float">
            <text:p>92.35</text:p>
          </table:table-cell>
          <table:table-cell table:style-name="ce2" office:value-type="float" office:value="69.45" calcext:value-type="float">
            <text:p>69.45</text:p>
          </table:table-cell>
          <table:table-cell table:style-name="ce2" office:value-type="float" office:value="0.395734" calcext:value-type="float">
            <text:p>0.3957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3:.A17])" office:value-type="float" office:value="84.5433333333333" calcext:value-type="float">
            <text:p>84.5433333333</text:p>
          </table:table-cell>
          <table:table-cell table:formula="of:=AVERAGEA([Testing.B13:.B17])" office:value-type="float" office:value="8.00333333333333" calcext:value-type="float">
            <text:p>8.0033333333</text:p>
          </table:table-cell>
          <table:table-cell table:formula="of:=AVERAGEA([Testing.C13:.C17])" office:value-type="float" office:value="0.543333333333333" calcext:value-type="float">
            <text:p>0.5433333333</text:p>
          </table:table-cell>
          <table:table-cell table:formula="of:=AVERAGEA([Testing.D13:.D17])" office:value-type="float" office:value="91.2333333333333" calcext:value-type="float">
            <text:p>91.2333333333</text:p>
          </table:table-cell>
          <table:table-cell table:formula="of:=AVERAGEA([Testing.E13:.E17])" office:value-type="float" office:value="65.7733333333333" calcext:value-type="float">
            <text:p>65.7733333333</text:p>
          </table:table-cell>
          <table:table-cell table:formula="of:=AVERAGEA([Testing.F13:.F17])" office:value-type="float" office:value="0.626716866666667" calcext:value-type="float">
            <text:p>0.6267168667</text:p>
          </table:table-cell>
          <table:table-cell table:formula="of:=STDEV([Testing.A13:.A17])" office:value-type="float" office:value="3.42500121654479" calcext:value-type="float">
            <text:p>3.4250012165</text:p>
          </table:table-cell>
          <table:table-cell table:formula="of:=STDEV([Testing.B13:.B17])" office:value-type="float" office:value="0.774230801075063" calcext:value-type="float">
            <text:p>0.7742308011</text:p>
          </table:table-cell>
          <table:table-cell table:formula="of:=STDEV([Testing.C13:.C17])" office:value-type="float" office:value="0.0321455025366431" calcext:value-type="float">
            <text:p>0.0321455025</text:p>
          </table:table-cell>
          <table:table-cell table:formula="of:=STDEV([Testing.D13:.D17])" office:value-type="float" office:value="0.969965635130096" calcext:value-type="float">
            <text:p>0.9699656351</text:p>
          </table:table-cell>
          <table:table-cell table:formula="of:=STDEV([Testing.E13:.E17])" office:value-type="float" office:value="3.23738062842993" calcext:value-type="float">
            <text:p>3.2373806284</text:p>
          </table:table-cell>
          <table:table-cell table:formula="of:=STDEV([Testing.F13:.F17])" office:value-type="float" office:value="0.265551916301452" calcext:value-type="float">
            <text:p>0.2655519163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81.12" calcext:value-type="float">
            <text:p>81.12</text:p>
          </table:table-cell>
          <table:table-cell office:value-type="float" office:value="8.42" calcext:value-type="float">
            <text:p>8.42</text:p>
          </table:table-cell>
          <table:table-cell office:value-type="float" office:value="0.52" calcext:value-type="float">
            <text:p>0.52</text:p>
          </table:table-cell>
          <table:table-cell office:value-type="float" office:value="90.6" calcext:value-type="float">
            <text:p>90.6</text:p>
          </table:table-cell>
          <table:table-cell office:value-type="float" office:value="63.35" calcext:value-type="float">
            <text:p>63.35</text:p>
          </table:table-cell>
          <table:table-cell office:value-type="float" office:value="0.9168594" calcext:value-type="float">
            <text:p>0.9168594</text:p>
          </table:table-cell>
          <table:table-cell table:number-columns-repeated="20"/>
        </table:table-row>
        <table:table-row table:style-name="ro1">
          <table:table-cell office:value-type="float" office:value="84.54" calcext:value-type="float">
            <text:p>84.54</text:p>
          </table:table-cell>
          <table:table-cell office:value-type="float" office:value="8.48" calcext:value-type="float">
            <text:p>8.48</text:p>
          </table:table-cell>
          <table:table-cell office:value-type="float" office:value="0.53" calcext:value-type="float">
            <text:p>0.53</text:p>
          </table:table-cell>
          <table:table-cell office:value-type="float" office:value="90.75" calcext:value-type="float">
            <text:p>90.75</text:p>
          </table:table-cell>
          <table:table-cell office:value-type="float" office:value="64.52" calcext:value-type="float">
            <text:p>64.52</text:p>
          </table:table-cell>
          <table:table-cell office:value-type="float" office:value="0.5675572" calcext:value-type="float">
            <text:p>0.5675572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1.78" calcext:value-type="float">
            <text:p>81.7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91.85" calcext:value-type="float">
            <text:p>91.85</text:p>
          </table:table-cell>
          <table:table-cell table:style-name="ce2" office:value-type="float" office:value="66.81" calcext:value-type="float">
            <text:p>66.81</text:p>
          </table:table-cell>
          <table:table-cell table:style-name="ce2" office:value-type="float" office:value="0.09188923" calcext:value-type="float">
            <text:p>0.091889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8:.A22])" office:value-type="float" office:value="80.38" calcext:value-type="float">
            <text:p>80.38</text:p>
          </table:table-cell>
          <table:table-cell table:formula="of:=AVERAGEA([Testing.B18:.B22])" office:value-type="float" office:value="6.85333333333333" calcext:value-type="float">
            <text:p>6.8533333333</text:p>
          </table:table-cell>
          <table:table-cell table:formula="of:=AVERAGEA([Testing.C18:.C22])" office:value-type="float" office:value="0.573333333333333" calcext:value-type="float">
            <text:p>0.5733333333</text:p>
          </table:table-cell>
          <table:table-cell table:formula="of:=AVERAGEA([Testing.D18:.D22])" office:value-type="float" office:value="91.9" calcext:value-type="float">
            <text:p>91.9</text:p>
          </table:table-cell>
          <table:table-cell table:formula="of:=AVERAGEA([Testing.E18:.E22])" office:value-type="float" office:value="66.3133333333333" calcext:value-type="float">
            <text:p>66.3133333333</text:p>
          </table:table-cell>
          <table:table-cell table:formula="of:=AVERAGEA([Testing.F18:.F22])" office:value-type="float" office:value="0.0689649333333333" calcext:value-type="float">
            <text:p>0.0689649333</text:p>
          </table:table-cell>
          <table:table-cell table:formula="of:=STDEV([Testing.A18:.A22])" office:value-type="float" office:value="1.21741529479467" calcext:value-type="float">
            <text:p>1.2174152948</text:p>
          </table:table-cell>
          <table:table-cell table:formula="of:=STDEV([Testing.B18:.B22])" office:value-type="float" office:value="0.21221058723196" calcext:value-type="float">
            <text:p>0.2122105872</text:p>
          </table:table-cell>
          <table:table-cell table:formula="of:=STDEV([Testing.C18:.C22])" office:value-type="float" office:value="0.0057735026918962" calcext:value-type="float">
            <text:p>0.0057735027</text:p>
          </table:table-cell>
          <table:table-cell table:formula="of:=STDEV([Testing.D18:.D22])" office:value-type="float" office:value="0.13228756555323" calcext:value-type="float">
            <text:p>0.1322875656</text:p>
          </table:table-cell>
          <table:table-cell table:formula="of:=STDEV([Testing.E18:.E22])" office:value-type="float" office:value="0.678699737242715" calcext:value-type="float">
            <text:p>0.6786997372</text:p>
          </table:table-cell>
          <table:table-cell table:formula="of:=STDEV([Testing.F18:.F22])" office:value-type="float" office:value="0.0301979234708619" calcext:value-type="float">
            <text:p>0.0301979235</text:p>
          </table:table-cell>
          <table:table-cell/>
        </table:table-row>
        <table:table-row table:style-name="ro1">
          <table:table-cell office:value-type="float" office:value="79.57" calcext:value-type="float">
            <text:p>79.57</text:p>
          </table:table-cell>
          <table:table-cell office:value-type="float" office:value="6.95" calcext:value-type="float">
            <text:p>6.95</text:p>
          </table:table-cell>
          <table:table-cell office:value-type="float" office:value="0.57" calcext:value-type="float">
            <text:p>0.57</text:p>
          </table:table-cell>
          <table:table-cell office:value-type="float" office:value="91.8" calcext:value-type="float">
            <text:p>91.8</text:p>
          </table:table-cell>
          <table:table-cell office:value-type="float" office:value="65.54" calcext:value-type="float">
            <text:p>65.54</text:p>
          </table:table-cell>
          <table:table-cell office:value-type="float" office:value="0.03474818" calcext:value-type="float">
            <text:p>0.03474818</text:p>
          </table:table-cell>
          <table:table-cell table:number-columns-repeated="20"/>
        </table:table-row>
        <table:table-row table:style-name="ro1">
          <table:table-cell office:value-type="float" office:value="79.79" calcext:value-type="float">
            <text:p>79.79</text:p>
          </table:table-cell>
          <table:table-cell office:value-type="float" office:value="6.61" calcext:value-type="float">
            <text:p>6.61</text:p>
          </table:table-cell>
          <table:table-cell office:value-type="float" office:value="0.58" calcext:value-type="float">
            <text:p>0.58</text:p>
          </table:table-cell>
          <table:table-cell office:value-type="float" office:value="92.05" calcext:value-type="float">
            <text:p>92.05</text:p>
          </table:table-cell>
          <table:table-cell office:value-type="float" office:value="66.59" calcext:value-type="float">
            <text:p>66.59</text:p>
          </table:table-cell>
          <table:table-cell office:value-type="float" office:value="0.08025739" calcext:value-type="float">
            <text:p>0.08025739</text:p>
          </table:table-cell>
          <table:table-cell table:number-columns-repeated="20"/>
        </table:table-row>
        <table:table-row table:style-name="ro1" table:number-rows-repeated="2">
          <table:table-cell table:style-name="Default" table:number-columns-repeated="26"/>
        </table:table-row>
        <table:table-row table:style-name="ro1">
          <table:table-cell table:style-name="ce2" office:value-type="float" office:value="76.03" calcext:value-type="float">
            <text:p>76.03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1" calcext:value-type="float">
            <text:p>91.1</text:p>
          </table:table-cell>
          <table:table-cell table:style-name="ce2" office:value-type="float" office:value="63.19" calcext:value-type="float">
            <text:p>63.19</text:p>
          </table:table-cell>
          <table:table-cell table:style-name="ce2" office:value-type="float" office:value="0.027271" calcext:value-type="float">
            <text:p>0.02727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23:.A27])" office:value-type="float" office:value="78.405" calcext:value-type="float">
            <text:p>78.405</text:p>
          </table:table-cell>
          <table:table-cell table:formula="of:=AVERAGEA([Testing.B23:.B27])" office:value-type="float" office:value="7.465" calcext:value-type="float">
            <text:p>7.465</text:p>
          </table:table-cell>
          <table:table-cell table:formula="of:=AVERAGEA([Testing.C23:.C27])" office:value-type="float" office:value="0.555" calcext:value-type="float">
            <text:p>0.555</text:p>
          </table:table-cell>
          <table:table-cell table:formula="of:=AVERAGEA([Testing.D23:.D27])" office:value-type="float" office:value="91.125" calcext:value-type="float">
            <text:p>91.125</text:p>
          </table:table-cell>
          <table:table-cell table:formula="of:=AVERAGEA([Testing.E23:.E27])" office:value-type="float" office:value="63.87" calcext:value-type="float">
            <text:p>63.87</text:p>
          </table:table-cell>
          <table:table-cell table:formula="of:=AVERAGEA([Testing.F23:.F27])" office:value-type="float" office:value="1.4784695" calcext:value-type="float">
            <text:p>1.4784695</text:p>
          </table:table-cell>
          <table:table-cell table:formula="of:=STDEV([Testing.A23:.A27])" office:value-type="float" office:value="3.3587572106361" calcext:value-type="float">
            <text:p>3.3587572106</text:p>
          </table:table-cell>
          <table:table-cell table:formula="of:=STDEV([Testing.B23:.B27])" office:value-type="float" office:value="0.360624458405139" calcext:value-type="float">
            <text:p>0.3606244584</text:p>
          </table:table-cell>
          <table:table-cell table:formula="of:=STDEV([Testing.C23:.C27])" office:value-type="float" office:value="0.00707106781186548" calcext:value-type="float">
            <text:p>0.0070710678</text:p>
          </table:table-cell>
          <table:table-cell table:formula="of:=STDEV([Testing.D23:.D27])" office:value-type="float" office:value="0.0353553390593354" calcext:value-type="float">
            <text:p>0.0353553391</text:p>
          </table:table-cell>
          <table:table-cell table:formula="of:=STDEV([Testing.E23:.E27])" office:value-type="float" office:value="0.961665222413704" calcext:value-type="float">
            <text:p>0.9616652224</text:p>
          </table:table-cell>
          <table:table-cell table:formula="of:=STDEV([Testing.F23:.F27])" office:value-type="float" office:value="2.05230460039549" calcext:value-type="float">
            <text:p>2.0523046004</text:p>
          </table:table-cell>
          <table:table-cell/>
        </table:table-row>
        <table:table-row table:style-name="ro1">
          <table:table-cell office:value-type="float" office:value="80.78" calcext:value-type="float">
            <text:p>80.78</text:p>
          </table:table-cell>
          <table:table-cell office:value-type="float" office:value="7.72" calcext:value-type="float">
            <text:p>7.72</text:p>
          </table:table-cell>
          <table:table-cell office:value-type="float" office:value="0.55" calcext:value-type="float">
            <text:p>0.55</text:p>
          </table:table-cell>
          <table:table-cell office:value-type="float" office:value="91.15" calcext:value-type="float">
            <text:p>91.15</text:p>
          </table:table-cell>
          <table:table-cell office:value-type="float" office:value="64.55" calcext:value-type="float">
            <text:p>64.55</text:p>
          </table:table-cell>
          <table:table-cell office:value-type="float" office:value="2.929668" calcext:value-type="float">
            <text:p>2.92966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58.69" calcext:value-type="float">
            <text:p>58.69</text:p>
          </table:table-cell>
          <table:table-cell table:style-name="ce2" office:value-type="float" office:value="8.14" calcext:value-type="float">
            <text:p>8.14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87.95" calcext:value-type="float">
            <text:p>87.95</text:p>
          </table:table-cell>
          <table:table-cell table:style-name="ce2" office:value-type="float" office:value="46.54" calcext:value-type="float">
            <text:p>46.54</text:p>
          </table:table-cell>
          <table:table-cell table:style-name="ce2" office:value-type="float" office:value="0.006448481" calcext:value-type="float">
            <text:p>0.00644848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28:.A32])" office:value-type="float" office:value="58.84" calcext:value-type="float">
            <text:p>58.84</text:p>
          </table:table-cell>
          <table:table-cell table:formula="of:=AVERAGEA([Testing.B28:.B32])" office:value-type="float" office:value="12.85" calcext:value-type="float">
            <text:p>12.85</text:p>
          </table:table-cell>
          <table:table-cell table:formula="of:=AVERAGEA([Testing.C28:.C32])" office:value-type="float" office:value="0.36" calcext:value-type="float">
            <text:p>0.36</text:p>
          </table:table-cell>
          <table:table-cell table:formula="of:=AVERAGEA([Testing.D28:.D32])" office:value-type="float" office:value="84.025" calcext:value-type="float">
            <text:p>84.025</text:p>
          </table:table-cell>
          <table:table-cell table:formula="of:=AVERAGEA([Testing.E28:.E32])" office:value-type="float" office:value="42.275" calcext:value-type="float">
            <text:p>42.275</text:p>
          </table:table-cell>
          <table:table-cell table:formula="of:=AVERAGEA([Testing.F28:.F32])" office:value-type="float" office:value="0.0553458905" calcext:value-type="float">
            <text:p>0.0553458905</text:p>
          </table:table-cell>
          <table:table-cell table:formula="of:=STDEV([Testing.A28:.A32])" office:value-type="float" office:value="0.212132034355967" calcext:value-type="float">
            <text:p>0.2121320344</text:p>
          </table:table-cell>
          <table:table-cell table:formula="of:=STDEV([Testing.B28:.B32])" office:value-type="float" office:value="6.66094587877728" calcext:value-type="float">
            <text:p>6.6609458788</text:p>
          </table:table-cell>
          <table:table-cell table:formula="of:=STDEV([Testing.C28:.C32])" office:value-type="float" office:value="0.0848528137423857" calcext:value-type="float">
            <text:p>0.0848528137</text:p>
          </table:table-cell>
          <table:table-cell table:formula="of:=STDEV([Testing.D28:.D32])" office:value-type="float" office:value="5.5507882323144" calcext:value-type="float">
            <text:p>5.5507882323</text:p>
          </table:table-cell>
          <table:table-cell table:formula="of:=STDEV([Testing.E28:.E32])" office:value-type="float" office:value="6.03162084352125" calcext:value-type="float">
            <text:p>6.0316208435</text:p>
          </table:table-cell>
          <table:table-cell table:formula="of:=STDEV([Testing.F28:.F32])" office:value-type="float" office:value="0.069151379679811" calcext:value-type="float">
            <text:p>0.0691513797</text:p>
          </table:table-cell>
          <table:table-cell/>
        </table:table-row>
        <table:table-row table:style-name="ro1">
          <table:table-cell office:value-type="float" office:value="58.99" calcext:value-type="float">
            <text:p>58.99</text:p>
          </table:table-cell>
          <table:table-cell office:value-type="float" office:value="17.56" calcext:value-type="float">
            <text:p>17.56</text:p>
          </table:table-cell>
          <table:table-cell office:value-type="float" office:value="0.3" calcext:value-type="float">
            <text:p>0.3</text:p>
          </table:table-cell>
          <table:table-cell office:value-type="float" office:value="80.1" calcext:value-type="float">
            <text:p>80.1</text:p>
          </table:table-cell>
          <table:table-cell office:value-type="float" office:value="38.01" calcext:value-type="float">
            <text:p>38.01</text:p>
          </table:table-cell>
          <table:table-cell office:value-type="float" office:value="0.1042433" calcext:value-type="float">
            <text:p>0.1042433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1.23" calcext:value-type="float">
            <text:p>71.23</text:p>
          </table:table-cell>
          <table:table-cell table:style-name="ce2" office:value-type="float" office:value="9.83" calcext:value-type="float">
            <text:p>9.8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25" calcext:value-type="float">
            <text:p>88.25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0.02807796" calcext:value-type="float">
            <text:p>0.028077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3:.A37])" office:value-type="float" office:value="70.01" calcext:value-type="float">
            <text:p>70.01</text:p>
          </table:table-cell>
          <table:table-cell table:formula="of:=AVERAGEA([Testing.B33:.B37])" office:value-type="float" office:value="8.91" calcext:value-type="float">
            <text:p>8.91</text:p>
          </table:table-cell>
          <table:table-cell table:formula="of:=AVERAGEA([Testing.C33:.C37])" office:value-type="float" office:value="0.475" calcext:value-type="float">
            <text:p>0.475</text:p>
          </table:table-cell>
          <table:table-cell table:formula="of:=AVERAGEA([Testing.D33:.D37])" office:value-type="float" office:value="88.95" calcext:value-type="float">
            <text:p>88.95</text:p>
          </table:table-cell>
          <table:table-cell table:formula="of:=AVERAGEA([Testing.E33:.E37])" office:value-type="float" office:value="56.07" calcext:value-type="float">
            <text:p>56.07</text:p>
          </table:table-cell>
          <table:table-cell table:formula="of:=AVERAGEA([Testing.F33:.F37])" office:value-type="float" office:value="0.02643668" calcext:value-type="float">
            <text:p>0.02643668</text:p>
          </table:table-cell>
          <table:table-cell table:formula="of:=STDEV([Testing.A33:.A37])" office:value-type="float" office:value="1.72534054609517" calcext:value-type="float">
            <text:p>1.7253405461</text:p>
          </table:table-cell>
          <table:table-cell table:formula="of:=STDEV([Testing.B33:.B37])" office:value-type="float" office:value="1.30107647738325" calcext:value-type="float">
            <text:p>1.3010764774</text:p>
          </table:table-cell>
          <table:table-cell table:formula="of:=STDEV([Testing.C33:.C37])" office:value-type="float" office:value="0.0212132034355964" calcext:value-type="float">
            <text:p>0.0212132034</text:p>
          </table:table-cell>
          <table:table-cell table:formula="of:=STDEV([Testing.D33:.D37])" office:value-type="float" office:value="0.98994949366117" calcext:value-type="float">
            <text:p>0.9899494937</text:p>
          </table:table-cell>
          <table:table-cell table:formula="of:=STDEV([Testing.E33:.E37])" office:value-type="float" office:value="1.23036579926459" calcext:value-type="float">
            <text:p>1.2303657993</text:p>
          </table:table-cell>
          <table:table-cell table:formula="of:=STDEV([Testing.F33:.F37])" office:value-type="float" office:value="0.00232112043565171" calcext:value-type="float">
            <text:p>0.0023211204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8.79" calcext:value-type="float">
            <text:p>68.79</text:p>
          </table:table-cell>
          <table:table-cell office:value-type="float" office:value="7.99" calcext:value-type="float">
            <text:p>7.99</text:p>
          </table:table-cell>
          <table:table-cell office:value-type="float" office:value="0.49" calcext:value-type="float">
            <text:p>0.49</text:p>
          </table:table-cell>
          <table:table-cell office:value-type="float" office:value="89.65" calcext:value-type="float">
            <text:p>89.65</text:p>
          </table:table-cell>
          <table:table-cell office:value-type="float" office:value="56.94" calcext:value-type="float">
            <text:p>56.94</text:p>
          </table:table-cell>
          <table:table-cell office:value-type="float" office:value="0.0247954" calcext:value-type="float">
            <text:p>0.0247954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5.14" calcext:value-type="float">
            <text:p>65.14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55.74" calcext:value-type="float">
            <text:p>55.74</text:p>
          </table:table-cell>
          <table:table-cell table:style-name="ce2" office:value-type="float" office:value="0.002054" calcext:value-type="float">
            <text:p>0.00205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8:.A42])" office:value-type="float" office:value="66.495" calcext:value-type="float">
            <text:p>66.495</text:p>
          </table:table-cell>
          <table:table-cell table:formula="of:=AVERAGEA([Testing.B38:.B42])" office:value-type="float" office:value="7.36" calcext:value-type="float">
            <text:p>7.36</text:p>
          </table:table-cell>
          <table:table-cell table:formula="of:=AVERAGEA([Testing.C38:.C42])" office:value-type="float" office:value="0.505" calcext:value-type="float">
            <text:p>0.505</text:p>
          </table:table-cell>
          <table:table-cell table:formula="of:=AVERAGEA([Testing.D38:.D42])" office:value-type="float" office:value="90.025" calcext:value-type="float">
            <text:p>90.025</text:p>
          </table:table-cell>
          <table:table-cell table:formula="of:=AVERAGEA([Testing.E38:.E42])" office:value-type="float" office:value="56.955" calcext:value-type="float">
            <text:p>56.955</text:p>
          </table:table-cell>
          <table:table-cell table:formula="of:=AVERAGEA([Testing.F38:.F42])" office:value-type="float" office:value="0.001034321935" calcext:value-type="float">
            <text:p>0.0010343219</text:p>
          </table:table-cell>
          <table:table-cell table:formula="of:=STDEV([Testing.A38:.A42])" office:value-type="float" office:value="1.91625937701554" calcext:value-type="float">
            <text:p>1.916259377</text:p>
          </table:table-cell>
          <table:table-cell table:formula="of:=STDEV([Testing.B38:.B42])" office:value-type="float" office:value="0.197989898732233" calcext:value-type="float">
            <text:p>0.1979898987</text:p>
          </table:table-cell>
          <table:table-cell table:formula="of:=STDEV([Testing.C38:.C42])" office:value-type="float" office:value="0.0212132034355964" calcext:value-type="float">
            <text:p>0.0212132034</text:p>
          </table:table-cell>
          <table:table-cell table:formula="of:=STDEV([Testing.D38:.D42])" office:value-type="float" office:value="0.318198051533948" calcext:value-type="float">
            <text:p>0.3181980515</text:p>
          </table:table-cell>
          <table:table-cell table:formula="of:=STDEV([Testing.E38:.E42])" office:value-type="float" office:value="1.71826947828331" calcext:value-type="float">
            <text:p>1.7182694783</text:p>
          </table:table-cell>
          <table:table-cell table:formula="of:=STDEV([Testing.F38:.F42])" office:value-type="float" office:value="0.00144204254877735" calcext:value-type="float">
            <text:p>0.001442042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7.85" calcext:value-type="float">
            <text:p>67.85</text:p>
          </table:table-cell>
          <table:table-cell office:value-type="float" office:value="7.22" calcext:value-type="float">
            <text:p>7.22</text:p>
          </table:table-cell>
          <table:table-cell office:value-type="float" office:value="0.52" calcext:value-type="float">
            <text:p>0.52</text:p>
          </table:table-cell>
          <table:table-cell office:value-type="float" office:value="90.25" calcext:value-type="float">
            <text:p>90.25</text:p>
          </table:table-cell>
          <table:table-cell table:style-name="Default" office:value-type="float" office:value="58.17" calcext:value-type="float">
            <text:p>58.17</text:p>
          </table:table-cell>
          <table:table-cell office:value-type="float" office:value="0.00001464387" calcext:value-type="float">
            <text:p>1.464387E-0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9.46" calcext:value-type="float">
            <text:p>79.46</text:p>
          </table:table-cell>
          <table:table-cell table:style-name="ce2" office:value-type="float" office:value="11.02" calcext:value-type="float">
            <text:p>11.02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05" calcext:value-type="float">
            <text:p>88.05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0.1076931" calcext:value-type="float">
            <text:p>0.107693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43:.A47])" office:value-type="float" office:value="71.545" calcext:value-type="float">
            <text:p>71.545</text:p>
          </table:table-cell>
          <table:table-cell table:formula="of:=AVERAGEA([Testing.B43:.B47])" office:value-type="float" office:value="9.87" calcext:value-type="float">
            <text:p>9.87</text:p>
          </table:table-cell>
          <table:table-cell table:formula="of:=AVERAGEA([Testing.C43:.C47])" office:value-type="float" office:value="0.46" calcext:value-type="float">
            <text:p>0.46</text:p>
          </table:table-cell>
          <table:table-cell table:formula="of:=AVERAGEA([Testing.D43:.D47])" office:value-type="float" office:value="88.3" calcext:value-type="float">
            <text:p>88.3</text:p>
          </table:table-cell>
          <table:table-cell table:formula="of:=AVERAGEA([Testing.E43:.E47])" office:value-type="float" office:value="55" calcext:value-type="float">
            <text:p>55</text:p>
          </table:table-cell>
          <table:table-cell table:formula="of:=AVERAGEA([Testing.F43:.F47])" office:value-type="float" office:value="0.058954" calcext:value-type="float">
            <text:p>0.058954</text:p>
          </table:table-cell>
          <table:table-cell table:formula="of:=STDEV([Testing.A43:.A47])" office:value-type="float" office:value="11.193500346183" calcext:value-type="float">
            <text:p>11.1935003462</text:p>
          </table:table-cell>
          <table:table-cell table:formula="of:=STDEV([Testing.B43:.B47])" office:value-type="float" office:value="1.62634559672906" calcext:value-type="float">
            <text:p>1.6263455967</text:p>
          </table:table-cell>
          <table:table-cell table:formula="of:=STDEV([Testing.C43:.C47])" office:value-type="float" office:value="0" calcext:value-type="float">
            <text:p>0</text:p>
          </table:table-cell>
          <table:table-cell table:formula="of:=STDEV([Testing.D43:.D47])" office:value-type="float" office:value="0.353553390593274" calcext:value-type="float">
            <text:p>0.3535533906</text:p>
          </table:table-cell>
          <table:table-cell table:formula="of:=STDEV([Testing.E43:.E47])" office:value-type="float" office:value="3.23854905783439" calcext:value-type="float">
            <text:p>3.2385490578</text:p>
          </table:table-cell>
          <table:table-cell table:formula="of:=STDEV([Testing.F43:.F47])" office:value-type="float" office:value="0.0689274962378585" calcext:value-type="float">
            <text:p>0.0689274962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3.63" calcext:value-type="float">
            <text:p>63.63</text:p>
          </table:table-cell>
          <table:table-cell office:value-type="float" office:value="8.72" calcext:value-type="float">
            <text:p>8.72</text:p>
          </table:table-cell>
          <table:table-cell office:value-type="float" office:value="0.46" calcext:value-type="float">
            <text:p>0.46</text:p>
          </table:table-cell>
          <table:table-cell office:value-type="float" office:value="88.55" calcext:value-type="float">
            <text:p>88.55</text:p>
          </table:table-cell>
          <table:table-cell office:value-type="float" office:value="52.71" calcext:value-type="float">
            <text:p>52.71</text:p>
          </table:table-cell>
          <table:table-cell office:value-type="float" office:value="0.0102149" calcext:value-type="float">
            <text:p>0.0102149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3.09" calcext:value-type="float">
            <text:p>73.09</text:p>
          </table:table-cell>
          <table:table-cell table:style-name="ce2" office:value-type="float" office:value="11.91" calcext:value-type="float">
            <text:p>11.91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6.7" calcext:value-type="float">
            <text:p>86.7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0.00006441057" calcext:value-type="float">
            <text:p>6.441057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48:.A52])" office:value-type="float" office:value="69.925" calcext:value-type="float">
            <text:p>69.925</text:p>
          </table:table-cell>
          <table:table-cell table:formula="of:=AVERAGEA([Testing.B48:.B52])" office:value-type="float" office:value="10.28" calcext:value-type="float">
            <text:p>10.28</text:p>
          </table:table-cell>
          <table:table-cell table:formula="of:=AVERAGEA([Testing.C48:.C52])" office:value-type="float" office:value="0.44" calcext:value-type="float">
            <text:p>0.44</text:p>
          </table:table-cell>
          <table:table-cell table:formula="of:=AVERAGEA([Testing.D48:.D52])" office:value-type="float" office:value="87.725" calcext:value-type="float">
            <text:p>87.725</text:p>
          </table:table-cell>
          <table:table-cell table:formula="of:=AVERAGEA([Testing.E48:.E52])" office:value-type="float" office:value="53.03" calcext:value-type="float">
            <text:p>53.03</text:p>
          </table:table-cell>
          <table:table-cell table:formula="of:=AVERAGEA([Testing.F48:.F52])" office:value-type="float" office:value="0.037578895285" calcext:value-type="float">
            <text:p>0.0375788953</text:p>
          </table:table-cell>
          <table:table-cell table:formula="of:=STDEV([Testing.A48:.A52])" office:value-type="float" office:value="4.47598592491084" calcext:value-type="float">
            <text:p>4.4759859249</text:p>
          </table:table-cell>
          <table:table-cell table:formula="of:=STDEV([Testing.B48:.B52])" office:value-type="float" office:value="2.30516810666814" calcext:value-type="float">
            <text:p>2.3051681067</text:p>
          </table:table-cell>
          <table:table-cell table:formula="of:=STDEV([Testing.C48:.C52])" office:value-type="float" office:value="0.0424264068711929" calcext:value-type="float">
            <text:p>0.0424264069</text:p>
          </table:table-cell>
          <table:table-cell table:formula="of:=STDEV([Testing.D48:.D52])" office:value-type="float" office:value="1.44956890143242" calcext:value-type="float">
            <text:p>1.4495689014</text:p>
          </table:table-cell>
          <table:table-cell table:formula="of:=STDEV([Testing.E48:.E52])" office:value-type="float" office:value="1.31521861300698" calcext:value-type="float">
            <text:p>1.315218613</text:p>
          </table:table-cell>
          <table:table-cell table:formula="of:=STDEV([Testing.F48:.F52])" office:value-type="float" office:value="0.0530534930693912" calcext:value-type="float">
            <text:p>0.0530534931</text:p>
          </table:table-cell>
          <table:table-cell/>
        </table:table-row>
        <table:table-row table:style-name="ro1">
          <table:table-cell office:value-type="float" office:value="66.76" calcext:value-type="float">
            <text:p>66.76</text:p>
          </table:table-cell>
          <table:table-cell office:value-type="float" office:value="8.65" calcext:value-type="float">
            <text:p>8.65</text:p>
          </table:table-cell>
          <table:table-cell office:value-type="float" office:value="0.47" calcext:value-type="float">
            <text:p>0.47</text:p>
          </table:table-cell>
          <table:table-cell office:value-type="float" office:value="88.75" calcext:value-type="float">
            <text:p>88.75</text:p>
          </table:table-cell>
          <table:table-cell office:value-type="float" office:value="53.96" calcext:value-type="float">
            <text:p>53.96</text:p>
          </table:table-cell>
          <table:table-cell office:value-type="float" office:value="0.07509338" calcext:value-type="float">
            <text:p>0.07509338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2.01" calcext:value-type="float">
            <text:p>72.01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92.45" calcext:value-type="float">
            <text:p>92.45</text:p>
          </table:table-cell>
          <table:table-cell table:style-name="ce2" office:value-type="float" office:value="65.72" calcext:value-type="float">
            <text:p>65.72</text:p>
          </table:table-cell>
          <table:table-cell table:style-name="ce2" office:value-type="float" office:value="0.01889106" calcext:value-type="float">
            <text:p>0.018891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53:.A57])" office:value-type="float" office:value="76.105" calcext:value-type="float">
            <text:p>76.105</text:p>
          </table:table-cell>
          <table:table-cell table:formula="of:=AVERAGEA([Testing.B53:.B57])" office:value-type="float" office:value="6.3" calcext:value-type="float">
            <text:p>6.3</text:p>
          </table:table-cell>
          <table:table-cell table:formula="of:=AVERAGEA([Testing.C53:.C57])" office:value-type="float" office:value="0.58" calcext:value-type="float">
            <text:p>0.58</text:p>
          </table:table-cell>
          <table:table-cell table:formula="of:=AVERAGEA([Testing.D53:.D57])" office:value-type="float" office:value="91.975" calcext:value-type="float">
            <text:p>91.975</text:p>
          </table:table-cell>
          <table:table-cell table:formula="of:=AVERAGEA([Testing.E53:.E57])" office:value-type="float" office:value="65.34" calcext:value-type="float">
            <text:p>65.34</text:p>
          </table:table-cell>
          <table:table-cell table:formula="of:=AVERAGEA([Testing.F53:.F57])" office:value-type="float" office:value="0.022356035" calcext:value-type="float">
            <text:p>0.022356035</text:p>
          </table:table-cell>
          <table:table-cell table:formula="of:=STDEV([Testing.A53:.A57])" office:value-type="float" office:value="5.79120453791782" calcext:value-type="float">
            <text:p>5.7912045379</text:p>
          </table:table-cell>
          <table:table-cell table:formula="of:=STDEV([Testing.B53:.B57])" office:value-type="float" office:value="1.44249783362056" calcext:value-type="float">
            <text:p>1.4424978336</text:p>
          </table:table-cell>
          <table:table-cell table:formula="of:=STDEV([Testing.C53:.C57])" office:value-type="float" office:value="0.0424264068711928" calcext:value-type="float">
            <text:p>0.0424264069</text:p>
          </table:table-cell>
          <table:table-cell table:formula="of:=STDEV([Testing.D53:.D57])" office:value-type="float" office:value="0.671751442127222" calcext:value-type="float">
            <text:p>0.6717514421</text:p>
          </table:table-cell>
          <table:table-cell table:formula="of:=STDEV([Testing.E53:.E57])" office:value-type="float" office:value="0.53740115370178" calcext:value-type="float">
            <text:p>0.5374011537</text:p>
          </table:table-cell>
          <table:table-cell table:formula="of:=STDEV([Testing.F53:.F57])" office:value-type="float" office:value="0.00490021463828372" calcext:value-type="float">
            <text:p>0.0049002146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7.32" calcext:value-type="float">
            <text:p>7.32</text:p>
          </table:table-cell>
          <table:table-cell office:value-type="float" office:value="0.55" calcext:value-type="float">
            <text:p>0.55</text:p>
          </table:table-cell>
          <table:table-cell office:value-type="float" office:value="91.5" calcext:value-type="float">
            <text:p>91.5</text:p>
          </table:table-cell>
          <table:table-cell office:value-type="float" office:value="64.96" calcext:value-type="float">
            <text:p>64.96</text:p>
          </table:table-cell>
          <table:table-cell office:value-type="float" office:value="0.02582101" calcext:value-type="float">
            <text:p>0.02582101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8.03" calcext:value-type="float">
            <text:p>88.03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75" calcext:value-type="float">
            <text:p>91.75</text:p>
          </table:table-cell>
          <table:table-cell table:style-name="ce2" office:value-type="float" office:value="67.96" calcext:value-type="float">
            <text:p>67.96</text:p>
          </table:table-cell>
          <table:table-cell table:style-name="ce2" office:value-type="float" office:value="0.000001123442" calcext:value-type="float">
            <text:p>1.123442E-0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58:.A62])" office:value-type="float" office:value="83.27" calcext:value-type="float">
            <text:p>83.27</text:p>
          </table:table-cell>
          <table:table-cell table:formula="of:=AVERAGEA([Testing.B58:.B62])" office:value-type="float" office:value="7.365" calcext:value-type="float">
            <text:p>7.365</text:p>
          </table:table-cell>
          <table:table-cell table:formula="of:=AVERAGEA([Testing.C58:.C62])" office:value-type="float" office:value="0.56" calcext:value-type="float">
            <text:p>0.56</text:p>
          </table:table-cell>
          <table:table-cell table:formula="of:=AVERAGEA([Testing.D58:.D62])" office:value-type="float" office:value="91.725" calcext:value-type="float">
            <text:p>91.725</text:p>
          </table:table-cell>
          <table:table-cell table:formula="of:=AVERAGEA([Testing.E58:.E62])" office:value-type="float" office:value="66.495" calcext:value-type="float">
            <text:p>66.495</text:p>
          </table:table-cell>
          <table:table-cell table:formula="of:=AVERAGEA([Testing.F58:.F62])" office:value-type="float" office:value="0.00000086537265" calcext:value-type="float">
            <text:p>8.6537265E-007</text:p>
          </table:table-cell>
          <table:table-cell table:formula="of:=STDEV([Testing.A58:.A62])" office:value-type="float" office:value="6.73165655689593" calcext:value-type="float">
            <text:p>6.7316565569</text:p>
          </table:table-cell>
          <table:table-cell table:formula="of:=STDEV([Testing.B58:.B62])" office:value-type="float" office:value="0.67175144212722" calcext:value-type="float">
            <text:p>0.6717514421</text:p>
          </table:table-cell>
          <table:table-cell table:formula="of:=STDEV([Testing.C58:.C62])" office:value-type="float" office:value="0" calcext:value-type="float">
            <text:p>0</text:p>
          </table:table-cell>
          <table:table-cell table:formula="of:=STDEV([Testing.D58:.D62])" office:value-type="float" office:value="0.0353553390593254" calcext:value-type="float">
            <text:p>0.0353553391</text:p>
          </table:table-cell>
          <table:table-cell table:formula="of:=STDEV([Testing.E58:.E62])" office:value-type="float" office:value="2.07182286887658" calcext:value-type="float">
            <text:p>2.0718228689</text:p>
          </table:table-cell>
          <table:table-cell table:formula="of:=STDEV([Testing.F58:.F62])" office:value-type="float" office:value="0.000000364965174802809" calcext:value-type="float">
            <text:p>0.000000365</text:p>
          </table:table-cell>
          <table:table-cell/>
        </table:table-row>
        <table:table-row table:style-name="ro1">
          <table:table-cell office:value-type="float" office:value="78.51" calcext:value-type="float">
            <text:p>78.51</text:p>
          </table:table-cell>
          <table:table-cell office:value-type="float" office:value="6.89" calcext:value-type="float">
            <text:p>6.89</text:p>
          </table:table-cell>
          <table:table-cell office:value-type="float" office:value="0.56" calcext:value-type="float">
            <text:p>0.56</text:p>
          </table:table-cell>
          <table:table-cell office:value-type="float" office:value="91.7" calcext:value-type="float">
            <text:p>91.7</text:p>
          </table:table-cell>
          <table:table-cell office:value-type="float" office:value="65.03" calcext:value-type="float">
            <text:p>65.03</text:p>
          </table:table-cell>
          <table:table-cell office:value-type="float" office:value="0.0000006073033" calcext:value-type="float">
            <text:p>6.073033E-00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1.53" calcext:value-type="float">
            <text:p>81.5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75" calcext:value-type="float">
            <text:p>91.75</text:p>
          </table:table-cell>
          <table:table-cell table:style-name="ce2" office:value-type="float" office:value="66.29" calcext:value-type="float">
            <text:p>66.29</text:p>
          </table:table-cell>
          <table:table-cell table:style-name="ce2" office:value-type="float" office:value="0.001141019" calcext:value-type="float">
            <text:p>0.00114101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63:.A67])" office:value-type="float" office:value="81.075" calcext:value-type="float">
            <text:p>81.075</text:p>
          </table:table-cell>
          <table:table-cell table:formula="of:=AVERAGEA([Testing.B63:.B67])" office:value-type="float" office:value="6.845" calcext:value-type="float">
            <text:p>6.845</text:p>
          </table:table-cell>
          <table:table-cell table:formula="of:=AVERAGEA([Testing.C63:.C67])" office:value-type="float" office:value="0.575" calcext:value-type="float">
            <text:p>0.575</text:p>
          </table:table-cell>
          <table:table-cell table:formula="of:=AVERAGEA([Testing.D63:.D67])" office:value-type="float" office:value="91.925" calcext:value-type="float">
            <text:p>91.925</text:p>
          </table:table-cell>
          <table:table-cell table:formula="of:=AVERAGEA([Testing.E63:.E67])" office:value-type="float" office:value="66.62" calcext:value-type="float">
            <text:p>66.62</text:p>
          </table:table-cell>
          <table:table-cell table:formula="of:=AVERAGEA([Testing.F63:.F67])" office:value-type="float" office:value="0.0009430995" calcext:value-type="float">
            <text:p>0.0009430995</text:p>
          </table:table-cell>
          <table:table-cell table:formula="of:=STDEV([Testing.A63:.A67])" office:value-type="float" office:value="0.643467170879756" calcext:value-type="float">
            <text:p>0.6434671709</text:p>
          </table:table-cell>
          <table:table-cell table:formula="of:=STDEV([Testing.B63:.B67])" office:value-type="float" office:value="0.360624458405139" calcext:value-type="float">
            <text:p>0.3606244584</text:p>
          </table:table-cell>
          <table:table-cell table:formula="of:=STDEV([Testing.C63:.C67])" office:value-type="float" office:value="0.0212132034355964" calcext:value-type="float">
            <text:p>0.0212132034</text:p>
          </table:table-cell>
          <table:table-cell table:formula="of:=STDEV([Testing.D63:.D67])" office:value-type="float" office:value="0.247487373415288" calcext:value-type="float">
            <text:p>0.2474873734</text:p>
          </table:table-cell>
          <table:table-cell table:formula="of:=STDEV([Testing.E63:.E67])" office:value-type="float" office:value="0.466690475583119" calcext:value-type="float">
            <text:p>0.4666904756</text:p>
          </table:table-cell>
          <table:table-cell table:formula="of:=STDEV([Testing.F63:.F67])" office:value-type="float" office:value="0.000279900441158102" calcext:value-type="float">
            <text:p>0.0002799004</text:p>
          </table:table-cell>
          <table:table-cell/>
        </table:table-row>
        <table:table-row table:style-name="ro1">
          <table:table-cell office:value-type="float" office:value="80.62" calcext:value-type="float">
            <text:p>80.62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0.59" calcext:value-type="float">
            <text:p>0.59</text:p>
          </table:table-cell>
          <table:table-cell office:value-type="float" office:value="92.1" calcext:value-type="float">
            <text:p>92.1</text:p>
          </table:table-cell>
          <table:table-cell office:value-type="float" office:value="66.95" calcext:value-type="float">
            <text:p>66.95</text:p>
          </table:table-cell>
          <table:table-cell office:value-type="float" office:value="0.00074518" calcext:value-type="float">
            <text:p>0.0007451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0.41" calcext:value-type="float">
            <text:p>80.41</text:p>
          </table:table-cell>
          <table:table-cell table:style-name="ce2" office:value-type="float" office:value="18.36" calcext:value-type="float">
            <text:p>18.3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81.45" calcext:value-type="float">
            <text:p>81.45</text:p>
          </table:table-cell>
          <table:table-cell table:style-name="ce2" office:value-type="float" office:value="46.14" calcext:value-type="float">
            <text:p>46.14</text:p>
          </table:table-cell>
          <table:table-cell table:style-name="ce2" office:value-type="float" office:value="0.0004622754" calcext:value-type="float">
            <text:p>0.000462275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68:.A72])" office:value-type="float" office:value="82.225" calcext:value-type="float">
            <text:p>82.225</text:p>
          </table:table-cell>
          <table:table-cell table:formula="of:=AVERAGEA([Testing.B68:.B72])" office:value-type="float" office:value="19.65" calcext:value-type="float">
            <text:p>19.65</text:p>
          </table:table-cell>
          <table:table-cell table:formula="of:=AVERAGEA([Testing.C68:.C72])" office:value-type="float" office:value="0.32" calcext:value-type="float">
            <text:p>0.32</text:p>
          </table:table-cell>
          <table:table-cell table:formula="of:=AVERAGEA([Testing.D68:.D72])" office:value-type="float" office:value="80.55" calcext:value-type="float">
            <text:p>80.55</text:p>
          </table:table-cell>
          <table:table-cell table:formula="of:=AVERAGEA([Testing.E68:.E72])" office:value-type="float" office:value="45.585" calcext:value-type="float">
            <text:p>45.585</text:p>
          </table:table-cell>
          <table:table-cell table:formula="of:=AVERAGEA([Testing.F68:.F72])" office:value-type="float" office:value="0.000538649" calcext:value-type="float">
            <text:p>0.000538649</text:p>
          </table:table-cell>
          <table:table-cell table:formula="of:=STDEV([Testing.A68:.A72])" office:value-type="float" office:value="2.56679761570717" calcext:value-type="float">
            <text:p>2.5667976157</text:p>
          </table:table-cell>
          <table:table-cell table:formula="of:=STDEV([Testing.B68:.B72])" office:value-type="float" office:value="1.82433549546129" calcext:value-type="float">
            <text:p>1.8243354955</text:p>
          </table:table-cell>
          <table:table-cell table:formula="of:=STDEV([Testing.C68:.C72])" office:value-type="float" office:value="0.014142135623731" calcext:value-type="float">
            <text:p>0.0141421356</text:p>
          </table:table-cell>
          <table:table-cell table:formula="of:=STDEV([Testing.D68:.D72])" office:value-type="float" office:value="1.27279220613578" calcext:value-type="float">
            <text:p>1.2727922061</text:p>
          </table:table-cell>
          <table:table-cell table:formula="of:=STDEV([Testing.E68:.E72])" office:value-type="float" office:value="0.784888527117067" calcext:value-type="float">
            <text:p>0.7848885271</text:p>
          </table:table-cell>
          <table:table-cell table:formula="of:=STDEV([Testing.F68:.F72])" office:value-type="float" office:value="0.000108008580927258" calcext:value-type="float">
            <text:p>0.0001080086</text:p>
          </table:table-cell>
          <table:table-cell/>
        </table:table-row>
        <table:table-row table:style-name="ro1">
          <table:table-cell office:value-type="float" office:value="84.04" calcext:value-type="float">
            <text:p>84.04</text:p>
          </table:table-cell>
          <table:table-cell office:value-type="float" office:value="20.94" calcext:value-type="float">
            <text:p>20.94</text:p>
          </table:table-cell>
          <table:table-cell office:value-type="float" office:value="0.31" calcext:value-type="float">
            <text:p>0.31</text:p>
          </table:table-cell>
          <table:table-cell office:value-type="float" office:value="79.65" calcext:value-type="float">
            <text:p>79.65</text:p>
          </table:table-cell>
          <table:table-cell office:value-type="float" office:value="45.03" calcext:value-type="float">
            <text:p>45.03</text:p>
          </table:table-cell>
          <table:table-cell office:value-type="float" office:value="0.0006150226" calcext:value-type="float">
            <text:p>0.0006150226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.12" calcext:value-type="float">
            <text:p>7.12</text:p>
          </table:table-cell>
          <table:table-cell office:value-type="float" office:value="0.57" calcext:value-type="float">
            <text:p>0.57</text:p>
          </table:table-cell>
          <table:table-cell office:value-type="float" office:value="92.05" calcext:value-type="float">
            <text:p>92.05</text:p>
          </table:table-cell>
          <table:table-cell office:value-type="float" office:value="67.67" calcext:value-type="float">
            <text:p>67.67</text:p>
          </table:table-cell>
          <table:table-cell office:value-type="float" office:value="0.02544205" calcext:value-type="float">
            <text:p>0.025442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73:.A77])" office:value-type="float" office:value="81.545" calcext:value-type="float">
            <text:p>81.545</text:p>
          </table:table-cell>
          <table:table-cell table:formula="of:=AVERAGEA([Testing.B73:.B77])" office:value-type="float" office:value="6.475" calcext:value-type="float">
            <text:p>6.475</text:p>
          </table:table-cell>
          <table:table-cell table:formula="of:=AVERAGEA([Testing.C73:.C77])" office:value-type="float" office:value="0.59" calcext:value-type="float">
            <text:p>0.59</text:p>
          </table:table-cell>
          <table:table-cell table:formula="of:=AVERAGEA([Testing.D73:.D77])" office:value-type="float" office:value="92.35" calcext:value-type="float">
            <text:p>92.35</text:p>
          </table:table-cell>
          <table:table-cell table:formula="of:=AVERAGEA([Testing.E73:.E77])" office:value-type="float" office:value="67.835" calcext:value-type="float">
            <text:p>67.835</text:p>
          </table:table-cell>
          <table:table-cell table:formula="of:=AVERAGEA([Testing.F73:.F77])" office:value-type="float" office:value="0.0225163" calcext:value-type="float">
            <text:p>0.0225163</text:p>
          </table:table-cell>
          <table:table-cell table:formula="of:=STDEV([Testing.A73:.A77])" office:value-type="float" office:value="3.47189429562595" calcext:value-type="float">
            <text:p>3.4718942956</text:p>
          </table:table-cell>
          <table:table-cell table:formula="of:=STDEV([Testing.B73:.B77])" office:value-type="float" office:value="0.912167747730646" calcext:value-type="float">
            <text:p>0.9121677477</text:p>
          </table:table-cell>
          <table:table-cell table:formula="of:=STDEV([Testing.C73:.C77])" office:value-type="float" office:value="0.0282842712474618" calcext:value-type="float">
            <text:p>0.0282842712</text:p>
          </table:table-cell>
          <table:table-cell table:formula="of:=STDEV([Testing.D73:.D77])" office:value-type="float" office:value="0.424264068711935" calcext:value-type="float">
            <text:p>0.4242640687</text:p>
          </table:table-cell>
          <table:table-cell table:formula="of:=STDEV([Testing.E73:.E77])" office:value-type="float" office:value="0.233345237791559" calcext:value-type="float">
            <text:p>0.2333452378</text:p>
          </table:table-cell>
          <table:table-cell table:formula="of:=STDEV([Testing.F73:.F77])" office:value-type="float" office:value="0.00413763533011308" calcext:value-type="float">
            <text:p>0.0041376353</text:p>
          </table:table-cell>
          <table:table-cell table:style-name="Default" office:value-type="string" calcext:value-type="string">
            <text:p>with ABS on 9<text:span text:style-name="T1">th</text:span> feature</text:p>
          </table:table-cell>
        </table:table-row>
        <table:table-row table:style-name="ro1">
          <table:table-cell office:value-type="float" office:value="79.09" calcext:value-type="float">
            <text:p>79.09</text:p>
          </table:table-cell>
          <table:table-cell office:value-type="float" office:value="5.83" calcext:value-type="float">
            <text:p>5.83</text:p>
          </table:table-cell>
          <table:table-cell office:value-type="float" office:value="0.61" calcext:value-type="float">
            <text:p>0.61</text:p>
          </table:table-cell>
          <table:table-cell office:value-type="float" office:value="92.65" calcext:value-type="float">
            <text:p>92.65</text:p>
          </table:table-cell>
          <table:table-cell office:value-type="float" office:value="68" calcext:value-type="float">
            <text:p>68</text:p>
          </table:table-cell>
          <table:table-cell office:value-type="float" office:value="0.01959055" calcext:value-type="float">
            <text:p>0.01959055</text:p>
          </table:table-cell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office:value-type="float" office:value="83.19" calcext:value-type="float">
            <text:p>83.19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92" calcext:value-type="float">
            <text:p>92</text:p>
          </table:table-cell>
          <table:table-cell office:value-type="float" office:value="67.53" calcext:value-type="float">
            <text:p>67.53</text:p>
          </table:table-cell>
          <table:table-cell office:value-type="float" office:value="0.0000008069433" calcext:value-type="float">
            <text:p>8.069433E-00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78:.A82])" office:value-type="float" office:value="82.445" calcext:value-type="float">
            <text:p>82.445</text:p>
          </table:table-cell>
          <table:table-cell table:formula="of:=AVERAGEA([Testing.B78:.B82])" office:value-type="float" office:value="7.415" calcext:value-type="float">
            <text:p>7.415</text:p>
          </table:table-cell>
          <table:table-cell table:formula="of:=AVERAGEA([Testing.C78:.C82])" office:value-type="float" office:value="0.56" calcext:value-type="float">
            <text:p>0.56</text:p>
          </table:table-cell>
          <table:table-cell table:formula="of:=AVERAGEA([Testing.D78:.D82])" office:value-type="float" office:value="91.575" calcext:value-type="float">
            <text:p>91.575</text:p>
          </table:table-cell>
          <table:table-cell table:formula="of:=AVERAGEA([Testing.E78:.E82])" office:value-type="float" office:value="66.235" calcext:value-type="float">
            <text:p>66.235</text:p>
          </table:table-cell>
          <table:table-cell table:formula="of:=AVERAGEA([Testing.F78:.F82])" office:value-type="float" office:value="0.0000013875088" calcext:value-type="float">
            <text:p>1.3875088E-006</text:p>
          </table:table-cell>
          <table:table-cell table:formula="of:=STDEV([Testing.A78:.A82])" office:value-type="float" office:value="1.05358910396795" calcext:value-type="float">
            <text:p>1.053589104</text:p>
          </table:table-cell>
          <table:table-cell table:formula="of:=STDEV([Testing.B78:.B82])" office:value-type="float" office:value="0.586898628384834" calcext:value-type="float">
            <text:p>0.5868986284</text:p>
          </table:table-cell>
          <table:table-cell table:formula="of:=STDEV([Testing.C78:.C82])" office:value-type="float" office:value="0.014142135623731" calcext:value-type="float">
            <text:p>0.0141421356</text:p>
          </table:table-cell>
          <table:table-cell table:formula="of:=STDEV([Testing.D78:.D82])" office:value-type="float" office:value="0.601040764008561" calcext:value-type="float">
            <text:p>0.601040764</text:p>
          </table:table-cell>
          <table:table-cell table:formula="of:=STDEV([Testing.E78:.E82])" office:value-type="float" office:value="1.83140656327316" calcext:value-type="float">
            <text:p>1.8314065633</text:p>
          </table:table-cell>
          <table:table-cell table:formula="of:=STDEV([Testing.F78:.F82])" office:value-type="float" office:value="0.000000821043603945917" calcext:value-type="float">
            <text:p>0.000000821</text:p>
          </table:table-cell>
          <table:table-cell table:style-name="Default"/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7.83" calcext:value-type="float">
            <text:p>7.83</text:p>
          </table:table-cell>
          <table:table-cell office:value-type="float" office:value="0.55" calcext:value-type="float">
            <text:p>0.55</text:p>
          </table:table-cell>
          <table:table-cell office:value-type="float" office:value="91.15" calcext:value-type="float">
            <text:p>91.15</text:p>
          </table:table-cell>
          <table:table-cell office:value-type="float" office:value="64.94" calcext:value-type="float">
            <text:p>64.94</text:p>
          </table:table-cell>
          <table:table-cell office:value-type="float" office:value="0.0000019680743" calcext:value-type="float">
            <text:p>1.9680743E-006</text:p>
          </table:table-cell>
          <table:table-cell table:number-columns-repeated="19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>
          <table:table-cell office:value-type="float" office:value="90.53" calcext:value-type="float">
            <text:p>90.53</text:p>
          </table:table-cell>
          <table:table-cell office:value-type="float" office:value="10.78" calcext:value-type="float">
            <text:p>10.78</text:p>
          </table:table-cell>
          <table:table-cell office:value-type="float" office:value="0.48" calcext:value-type="float">
            <text:p>0.48</text:p>
          </table:table-cell>
          <table:table-cell office:value-type="float" office:value="89.35" calcext:value-type="float">
            <text:p>89.35</text:p>
          </table:table-cell>
          <table:table-cell office:value-type="float" office:value="63.01" calcext:value-type="float">
            <text:p>63.01</text:p>
          </table:table-cell>
          <table:table-cell office:value-type="float" office:value="0.00183627" calcext:value-type="float">
            <text:p>0.0018362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83:.A87])" office:value-type="float" office:value="83.73" calcext:value-type="float">
            <text:p>83.73</text:p>
          </table:table-cell>
          <table:table-cell table:formula="of:=AVERAGEA([Testing.B83:.B87])" office:value-type="float" office:value="8.365" calcext:value-type="float">
            <text:p>8.365</text:p>
          </table:table-cell>
          <table:table-cell table:formula="of:=AVERAGEA([Testing.C83:.C87])" office:value-type="float" office:value="0.535" calcext:value-type="float">
            <text:p>0.535</text:p>
          </table:table-cell>
          <table:table-cell table:formula="of:=AVERAGEA([Testing.D83:.D87])" office:value-type="float" office:value="90.85" calcext:value-type="float">
            <text:p>90.85</text:p>
          </table:table-cell>
          <table:table-cell table:formula="of:=AVERAGEA([Testing.E83:.E87])" office:value-type="float" office:value="64.845" calcext:value-type="float">
            <text:p>64.845</text:p>
          </table:table-cell>
          <table:table-cell table:formula="of:=AVERAGEA([Testing.F83:.F87])" office:value-type="float" office:value="0.00123275305" calcext:value-type="float">
            <text:p>0.0012327531</text:p>
          </table:table-cell>
          <table:table-cell table:formula="of:=STDEV([Testing.A83:.A87])" office:value-type="float" office:value="9.61665222413704" calcext:value-type="float">
            <text:p>9.6166522241</text:p>
          </table:table-cell>
          <table:table-cell table:formula="of:=STDEV([Testing.B83:.B87])" office:value-type="float" office:value="3.41532575313102" calcext:value-type="float">
            <text:p>3.4153257531</text:p>
          </table:table-cell>
          <table:table-cell table:formula="of:=STDEV([Testing.C83:.C87])" office:value-type="float" office:value="0.0777817459305202" calcext:value-type="float">
            <text:p>0.0777817459</text:p>
          </table:table-cell>
          <table:table-cell table:formula="of:=STDEV([Testing.D83:.D87])" office:value-type="float" office:value="2.12132034355964" calcext:value-type="float">
            <text:p>2.1213203436</text:p>
          </table:table-cell>
          <table:table-cell table:formula="of:=STDEV([Testing.E83:.E87])" office:value-type="float" office:value="2.59508188695464" calcext:value-type="float">
            <text:p>2.595081887</text:p>
          </table:table-cell>
          <table:table-cell table:formula="of:=STDEV([Testing.F83:.F87])" office:value-type="float" office:value="0.000853501855812045" calcext:value-type="float">
            <text:p>0.0008535019</text:p>
          </table:table-cell>
          <table:table-cell table:style-name="Default"/>
        </table:table-row>
        <table:table-row table:style-name="ro1">
          <table:table-cell office:value-type="float" office:value="76.93" calcext:value-type="float">
            <text:p>76.93</text:p>
          </table:table-cell>
          <table:table-cell office:value-type="float" office:value="5.95" calcext:value-type="float">
            <text:p>5.95</text:p>
          </table:table-cell>
          <table:table-cell office:value-type="float" office:value="0.59" calcext:value-type="float">
            <text:p>0.59</text:p>
          </table:table-cell>
          <table:table-cell office:value-type="float" office:value="92.35" calcext:value-type="float">
            <text:p>92.35</text:p>
          </table:table-cell>
          <table:table-cell office:value-type="float" office:value="66.68" calcext:value-type="float">
            <text:p>66.68</text:p>
          </table:table-cell>
          <table:table-cell office:value-type="float" office:value="0.0006292361" calcext:value-type="float">
            <text:p>0.0006292361</text:p>
          </table:table-cell>
          <table:table-cell table:number-columns-repeated="19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>
          <table:table-cell table:style-name="Default" office:value-type="float" office:value="60.12" calcext:value-type="float">
            <text:p>60.12</text:p>
          </table:table-cell>
          <table:table-cell table:style-name="Default" office:value-type="float" office:value="16.05" calcext:value-type="float">
            <text:p>16.05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81.5" calcext:value-type="float">
            <text:p>81.5</text:p>
          </table:table-cell>
          <table:table-cell table:style-name="Default" office:value-type="float" office:value="39.11" calcext:value-type="float">
            <text:p>39.11</text:p>
          </table:table-cell>
          <table:table-cell table:style-name="Default" office:value-type="float" office:value="0.0005764437" calcext:value-type="float">
            <text:p>0.000576443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88:.A92])" office:value-type="float" office:value="59.405" calcext:value-type="float">
            <text:p>59.405</text:p>
          </table:table-cell>
          <table:table-cell table:formula="of:=AVERAGEA([Testing.B88:.B92])" office:value-type="float" office:value="15.24" calcext:value-type="float">
            <text:p>15.24</text:p>
          </table:table-cell>
          <table:table-cell table:formula="of:=AVERAGEA([Testing.C88:.C92])" office:value-type="float" office:value="0.3" calcext:value-type="float">
            <text:p>0.3</text:p>
          </table:table-cell>
          <table:table-cell table:formula="of:=AVERAGEA([Testing.D88:.D92])" office:value-type="float" office:value="82.175" calcext:value-type="float">
            <text:p>82.175</text:p>
          </table:table-cell>
          <table:table-cell table:formula="of:=AVERAGEA([Testing.E88:.E92])" office:value-type="float" office:value="39.765" calcext:value-type="float">
            <text:p>39.765</text:p>
          </table:table-cell>
          <table:table-cell table:formula="of:=AVERAGEA([Testing.F88:.F92])" office:value-type="float" office:value="0.00031061065" calcext:value-type="float">
            <text:p>0.0003106107</text:p>
          </table:table-cell>
          <table:table-cell table:formula="of:=STDEV([Testing.A88:.A92])" office:value-type="float" office:value="1.01116269709676" calcext:value-type="float">
            <text:p>1.0111626971</text:p>
          </table:table-cell>
          <table:table-cell table:formula="of:=STDEV([Testing.B88:.B92])" office:value-type="float" office:value="1.14551298552221" calcext:value-type="float">
            <text:p>1.1455129855</text:p>
          </table:table-cell>
          <table:table-cell table:formula="of:=STDEV([Testing.C88:.C92])" office:value-type="float" office:value="0.014142135623731" calcext:value-type="float">
            <text:p>0.0141421356</text:p>
          </table:table-cell>
          <table:table-cell table:formula="of:=STDEV([Testing.D88:.D92])" office:value-type="float" office:value="0.954594154601835" calcext:value-type="float">
            <text:p>0.9545941546</text:p>
          </table:table-cell>
          <table:table-cell table:formula="of:=STDEV([Testing.E88:.E92])" office:value-type="float" office:value="0.926309883354379" calcext:value-type="float">
            <text:p>0.9263098834</text:p>
          </table:table-cell>
          <table:table-cell table:formula="of:=STDEV([Testing.F88:.F92])" office:value-type="float" office:value="0.000375944704637005" calcext:value-type="float">
            <text:p>0.0003759447</text:p>
          </table:table-cell>
          <table:table-cell table:style-name="Default"/>
        </table:table-row>
        <table:table-row table:style-name="ro1">
          <table:table-cell office:value-type="float" office:value="58.69" calcext:value-type="float">
            <text:p>58.69</text:p>
          </table:table-cell>
          <table:table-cell office:value-type="float" office:value="14.43" calcext:value-type="float">
            <text:p>14.43</text:p>
          </table:table-cell>
          <table:table-cell office:value-type="float" office:value="0.31" calcext:value-type="float">
            <text:p>0.31</text:p>
          </table:table-cell>
          <table:table-cell office:value-type="float" office:value="82.85" calcext:value-type="float">
            <text:p>82.85</text:p>
          </table:table-cell>
          <table:table-cell office:value-type="float" office:value="40.42" calcext:value-type="float">
            <text:p>40.42</text:p>
          </table:table-cell>
          <table:table-cell office:value-type="float" office:value="0.0000447776" calcext:value-type="float">
            <text:p>4.47776E-005</text:p>
          </table:table-cell>
          <table:table-cell table:number-columns-repeated="19"/>
          <table:table-cell table:style-name="Default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82.73" calcext:value-type="float">
            <text:p>82.73</text:p>
          </table:table-cell>
          <table:table-cell table:style-name="ce2" office:value-type="float" office:value="8.88" calcext:value-type="float">
            <text:p>8.8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0.35" calcext:value-type="float">
            <text:p>90.3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03125651" calcext:value-type="float">
            <text:p>0.0312565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93:.A97])" office:value-type="float" office:value="80.65" calcext:value-type="float">
            <text:p>80.65</text:p>
          </table:table-cell>
          <table:table-cell table:formula="of:=AVERAGEA([Testing.B93:.B97])" office:value-type="float" office:value="8.25" calcext:value-type="float">
            <text:p>8.25</text:p>
          </table:table-cell>
          <table:table-cell table:formula="of:=AVERAGEA([Testing.C93:.C97])" office:value-type="float" office:value="0.53" calcext:value-type="float">
            <text:p>0.53</text:p>
          </table:table-cell>
          <table:table-cell table:formula="of:=AVERAGEA([Testing.D93:.D97])" office:value-type="float" office:value="90.675" calcext:value-type="float">
            <text:p>90.675</text:p>
          </table:table-cell>
          <table:table-cell table:formula="of:=AVERAGEA([Testing.E93:.E97])" office:value-type="float" office:value="63.46" calcext:value-type="float">
            <text:p>63.46</text:p>
          </table:table-cell>
          <table:table-cell table:formula="of:=AVERAGEA([Testing.F93:.F97])" office:value-type="float" office:value="0.026213225" calcext:value-type="float">
            <text:p>0.026213225</text:p>
          </table:table-cell>
          <table:table-cell table:formula="of:=STDEV([Testing.A93:.A97])" office:value-type="float" office:value="2.94156420973605" calcext:value-type="float">
            <text:p>2.9415642097</text:p>
          </table:table-cell>
          <table:table-cell table:formula="of:=STDEV([Testing.B93:.B97])" office:value-type="float" office:value="0.89095454429505" calcext:value-type="float">
            <text:p>0.8909545443</text:p>
          </table:table-cell>
          <table:table-cell table:formula="of:=STDEV([Testing.C93:.C97])" office:value-type="float" office:value="0.0282842712474619" calcext:value-type="float">
            <text:p>0.0282842712</text:p>
          </table:table-cell>
          <table:table-cell table:formula="of:=STDEV([Testing.D93:.D97])" office:value-type="float" office:value="0.45961940777126" calcext:value-type="float">
            <text:p>0.4596194078</text:p>
          </table:table-cell>
          <table:table-cell table:formula="of:=STDEV([Testing.E93:.E97])" office:value-type="float" office:value="0.650538238691625" calcext:value-type="float">
            <text:p>0.6505382387</text:p>
          </table:table-cell>
          <table:table-cell table:formula="of:=STDEV([Testing.F93:.F97])" office:value-type="float" office:value="0.00713228204591279" calcext:value-type="float">
            <text:p>0.007132282</text:p>
          </table:table-cell>
          <table:table-cell table:style-name="Default" office:value-type="string" calcext:value-type="string">
            <text:p>Euclidiean</text:p>
          </table:table-cell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7.62" calcext:value-type="float">
            <text:p>7.62</text:p>
          </table:table-cell>
          <table:table-cell office:value-type="float" office:value="0.55" calcext:value-type="float">
            <text:p>0.55</text:p>
          </table:table-cell>
          <table:table-cell office:value-type="float" office:value="91" calcext:value-type="float">
            <text:p>91</text:p>
          </table:table-cell>
          <table:table-cell office:value-type="float" office:value="63.92" calcext:value-type="float">
            <text:p>63.92</text:p>
          </table:table-cell>
          <table:table-cell office:value-type="float" office:value="0.02116994" calcext:value-type="float">
            <text:p>0.02116994</text:p>
          </table:table-cell>
          <table:table-cell table:number-columns-repeated="19"/>
          <table:table-cell table:style-name="Default"/>
        </table:table-row>
        <table:table-row table:style-name="ro1" table:number-rows-repeated="3">
          <table:table-cell table:number-columns-repeated="25"/>
          <table:table-cell table:style-name="Default"/>
        </table:table-row>
        <table:table-row table:style-name="ro1">
          <table:table-cell table:style-name="ce2" office:value-type="float" office:value="80.46" calcext:value-type="float">
            <text:p>80.46</text:p>
          </table:table-cell>
          <table:table-cell table:style-name="ce2" office:value-type="float" office:value="6.82" calcext:value-type="float">
            <text:p>6.82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91.95" calcext:value-type="float">
            <text:p>91.95</text:p>
          </table:table-cell>
          <table:table-cell table:style-name="ce2" office:value-type="float" office:value="66.18" calcext:value-type="float">
            <text:p>66.18</text:p>
          </table:table-cell>
          <table:table-cell table:style-name="ce2" office:value-type="float" office:value="0.00007983952" calcext:value-type="float">
            <text:p>7.983952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98:.A102])" office:value-type="float" office:value="82.82" calcext:value-type="float">
            <text:p>82.82</text:p>
          </table:table-cell>
          <table:table-cell table:formula="of:=AVERAGEA([Testing.B98:.B102])" office:value-type="float" office:value="6.18" calcext:value-type="float">
            <text:p>6.18</text:p>
          </table:table-cell>
          <table:table-cell table:formula="of:=AVERAGEA([Testing.C98:.C102])" office:value-type="float" office:value="0.595" calcext:value-type="float">
            <text:p>0.595</text:p>
          </table:table-cell>
          <table:table-cell table:formula="of:=AVERAGEA([Testing.D98:.D102])" office:value-type="float" office:value="92.525" calcext:value-type="float">
            <text:p>92.525</text:p>
          </table:table-cell>
          <table:table-cell table:formula="of:=AVERAGEA([Testing.E98:.E102])" office:value-type="float" office:value="68.05" calcext:value-type="float">
            <text:p>68.05</text:p>
          </table:table-cell>
          <table:table-cell table:formula="of:=AVERAGEA([Testing.F98:.F102])" office:value-type="float" office:value="0.000046197445" calcext:value-type="float">
            <text:p>4.6197445E-005</text:p>
          </table:table-cell>
          <table:table-cell table:formula="of:=STDEV([Testing.A98:.A102])" office:value-type="float" office:value="3.33754400720051" calcext:value-type="float">
            <text:p>3.3375440072</text:p>
          </table:table-cell>
          <table:table-cell table:formula="of:=STDEV([Testing.B98:.B102])" office:value-type="float" office:value="0.905096679918781" calcext:value-type="float">
            <text:p>0.9050966799</text:p>
          </table:table-cell>
          <table:table-cell table:formula="of:=STDEV([Testing.C98:.C102])" office:value-type="float" office:value="0.0353553390593273" calcext:value-type="float">
            <text:p>0.0353553391</text:p>
          </table:table-cell>
          <table:table-cell table:formula="of:=STDEV([Testing.D98:.D102])" office:value-type="float" office:value="0.813172798364524" calcext:value-type="float">
            <text:p>0.8131727984</text:p>
          </table:table-cell>
          <table:table-cell table:formula="of:=STDEV([Testing.E98:.E102])" office:value-type="float" office:value="2.64457936163768" calcext:value-type="float">
            <text:p>2.6445793616</text:p>
          </table:table-cell>
          <table:table-cell table:formula="of:=STDEV([Testing.F98:.F102])" office:value-type="float" office:value="0.0000475770787313728" calcext:value-type="float">
            <text:p>4.75770787313728E-005</text:p>
          </table:table-cell>
          <table:table-cell table:style-name="Default"/>
        </table:table-row>
        <table:table-row table:style-name="ro1">
          <table:table-cell office:value-type="float" office:value="85.18" calcext:value-type="float">
            <text:p>85.18</text:p>
          </table:table-cell>
          <table:table-cell office:value-type="float" office:value="5.54" calcext:value-type="float">
            <text:p>5.54</text:p>
          </table:table-cell>
          <table:table-cell office:value-type="float" office:value="0.62" calcext:value-type="float">
            <text:p>0.62</text:p>
          </table:table-cell>
          <table:table-cell office:value-type="float" office:value="93.1" calcext:value-type="float">
            <text:p>93.1</text:p>
          </table:table-cell>
          <table:table-cell office:value-type="float" office:value="69.92" calcext:value-type="float">
            <text:p>69.92</text:p>
          </table:table-cell>
          <table:table-cell office:value-type="float" office:value="0.00001255537" calcext:value-type="float">
            <text:p>1.255537E-005</text:p>
          </table:table-cell>
          <table:table-cell table:number-columns-repeated="19"/>
          <table:table-cell table:style-name="Default"/>
        </table:table-row>
        <table:table-row table:style-name="ro1" table:number-rows-repeated="3">
          <table:table-cell table:number-columns-repeated="25"/>
          <table:table-cell table:style-name="Default"/>
        </table:table-row>
        <table:table-row table:style-name="ro1">
          <table:table-cell table:style-name="ce2" office:value-type="float" office:value="84.66" calcext:value-type="float">
            <text:p>84.66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73.77" calcext:value-type="float">
            <text:p>73.77</text:p>
          </table:table-cell>
          <table:table-cell table:style-name="ce2" office:value-type="float" office:value="1.113509" calcext:value-type="float">
            <text:p>1.11350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03:.A107])" office:value-type="float" office:value="82.2" calcext:value-type="float">
            <text:p>82.2</text:p>
          </table:table-cell>
          <table:table-cell table:formula="of:=AVERAGEA([Testing.B103:.B107])" office:value-type="float" office:value="5.145" calcext:value-type="float">
            <text:p>5.145</text:p>
          </table:table-cell>
          <table:table-cell table:formula="of:=AVERAGEA([Testing.C103:.C107])" office:value-type="float" office:value="0.645" calcext:value-type="float">
            <text:p>0.645</text:p>
          </table:table-cell>
          <table:table-cell table:formula="of:=AVERAGEA([Testing.D103:.D107])" office:value-type="float" office:value="93.625" calcext:value-type="float">
            <text:p>93.625</text:p>
          </table:table-cell>
          <table:table-cell table:formula="of:=AVERAGEA([Testing.E103:.E107])" office:value-type="float" office:value="71.725" calcext:value-type="float">
            <text:p>71.725</text:p>
          </table:table-cell>
          <table:table-cell table:formula="of:=AVERAGEA([Testing.F103:.F107])" office:value-type="float" office:value="1.113509" calcext:value-type="float">
            <text:p>1.113509</text:p>
          </table:table-cell>
          <table:table-cell table:formula="of:=STDEV([Testing.A103:.A107])" office:value-type="float" office:value="3.47896536343781" calcext:value-type="float">
            <text:p>3.4789653634</text:p>
          </table:table-cell>
          <table:table-cell table:formula="of:=STDEV([Testing.B103:.B107])" office:value-type="float" office:value="0.36062445840514" calcext:value-type="float">
            <text:p>0.3606244584</text:p>
          </table:table-cell>
          <table:table-cell table:formula="of:=STDEV([Testing.C103:.C107])" office:value-type="float" office:value="0.0212132034355964" calcext:value-type="float">
            <text:p>0.0212132034</text:p>
          </table:table-cell>
          <table:table-cell table:formula="of:=STDEV([Testing.D103:.D107])" office:value-type="float" office:value="0.671751442127212" calcext:value-type="float">
            <text:p>0.6717514421</text:p>
          </table:table-cell>
          <table:table-cell table:formula="of:=STDEV([Testing.E103:.E107])" office:value-type="float" office:value="2.89206673505297" calcext:value-type="float">
            <text:p>2.8920667351</text:p>
          </table:table-cell>
          <table:table-cell table:formula="of:=STDEV([Testing.F103:.F107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79.74" calcext:value-type="float">
            <text:p>79.74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0.63" calcext:value-type="float">
            <text:p>0.63</text:p>
          </table:table-cell>
          <table:table-cell office:value-type="float" office:value="93.15" calcext:value-type="float">
            <text:p>93.15</text:p>
          </table:table-cell>
          <table:table-cell office:value-type="float" office:value="69.68" calcext:value-type="float">
            <text:p>69.68</text:p>
          </table:table-cell>
          <table:table-cell table:style-name="ce2" office:value-type="float" office:value="1.113509" calcext:value-type="float">
            <text:p>1.113509</text:p>
          </table:table-cell>
          <table:table-cell table:number-columns-repeated="19"/>
          <table:table-cell table:style-name="Default"/>
        </table:table-row>
        <table:table-row table:style-name="ro1" table:number-rows-repeated="3">
          <table:table-cell table:number-columns-repeated="25"/>
          <table:table-cell table:style-name="Default"/>
        </table:table-row>
        <table:table-row table:style-name="ro1"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93.15" calcext:value-type="float">
            <text:p>93.15</text:p>
          </table:table-cell>
          <table:table-cell table:style-name="ce2" office:value-type="float" office:value="70.54" calcext:value-type="float">
            <text:p>70.54</text:p>
          </table:table-cell>
          <table:table-cell office:value-type="float" office:value="0.06216597" calcext:value-type="float">
            <text:p>0.0621659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08:.A112])" office:value-type="float" office:value="83.775" calcext:value-type="float">
            <text:p>83.775</text:p>
          </table:table-cell>
          <table:table-cell table:formula="of:=AVERAGEA([Testing.B108:.B112])" office:value-type="float" office:value="6.085" calcext:value-type="float">
            <text:p>6.085</text:p>
          </table:table-cell>
          <table:table-cell table:formula="of:=AVERAGEA([Testing.C108:.C112])" office:value-type="float" office:value="0.61" calcext:value-type="float">
            <text:p>0.61</text:p>
          </table:table-cell>
          <table:table-cell table:formula="of:=AVERAGEA([Testing.D108:.D112])" office:value-type="float" office:value="92.9" calcext:value-type="float">
            <text:p>92.9</text:p>
          </table:table-cell>
          <table:table-cell table:formula="of:=AVERAGEA([Testing.E108:.E112])" office:value-type="float" office:value="70.35" calcext:value-type="float">
            <text:p>70.35</text:p>
          </table:table-cell>
          <table:table-cell table:formula="of:=AVERAGEA([Testing.F108:.F112])" office:value-type="float" office:value="0.06216597" calcext:value-type="float">
            <text:p>0.06216597</text:p>
          </table:table-cell>
          <table:table-cell table:formula="of:=STDEV([Testing.A108:.A112])" office:value-type="float" office:value="3.23147799002253" calcext:value-type="float">
            <text:p>3.23147799</text:p>
          </table:table-cell>
          <table:table-cell table:formula="of:=STDEV([Testing.B108:.B112])" office:value-type="float" office:value="0.742462120245875" calcext:value-type="float">
            <text:p>0.7424621202</text:p>
          </table:table-cell>
          <table:table-cell table:formula="of:=STDEV([Testing.C108:.C112])" office:value-type="float" office:value="0.0141421356237309" calcext:value-type="float">
            <text:p>0.0141421356</text:p>
          </table:table-cell>
          <table:table-cell table:formula="of:=STDEV([Testing.D108:.D112])" office:value-type="float" office:value="0.353553390593274" calcext:value-type="float">
            <text:p>0.3535533906</text:p>
          </table:table-cell>
          <table:table-cell table:formula="of:=STDEV([Testing.E108:.E112])" office:value-type="float" office:value="0.268700576850895" calcext:value-type="float">
            <text:p>0.2687005769</text:p>
          </table:table-cell>
          <table:table-cell table:formula="of:=STDEV([Testing.F108:.F112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86.06" calcext:value-type="float">
            <text:p>86.06</text:p>
          </table:table-cell>
          <table:table-cell office:value-type="float" office:value="6.61" calcext:value-type="float">
            <text:p>6.61</text:p>
          </table:table-cell>
          <table:table-cell office:value-type="float" office:value="0.6" calcext:value-type="float">
            <text:p>0.6</text:p>
          </table:table-cell>
          <table:table-cell office:value-type="float" office:value="92.65" calcext:value-type="float">
            <text:p>92.65</text:p>
          </table:table-cell>
          <table:table-cell office:value-type="float" office:value="70.16" calcext:value-type="float">
            <text:p>70.16</text:p>
          </table:table-cell>
          <table:table-cell office:value-type="float" office:value="0.06216597" calcext:value-type="float">
            <text:p>0.06216597</text:p>
          </table:table-cell>
          <table:table-cell table:number-columns-repeated="19"/>
          <table:table-cell table:style-name="Default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9.07" calcext:value-type="float">
            <text:p>79.07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92.15" calcext:value-type="float">
            <text:p>92.15</text:p>
          </table:table-cell>
          <table:table-cell table:style-name="ce2" office:value-type="float" office:value="66.77" calcext:value-type="float">
            <text:p>66.77</text:p>
          </table:table-cell>
          <table:table-cell table:style-name="ce2" office:value-type="float" office:value="0.00003955637" calcext:value-type="float">
            <text:p>3.955637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3 <text:s/>0,1(3)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113:.A117])" office:value-type="float" office:value="78.565" calcext:value-type="float">
            <text:p>78.565</text:p>
          </table:table-cell>
          <table:table-cell table:formula="of:=AVERAGEA([Testing.B113:.B117])" office:value-type="float" office:value="6.855" calcext:value-type="float">
            <text:p>6.855</text:p>
          </table:table-cell>
          <table:table-cell table:formula="of:=AVERAGEA([Testing.C113:.C117])" office:value-type="float" office:value="0.565" calcext:value-type="float">
            <text:p>0.565</text:p>
          </table:table-cell>
          <table:table-cell table:formula="of:=AVERAGEA([Testing.D113:.D117])" office:value-type="float" office:value="91.675" calcext:value-type="float">
            <text:p>91.675</text:p>
          </table:table-cell>
          <table:table-cell table:formula="of:=AVERAGEA([Testing.E113:.E117])" office:value-type="float" office:value="65.265" calcext:value-type="float">
            <text:p>65.265</text:p>
          </table:table-cell>
          <table:table-cell table:formula="of:=AVERAGEA([Testing.F113:.F117])" office:value-type="float" office:value="0.00003955637" calcext:value-type="float">
            <text:p>3.955637E-005</text:p>
          </table:table-cell>
          <table:table-cell table:formula="of:=STDEV([Testing.A113:.A117])" office:value-type="float" office:value="0.714177848998407" calcext:value-type="float">
            <text:p>0.714177849</text:p>
          </table:table-cell>
          <table:table-cell table:formula="of:=STDEV([Testing.B113:.B117])" office:value-type="float" office:value="0.67175144212722" calcext:value-type="float">
            <text:p>0.6717514421</text:p>
          </table:table-cell>
          <table:table-cell table:formula="of:=STDEV([Testing.C113:.C117])" office:value-type="float" office:value="0.0212132034355964" calcext:value-type="float">
            <text:p>0.0212132034</text:p>
          </table:table-cell>
          <table:table-cell table:formula="of:=STDEV([Testing.D113:.D117])" office:value-type="float" office:value="0.671751442127222" calcext:value-type="float">
            <text:p>0.6717514421</text:p>
          </table:table-cell>
          <table:table-cell table:formula="of:=STDEV([Testing.E113:.E117])" office:value-type="float" office:value="2.12839141137151" calcext:value-type="float">
            <text:p>2.1283914114</text:p>
          </table:table-cell>
          <table:table-cell table:formula="of:=STDEV([Testing.F113:.F117])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78.06" calcext:value-type="float">
            <text:p>78.06</text:p>
          </table:table-cell>
          <table:table-cell office:value-type="float" office:value="7.33" calcext:value-type="float">
            <text:p>7.33</text:p>
          </table:table-cell>
          <table:table-cell office:value-type="float" office:value="0.55" calcext:value-type="float">
            <text:p>0.55</text:p>
          </table:table-cell>
          <table:table-cell office:value-type="float" office:value="91.2" calcext:value-type="float">
            <text:p>91.2</text:p>
          </table:table-cell>
          <table:table-cell office:value-type="float" office:value="63.76" calcext:value-type="float">
            <text:p>63.76</text:p>
          </table:table-cell>
          <table:table-cell table:style-name="ce2" office:value-type="float" office:value="0.00003955637" calcext:value-type="float">
            <text:p>3.955637E-005</text:p>
          </table:table-cell>
          <table:table-cell table:number-columns-repeated="19"/>
          <table:table-cell table:style-name="Default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6:02:02.838509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7-12T16:04:35.002202184</dc:date>
    <meta:editing-duration>PT15H26M34S</meta:editing-duration>
    <meta:editing-cycles>22</meta:editing-cycles>
    <meta:generator>LibreOffice/4.2.8.2$Linux_X86_64 LibreOffice_project/420m0$Build-2</meta:generator>
    <meta:document-statistic meta:table-count="3" meta:cell-count="29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8.028cm" svg:y="1.371cm" chart:style-name="ch3">
          <text:p>Pick Fast Features</text:p>
        </chart:subtitle>
        <chart:legend chart:legend-position="end" svg:x="17.425cm" svg:y="5.153cm" style:legend-expansion="high" chart:style-name="ch4"/>
        <chart:plot-area chart:style-name="ch5" table:cell-range-address="'2000 cons'.N1:'2000 cons'.O82" chart:data-source-has-labels="row" svg:x="1.4cm" svg:y="2.282cm" svg:width="15.636cm" svg:height="7.912cm">
          <chartooo:coordinate-region svg:x="2.021cm" svg:y="2.481cm" svg:width="14.922cm" svg:height="6.668cm"/>
          <chart:axis chart:dimension="x" chart:name="primary-x" chart:style-name="ch6">
            <chart:title svg:x="8.751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52cm" svg:y="0.369cm" chart:style-name="ch2">
          <text:p>DR &amp; FPR</text:p>
        </chart:title>
        <chart:subtitle svg:x="7.661cm" svg:y="1.407cm" chart:style-name="ch3">
          <text:p>Testing different scenarios</text:p>
        </chart:subtitle>
        <chart:legend chart:legend-position="end" svg:x="17.883cm" svg:y="5.296cm" style:legend-expansion="high" chart:style-name="ch4"/>
        <chart:plot-area chart:style-name="ch5" table:cell-range-address="'1000 cons'.N1:'1000 cons'.O82" chart:data-source-has-labels="row" svg:x="1.409cm" svg:y="2.349cm" svg:width="16.076cm" svg:height="8.126cm">
          <chartooo:coordinate-region svg:x="2.03cm" svg:y="2.548cm" svg:width="15.364cm" svg:height="6.882cm"/>
          <chart:axis chart:dimension="x" chart:name="primary-x" chart:style-name="ch6">
            <chart:title svg:x="8.556cm" svg:y="10.708cm" chart:style-name="ch7">
              <text:p>Percentage</text:p>
            </chart:title>
          </chart:axis>
          <chart:axis chart:dimension="y" chart:name="primary-y" chart:style-name="ch8">
            <chart:title svg:x="0.451cm" svg:y="6.826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7.406cm" svg:y="1.371cm" chart:style-name="ch3">
          <text:p>Fast, Sophisticated, Mixed</text:p>
        </chart:subtitle>
        <chart:legend chart:legend-position="end" svg:x="17.16cm" svg:y="5.153cm" style:legend-expansion="high" chart:style-name="ch4"/>
        <chart:plot-area chart:style-name="ch5" table:cell-range-address="'2000 cons'.N63:'2000 cons'.O119" svg:x="1.4cm" svg:y="2.282cm" svg:width="15.371cm" svg:height="7.912cm">
          <chartooo:coordinate-region svg:x="2.021cm" svg:y="2.481cm" svg:width="14.693cm" svg:height="6.668cm"/>
          <chart:axis chart:dimension="x" chart:name="primary-x" chart:style-name="ch6">
            <chart:title svg:x="8.618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63:'2000 cons'.N119" chart:class="chart:bar">
            <chart:data-point chart:repeated="57"/>
          </chart:series>
          <chart:series chart:style-name="ch12" chart:values-cell-range-address="'2000 cons'.O63:'2000 cons'.O119" chart:class="chart:bar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212">
                <text:p>70.212</text:p>
                <draw:g>
                  <svg:desc>'2000 cons'.N63:'2000 cons'.N119</svg:desc>
                </draw:g>
              </table:table-cell>
              <table:table-cell office:value-type="float" office:value="8.57">
                <text:p>8.57</text:p>
                <draw:g>
                  <svg:desc>'2000 cons'.O63:'2000 cons'.O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395">
                <text:p>76.395</text:p>
              </table:table-cell>
              <table:table-cell office:value-type="float" office:value="10.915">
                <text:p>10.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8">
                <text:p>78.9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25">
                <text:p>84.2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865">
                <text:p>72.86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.85">
                <text:p>65.85</text:p>
              </table:table-cell>
              <table:table-cell office:value-type="float" office:value="9.935">
                <text:p>9.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955">
                <text:p>75.955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98">
                <text:p>70.9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63">
                <text:p>59.63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